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ce style:name="Courier New" svg:font-family="'Courier New'"/>
    <style:font-face style:name="Lohit Hindi1" svg:font-family="'Lohit Hindi'"/>
    <style:font-face style:name="OpenSymbol" svg:font-family="OpenSymbol"/>
    <style:font-face style:name="SFNSText" svg:font-family="SFNSText, 'Helvetica Neue', sans-serif"/>
    <style:font-face style:name="Times New Roman1" svg:font-family="'Times New Roman'"/>
    <style:font-face style:name="Calibri" svg:font-family="Calibri"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Footer">
      <style:paragraph-properties fo:text-align="center" style:justify-single-word="false"/>
      <style:text-properties fo:font-size="12pt" style:font-size-asian="12pt" style:font-size-complex="12pt"/>
    </style:style>
    <style:style style:name="P2" style:family="paragraph" style:parent-style-name="Standard">
      <style:paragraph-properties fo:text-align="center" style:justify-single-word="false"/>
      <style:text-properties style:font-name="Times New Roman" fo:font-size="10.1000003814697pt" fo:font-weight="normal" officeooo:rsid="00072ca6" officeooo:paragraph-rsid="00072ca6" style:font-size-asian="10.1000003814697pt" style:font-weight-asian="normal" style:font-size-complex="10.1000003814697pt" style:font-weight-complex="normal"/>
    </style:style>
    <style:style style:name="P3"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7ca00" officeooo:paragraph-rsid="00072ca6" style:font-size-asian="10.1000003814697pt" style:font-weight-asian="normal" style:font-size-complex="10.1000003814697pt" style:font-weight-complex="normal"/>
    </style:style>
    <style:style style:name="P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5"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6"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7"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8"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9"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10"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1"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paragraph-rsid="0007ca00" style:font-size-asian="10.1000003814697pt" style:font-weight-asian="normal" style:font-size-complex="10.1000003814697pt" style:font-weight-complex="normal"/>
    </style:style>
    <style:style style:name="P12"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3" style:family="paragraph" style:parent-style-name="Standard">
      <style:paragraph-properties fo:margin-left="0in" fo:margin-right="0in" fo:text-align="center"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4"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cd2bd" officeooo:paragraph-rsid="000cd2bd" style:font-size-asian="10.1000003814697pt" style:font-weight-asian="normal" style:font-size-complex="10.1000003814697pt" style:font-weight-complex="normal"/>
    </style:style>
    <style:style style:name="P15" style:family="paragraph" style:parent-style-name="Standard">
      <style:paragraph-properties fo:margin-left="0in" fo:margin-right="0in" fo:text-align="justify" style:justify-single-word="false" fo:text-indent="0.157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16"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officeooo:rsid="000b81c5" officeooo:paragraph-rsid="000bda2f" style:font-size-asian="10.1000003814697pt" style:font-weight-asian="normal" style:font-size-complex="10.1000003814697pt" style:font-weight-complex="normal"/>
    </style:style>
    <style:style style:name="P17"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18"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7ca00" officeooo:paragraph-rsid="0007ca00" style:font-size-asian="10.1000003814697pt" style:font-weight-asian="normal" style:font-size-complex="10.1000003814697pt" style:font-weight-complex="normal"/>
    </style:style>
    <style:style style:name="P19"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20"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9e72d" officeooo:paragraph-rsid="0009e72d" style:font-size-asian="10.1000003814697pt" style:font-weight-asian="normal" style:font-size-complex="10.1000003814697pt" style:font-weight-complex="normal"/>
    </style:style>
    <style:style style:name="P21"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81c5" officeooo:paragraph-rsid="000b81c5" style:font-size-asian="10.1000003814697pt" style:font-weight-asian="normal" style:font-size-complex="10.1000003814697pt" style:font-weight-complex="normal"/>
    </style:style>
    <style:style style:name="P22"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23" style:family="paragraph" style:parent-style-name="Heading_20_1">
      <style:paragraph-properties fo:text-align="center" style:justify-single-word="false"/>
      <style:text-properties style:font-name="Century Schoolbook L" fo:font-size="14pt" officeooo:rsid="00072ca6" style:font-size-asian="14pt" style:font-size-complex="14pt"/>
    </style:style>
    <style:style style:name="P24" style:family="paragraph" style:parent-style-name="Heading_20_2">
      <style:text-properties fo:font-size="12pt" fo:font-style="normal" style:font-size-asian="12pt" style:font-style-asian="normal" style:font-size-complex="12pt" style:font-style-complex="normal"/>
    </style:style>
    <style:style style:name="P25"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officeooo:rsid="0007ca00" officeooo:paragraph-rsid="0007ca00" style:font-size-asian="12pt" style:font-style-asian="normal" style:font-weight-asian="bold" style:font-size-complex="12pt" style:font-style-complex="normal" style:font-weight-complex="bold"/>
    </style:style>
    <style:style style:name="P26" style:family="paragraph" style:parent-style-name="Heading_20_2">
      <style:paragraph-properties fo:margin-left="0in" fo:margin-right="0in" fo:text-align="justify" style:justify-single-word="false" fo:text-indent="0in" style:auto-text-indent="false"/>
      <style:text-properties style:font-name="Century Schoolbook L" fo:font-size="12pt" fo:font-style="normal" fo:font-weight="bold" officeooo:rsid="000cd2bd" officeooo:paragraph-rsid="000cd2bd" style:font-size-asian="12pt" style:font-style-asian="normal" style:font-weight-asian="bold" style:font-size-complex="12pt" style:font-style-complex="normal" style:font-weight-complex="bold"/>
    </style:style>
    <style:style style:name="P27"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8feb4" style:font-size-asian="12pt" style:font-weight-asian="normal" style:font-size-complex="12pt" style:font-weight-complex="normal"/>
    </style:style>
    <style:style style:name="P28"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9e72d" style:font-size-asian="12pt" style:font-weight-asian="normal" style:font-size-complex="12pt" style:font-weight-complex="normal"/>
    </style:style>
    <style:style style:name="P29"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0b81c5" style:font-size-asian="12pt" style:font-weight-asian="normal" style:font-size-complex="12pt" style:font-weight-complex="normal"/>
    </style:style>
    <style:style style:name="P30"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paragraph-rsid="00312458" style:font-size-asian="12pt" style:font-weight-asian="normal" style:font-size-complex="12pt" style:font-weight-complex="normal"/>
    </style:style>
    <style:style style:name="P31"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rsid="000b81c5" officeooo:paragraph-rsid="000bda2f" style:font-size-asian="12pt" style:font-weight-asian="normal" style:font-size-complex="12pt" style:font-weight-complex="normal"/>
    </style:style>
    <style:style style:name="P32" style:family="paragraph" style:parent-style-name="Heading_20_2">
      <style:paragraph-properties fo:margin-left="0in" fo:margin-right="0in" fo:text-align="justify" style:justify-single-word="false" fo:text-indent="0in" style:auto-text-indent="false"/>
      <style:text-properties style:font-name="Times New Roman" fo:font-size="12pt" fo:font-weight="normal" officeooo:rsid="000b81c5" officeooo:paragraph-rsid="000cd2bd" style:font-size-asian="12pt" style:font-weight-asian="normal" style:font-size-complex="12pt" style:font-weight-complex="normal"/>
    </style:style>
    <style:style style:name="P33" style:family="paragraph" style:parent-style-name="Heading_20_2">
      <style:paragraph-properties fo:margin-left="0in" fo:margin-right="0in" fo:text-align="justify" style:justify-single-word="false" fo:text-indent="0in" style:auto-text-indent="false"/>
      <style:text-properties fo:font-size="12pt" officeooo:paragraph-rsid="000bda2f" style:font-size-asian="12pt" style:font-size-complex="12pt"/>
    </style:style>
    <style:style style:name="P34" style:family="paragraph" style:parent-style-name="Standard" style:list-style-name="L1">
      <style:paragraph-properties fo:margin-left="0in" fo:margin-right="0in" fo:text-align="justify" style:justify-single-word="false" fo:text-indent="0.1965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35" style:family="paragraph" style:parent-style-name="Standard">
      <style:paragraph-properties fo:margin-left="0in" fo:margin-right="0in" fo:text-align="justify" style:justify-single-word="false" fo:text-indent="0.1965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36"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style:font-name="Times New Roman" fo:font-size="10.1000003814697pt" fo:font-weight="normal" officeooo:rsid="0008feb4" officeooo:paragraph-rsid="0009e72d" style:font-size-asian="10.1000003814697pt" style:font-weight-asian="normal" style:font-size-complex="10.1000003814697pt" style:font-weight-complex="normal"/>
    </style:style>
    <style:style style:name="P37" style:family="paragraph" style:parent-style-name="Standard" style:list-style-name="Numbering_20_1">
      <style:paragraph-properties fo:margin-left="0.3937in" fo:margin-right="0in" fo:text-align="justify" style:justify-single-word="false" fo:text-indent="-0.1965in" style:auto-text-indent="false">
        <style:tab-stops/>
      </style:paragraph-properties>
      <style:text-properties officeooo:rsid="0010ffc7" officeooo:paragraph-rsid="0010ffc7"/>
    </style:style>
    <style:style style:name="P38"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officeooo:rsid="000cd2bd" officeooo:paragraph-rsid="000cd2bd" style:font-size-asian="9pt" style:font-weight-asian="normal" style:font-size-complex="9pt" style:font-weight-complex="normal"/>
    </style:style>
    <style:style style:name="P39"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style:font-name="Times New Roman" fo:font-size="9pt" fo:font-weight="normal" officeooo:rsid="00137820" officeooo:paragraph-rsid="00137820" style:font-size-asian="9pt" style:font-weight-asian="normal" style:font-size-complex="9pt" style:font-weight-complex="normal"/>
    </style:style>
    <style:style style:name="P40" style:family="paragraph" style:parent-style-name="Standard" style:list-style-name="Numbering_20_2">
      <style:paragraph-properties fo:margin-left="0.3543in" fo:margin-right="0in" fo:margin-top="0.0398in" fo:margin-bottom="0.0398in" loext:contextual-spacing="false" fo:text-align="start" style:justify-single-word="false" fo:text-indent="-0.1965in" style:auto-text-indent="false">
        <style:tab-stops/>
      </style:paragraph-properties>
      <style:text-properties fo:font-size="9pt" officeooo:paragraph-rsid="00137820" style:font-size-asian="9pt" style:font-size-complex="9pt"/>
    </style:style>
    <style:style style:name="P41" style:family="paragraph" style:parent-style-name="Standard" style:master-page-name="">
      <style:paragraph-properties fo:margin-left="0.3626in" fo:margin-right="0.3626in" fo:text-align="justify" style:justify-single-word="false" fo:text-indent="0in" style:auto-text-indent="false" style:page-number="auto"/>
      <style:text-properties style:font-name="Times New Roman" fo:font-size="10.1000003814697pt" fo:font-weight="normal" officeooo:paragraph-rsid="00072ca6" style:font-size-asian="10.1000003814697pt" style:font-weight-asian="normal" style:font-size-complex="10.1000003814697pt" style:font-weight-complex="normal"/>
    </style:style>
    <style:style style:name="P42"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8feb4" officeooo:paragraph-rsid="0008feb4" style:font-size-asian="10.1000003814697pt" style:font-weight-asian="normal" style:font-size-complex="10.1000003814697pt" style:font-weight-complex="normal"/>
    </style:style>
    <style:style style:name="P43" style:family="paragraph" style:parent-style-name="Standard">
      <style:paragraph-properties fo:margin-left="0in" fo:margin-right="0in"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44" style:family="paragraph" style:parent-style-name="Standard">
      <style:paragraph-properties fo:margin-left="0.2362in" fo:margin-right="0in" fo:text-align="justify" style:justify-single-word="false" fo:text-indent="0in" style:auto-text-indent="false"/>
      <style:text-properties style:font-name="Times New Roman" fo:font-size="10.1000003814697pt" fo:font-weight="normal" officeooo:rsid="000bda2f" officeooo:paragraph-rsid="000bda2f" style:font-size-asian="10.1000003814697pt" style:font-weight-asian="normal" style:font-size-complex="10.1000003814697pt" style:font-weight-complex="normal"/>
    </style:style>
    <style:style style:name="P45" style:family="paragraph">
      <loext:graphic-properties draw:fill="solid" draw:fill-color="#000000"/>
    </style:style>
    <style:style style:name="P46" style:family="paragraph">
      <loext:graphic-properties draw:fill="none"/>
    </style:style>
    <style:style style:name="P47" style:family="paragraph">
      <loext:graphic-properties draw:fill="solid" draw:fill-color="#ffffff"/>
    </style:style>
    <style:style style:name="P48" style:family="paragraph">
      <style:paragraph-properties fo:text-align="start" style:writing-mode="lr-tb"/>
    </style:style>
    <style:style style:name="P49" style:family="paragraph">
      <loext:graphic-properties draw:fill="none"/>
      <style:paragraph-properties fo:text-align="start" style:writing-mode="lr-tb"/>
      <style:text-properties fo:font-size="24pt"/>
    </style:style>
    <style:style style:name="T1" style:family="text">
      <style:text-properties style:font-name="Times New Roman" fo:font-weight="normal" officeooo:rsid="00137820" style:font-weight-asian="normal" style:font-weight-complex="normal"/>
    </style:style>
    <style:style style:name="T2" style:family="text">
      <style:text-properties style:font-name="Times New Roman" fo:font-style="italic" fo:font-weight="normal" officeooo:rsid="00137820" style:font-style-asian="italic" style:font-weight-asian="normal" style:font-style-complex="italic" style:font-weight-complex="normal"/>
    </style:style>
    <style:style style:name="T3" style:family="text">
      <style:text-properties style:font-name="Century Schoolbook L" fo:font-weight="bold" officeooo:rsid="0007ca00" style:font-weight-asian="bold" style:font-weight-complex="bold"/>
    </style:style>
    <style:style style:name="T4" style:family="text">
      <style:text-properties style:font-name="Century Schoolbook L" fo:font-weight="bold" officeooo:rsid="002f1751" style:font-weight-asian="bold" style:font-weight-complex="bold"/>
    </style:style>
    <style:style style:name="T5" style:family="text">
      <style:text-properties style:font-name="Century Schoolbook L" fo:font-style="normal" fo:font-weight="bold" officeooo:rsid="0008feb4" style:font-style-asian="normal" style:font-weight-asian="bold" style:font-style-complex="normal" style:font-weight-complex="bold"/>
    </style:style>
    <style:style style:name="T6" style:family="text">
      <style:text-properties style:font-name="Century Schoolbook L" fo:font-style="normal" fo:font-weight="bold" officeooo:rsid="0007ca00" style:font-style-asian="normal" style:font-weight-asian="bold" style:font-style-complex="normal" style:font-weight-complex="bold"/>
    </style:style>
    <style:style style:name="T7" style:family="text">
      <style:text-properties style:font-name="Century Schoolbook L" fo:font-style="normal" fo:font-weight="bold" officeooo:rsid="0009e72d" style:font-style-asian="normal" style:font-weight-asian="bold" style:font-style-complex="normal" style:font-weight-complex="bold"/>
    </style:style>
    <style:style style:name="T8" style:family="text">
      <style:text-properties style:font-name="Century Schoolbook L" fo:font-style="normal" fo:font-weight="bold" officeooo:rsid="000b81c5" style:font-style-asian="normal" style:font-weight-asian="bold" style:font-style-complex="normal" style:font-weight-complex="bold"/>
    </style:style>
    <style:style style:name="T9" style:family="text">
      <style:text-properties style:font-name="Century Schoolbook L" fo:font-style="normal" fo:font-weight="bold" officeooo:rsid="000bda2f" style:font-style-asian="normal" style:font-weight-asian="bold" style:font-style-complex="normal" style:font-weight-complex="bold"/>
    </style:style>
    <style:style style:name="T10" style:family="text">
      <style:text-properties style:font-name="Century Schoolbook L" fo:font-style="normal" fo:font-weight="bold" officeooo:rsid="000cd2bd" style:font-style-asian="normal" style:font-weight-asian="bold" style:font-style-complex="normal" style:font-weight-complex="bold"/>
    </style:style>
    <style:style style:name="T11" style:family="text">
      <style:text-properties style:font-name="Century Schoolbook L" fo:font-style="normal" fo:font-weight="bold" officeooo:rsid="00312458" style:font-style-asian="normal" style:font-weight-asian="bold" style:font-style-complex="normal" style:font-weight-complex="bold"/>
    </style:style>
    <style:style style:name="T12" style:family="text">
      <style:text-properties style:font-name="Century Schoolbook L" fo:font-style="normal" fo:font-weight="bold" officeooo:rsid="0032361d" style:font-style-asian="normal" style:font-weight-asian="bold" style:font-style-complex="normal" style:font-weight-complex="bold"/>
    </style:style>
    <style:style style:name="T13" style:family="text">
      <style:text-properties style:font-name="Century Schoolbook L" fo:font-style="normal" fo:font-weight="bold" officeooo:rsid="0033495e" style:font-style-asian="normal" style:font-weight-asian="bold" style:font-style-complex="normal" style:font-weight-complex="bold"/>
    </style:style>
    <style:style style:name="T14" style:family="text">
      <style:text-properties style:font-name="Century Schoolbook L" fo:font-style="normal" fo:font-weight="bold" officeooo:rsid="00351f51" style:font-style-asian="normal" style:font-weight-asian="bold" style:font-style-complex="normal" style:font-weight-complex="bold"/>
    </style:style>
    <style:style style:name="T15" style:family="text">
      <style:text-properties fo:font-weight="bold" officeooo:rsid="00072ca6" style:font-weight-asian="bold" style:font-weight-complex="bold"/>
    </style:style>
    <style:style style:name="T16" style:family="text">
      <style:text-properties fo:font-size="6pt" fo:font-style="italic" officeooo:rsid="002916a5" style:font-size-asian="6pt" style:font-style-asian="italic" style:font-size-complex="6pt" style:font-style-complex="italic"/>
    </style:style>
    <style:style style:name="T17" style:family="text">
      <style:text-properties fo:font-style="italic" style:font-style-asian="italic" style:font-style-complex="italic"/>
    </style:style>
    <style:style style:name="T18" style:family="text">
      <style:text-properties fo:font-style="italic" style:text-underline-style="none" style:font-style-asian="italic" style:font-style-complex="italic"/>
    </style:style>
    <style:style style:name="T19" style:family="text">
      <style:text-properties officeooo:rsid="002f1751"/>
    </style:style>
    <style:style style:name="T20" style:family="text">
      <style:text-properties officeooo:rsid="00312458"/>
    </style:style>
    <style:style style:name="T21" style:family="text">
      <style:text-properties officeooo:rsid="0032361d"/>
    </style:style>
    <style:style style:name="T22" style:family="text">
      <style:text-properties officeooo:rsid="0033495e"/>
    </style:style>
    <style:style style:name="T23" style:family="text">
      <style:text-properties officeooo:rsid="00351f51"/>
    </style:style>
    <style:style style:name="T24" style:family="text">
      <style:text-properties officeooo:rsid="0036c81d"/>
    </style:style>
    <style:style style:name="T25" style:family="text">
      <style:text-properties fo:color="#000000" style:font-name="Arial1" fo:font-size="7.19999980926514pt" style:font-size-asian="7.19999980926514pt" style:font-name-complex="Arial1" style:font-size-complex="7.19999980926514pt"/>
    </style:style>
    <style:style style:name="T26" style:family="text">
      <style:text-properties fo:color="#000000" style:font-name="Arial1" fo:font-size="6.90000009536743pt" style:font-size-asian="6.90000009536743pt" style:font-name-complex="Arial1" style:font-size-complex="6.90000009536743pt"/>
    </style:style>
    <style:style style:name="T27" style:family="text">
      <style:text-properties fo:color="#000000" style:font-name="Arial1" fo:font-size="7.09999990463257pt" style:font-size-asian="7.09999990463257pt" style:font-name-complex="Arial1" style:font-size-complex="7.09999990463257pt"/>
    </style:style>
    <style:style style:name="T28" style:family="text">
      <style:text-properties fo:color="#000000" style:font-name="Arial1" fo:font-size="6.09999990463257pt" style:font-size-asian="6.09999990463257pt" style:font-name-complex="Arial1" style:font-size-complex="6.09999990463257pt"/>
    </style:style>
    <style:style style:name="T29" style:family="text">
      <style:text-properties fo:color="#000000" style:font-name="Times New Roman1" fo:font-size="11pt" fo:font-style="italic" style:font-size-asian="11pt" style:font-name-complex="Times New Roman1" style:font-size-complex="11pt" style:font-style-complex="italic"/>
    </style:style>
    <style:style style:name="T30" style:family="text">
      <style:text-properties fo:color="#000000" style:font-name="Times New Roman1" fo:font-size="6.59999990463257pt" fo:font-style="italic" style:font-size-asian="6.59999990463257pt" style:font-name-complex="Times New Roman1" style:font-size-complex="6.59999990463257pt" style:font-style-complex="italic"/>
    </style:style>
    <style:style style:name="T31" style:family="text">
      <style:text-properties fo:color="#000000" style:font-name="OpenSymbol" fo:font-size="11pt" style:font-size-asian="11pt" style:font-name-complex="OpenSymbol" style:font-size-complex="11pt"/>
    </style:style>
    <style:style style:name="T32" style:family="text">
      <style:text-properties fo:color="#000000" style:font-name="OpenSymbol" fo:font-size="29.8999996185303pt" style:font-size-asian="29.8999996185303pt" style:font-name-complex="OpenSymbol" style:font-size-complex="29.8999996185303pt"/>
    </style:style>
    <style:style style:name="T33" style:family="text">
      <style:text-properties fo:color="#000000" style:font-name="Times New Roman1" fo:font-size="11pt" style:font-size-asian="11pt" style:font-name-complex="Times New Roman1" style:font-size-complex="11pt"/>
    </style:style>
    <style:style style:name="T34" style:family="text">
      <style:text-properties fo:color="#000000" style:font-name="OpenSymbol" fo:font-size="16pt" style:font-size-asian="16pt" style:font-name-complex="OpenSymbol" style:font-size-complex="16pt"/>
    </style:style>
    <style:style style:name="T35" style:family="text">
      <style:text-properties fo:color="#000000" style:font-name="OpenSymbol" fo:font-size="6.59999990463257pt" style:font-size-asian="6.59999990463257pt" style:font-name-complex="OpenSymbol" style:font-size-complex="6.59999990463257pt"/>
    </style:style>
    <style:style style:name="T36" style:family="text">
      <style:text-properties fo:color="#000000" style:font-name="Times New Roman1" fo:font-size="6.59999990463257pt" style:font-size-asian="6.59999990463257pt" style:font-name-complex="Times New Roman1" style:font-size-complex="6.59999990463257pt"/>
    </style:style>
    <style:style style:name="T37" style:family="text">
      <style:text-properties fo:color="#000000" style:font-name="OpenSymbol" fo:font-size="14.6000003814697pt" style:font-size-asian="14.6000003814697pt" style:font-name-complex="OpenSymbol" style:font-size-complex="14.6000003814697pt"/>
    </style:style>
    <style:style style:name="T38" style:family="text">
      <style:text-properties fo:color="#000000" style:font-name="Courier New" fo:font-size="8pt" style:font-size-asian="8pt" style:font-name-complex="Courier New" style:font-size-complex="8pt"/>
    </style:style>
    <style:style style:name="T39" style:family="text">
      <style:text-properties fo:color="#000000" style:font-name="Arial1" fo:font-size="7pt" style:font-size-asian="7pt" style:font-name-complex="Arial1" style:font-size-complex="7pt"/>
    </style:style>
    <text:list-style style:name="L1">
      <text:list-level-style-number text:level="1" text:style-name="Numbering_20_Symbols"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6"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7"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8"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level-style-number text:level="9"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10" style:num-suffix=")" style:num-format="1">
        <style:list-level-properties text:list-level-position-and-space-mode="label-alignment">
          <style:list-level-label-alignment text:label-followed-by="listtab" text:list-tab-stop-position="3.25in" fo:text-indent="-0.25in" fo:margin-left="3.25in"/>
        </style:list-level-properties>
      </text:list-level-style-number>
    </text:list-style>
    <style:style style:name="gr1" style:family="graphic">
      <style:graphic-properties style:run-through="foreground" style:wrap="run-through" style:number-wrapped-paragraphs="no-limit" style:vertical-pos="middle" style:vertical-rel="baseline" style:horizontal-pos="from-left" style:horizontal-rel="paragraph" draw:wrap-influence-on-position="once-concurrent" style:flow-with-text="false"/>
    </style:style>
    <style:style style:name="gr2" style:family="graphic">
      <style:graphic-properties draw:stroke="solid" svg:stroke-width="0.0016in" svg:stroke-color="#000000" draw:marker-start="" draw:marker-end="" draw:fill="solid" draw:fill-color="#000000" fo:padding-top="0.0008in" fo:padding-bottom="0.0008in" fo:padding-left="0.0008in" fo:padding-right="0.0008in" style:run-through="foreground"/>
    </style:style>
    <style:style style:name="gr3" style:family="graphic">
      <style:graphic-properties draw:stroke="solid" svg:stroke-width="0.0016in" svg:stroke-color="#000000" draw:marker-start="" draw:marker-end="" draw:fill="none" fo:padding-top="0.0008in" fo:padding-bottom="0.0008in" fo:padding-left="0.0008in" fo:padding-right="0.0008in" style:run-through="foreground"/>
    </style:style>
    <style:style style:name="gr4" style:family="graphic">
      <style:graphic-properties draw:stroke="solid" svg:stroke-color="#000000" draw:marker-start="" draw:marker-end="" draw:fill="solid" draw:fill-color="#ffffff" style:run-through="foreground"/>
    </style:style>
    <style:style style:name="gr5" style:family="graphic">
      <style:graphic-properties draw:stroke="solid" svg:stroke-width="0.0016in" svg:stroke-color="#000000" draw:marker-start="" draw:marker-end="" draw:fill="solid" draw:fill-color="#ffffff" fo:padding-top="0.0008in" fo:padding-bottom="0.0008in" fo:padding-left="0.0008in" fo:padding-right="0.0008in" style:run-through="foreground"/>
    </style:style>
    <style:style style:name="gr6" style:family="graphic">
      <style:graphic-properties draw:stroke="solid" svg:stroke-color="#000000" draw:marker-start="" draw:marker-end="" draw:fill="none"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1161in" fo:min-width="0.2457in" fo:padding-top="0in" fo:padding-bottom="0in" fo:padding-left="0in" fo:padding-right="0in"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1161in" fo:min-width="0.1957in" fo:padding-top="0in" fo:padding-bottom="0in" fo:padding-left="0in" fo:padding-right="0in"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1161in" fo:min-width="0.0846in" fo:padding-top="0in" fo:padding-bottom="0in" fo:padding-left="0in" fo:padding-right="0in"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1161in" fo:min-width="0.2346in" fo:padding-top="0in" fo:padding-bottom="0in" fo:padding-left="0in" fo:padding-right="0in"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1161in" fo:min-width="0.4689in" fo:padding-top="0in" fo:padding-bottom="0in" fo:padding-left="0in" fo:padding-right="0in"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1161in" fo:min-width="0.2909in" fo:padding-top="0in" fo:padding-bottom="0in" fo:padding-left="0in" fo:padding-right="0in"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1161in" fo:min-width="0.1126in" fo:padding-top="0in" fo:padding-bottom="0in" fo:padding-left="0in" fo:padding-right="0in" style:run-through="foreground"/>
    </style:style>
    <style:style style:name="gr14" style:family="graphic">
      <style:graphic-properties style:run-through="foreground" style:wrap="run-through" style:number-wrapped-paragraphs="no-limit" style:vertical-pos="from-top" style:horizontal-pos="from-left" style:horizontal-rel="paragraph" draw:wrap-influence-on-position="once-concurrent" style:flow-with-text="false"/>
    </style:style>
    <style:style style:name="gr15" style:family="graphic">
      <style:graphic-properties draw:stroke="none" draw:marker-start="" draw:marker-end="" draw:fill="none" draw:textarea-horizontal-align="left" draw:textarea-vertical-align="top" draw:auto-grow-height="true" draw:auto-grow-width="true" fo:min-height="0.139in" fo:min-width="0.2953in" fo:padding-top="0in" fo:padding-bottom="0in" fo:padding-left="0in" fo:padding-right="0in"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139in" fo:min-width="0.3016in" fo:padding-top="0in" fo:padding-bottom="0in" fo:padding-left="0in" fo:padding-right="0in"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1398in" fo:min-width="1.952in" fo:padding-top="0in" fo:padding-bottom="0in" fo:padding-left="0in" fo:padding-right="0in"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139in" fo:min-width="0.5618in" fo:padding-top="0in" fo:padding-bottom="0in" fo:padding-left="0in" fo:padding-right="0in" style:run-through="foreground"/>
    </style:style>
    <style:style style:name="gr19" style:family="graphic">
      <style:graphic-properties draw:stroke="dash" svg:stroke-color="#4c4c4c" draw:marker-start="" draw:marker-end="" draw:fill="none"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139in" fo:min-width="0.3484in" fo:padding-top="0in" fo:padding-bottom="0in" fo:padding-left="0in" fo:padding-right="0in" style:run-through="foreground"/>
    </style:style>
    <style:style style:name="gr21" style:family="graphic">
      <style:graphic-properties draw:stroke="solid" svg:stroke-width="0.0016in" svg:stroke-color="#4c4c4c" draw:marker-start="" draw:marker-end="" draw:fill="solid" draw:fill-color="#ffffff" fo:padding-top="0.0008in" fo:padding-bottom="0.0008in" fo:padding-left="0.0008in" fo:padding-right="0.0008in"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139in" fo:min-width="0.4154in" fo:padding-top="0in" fo:padding-bottom="0in" fo:padding-left="0in" fo:padding-right="0in"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1382in" fo:min-width="0.3484in" fo:padding-top="0in" fo:padding-bottom="0in" fo:padding-left="0in" fo:padding-right="0in"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1382in" fo:min-width="0.348in" fo:padding-top="0in" fo:padding-bottom="0in" fo:padding-left="0in" fo:padding-right="0in" style:run-through="foreground"/>
    </style:style>
    <style:style style:name="gr25" style:family="graphic">
      <style:graphic-properties draw:stroke="solid" svg:stroke-width="0.0016in" svg:stroke-color="#4c4c4c" draw:marker-start="" draw:marker-end="" draw:fill="solid" draw:fill-color="#000000" fo:padding-top="0.0008in" fo:padding-bottom="0.0008in" fo:padding-left="0.0008in" fo:padding-right="0.0008in" style:run-through="foreground"/>
    </style:style>
    <style:style style:name="gr26" style:family="graphic">
      <style:graphic-properties draw:stroke="none" draw:marker-start="" draw:marker-end="" draw:fill="solid" draw:fill-color="#000000"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1382in" fo:min-width="0.5689in" fo:padding-top="0in" fo:padding-bottom="0in" fo:padding-left="0in" fo:padding-right="0in"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1382in" fo:min-width="0.2016in" fo:padding-top="0in" fo:padding-bottom="0in" fo:padding-left="0in" fo:padding-right="0in"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1398in" fo:min-width="1.4402in" fo:padding-top="0in" fo:padding-bottom="0in" fo:padding-left="0in" fo:padding-right="0in"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139in" fo:min-width="2.0244in" fo:padding-top="0in" fo:padding-bottom="0in" fo:padding-left="0in" fo:padding-right="0in"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139in" fo:min-width="1.839in" fo:padding-top="0in" fo:padding-bottom="0in" fo:padding-left="0in" fo:padding-right="0in"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139in" fo:min-width="0.5626in" fo:padding-top="0in" fo:padding-bottom="0in" fo:padding-left="0in" fo:padding-right="0in"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1382in" fo:min-width="0.2008in" fo:padding-top="0in" fo:padding-bottom="0in" fo:padding-left="0in" fo:padding-right="0in"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1382in" fo:min-width="0.202in" fo:padding-top="0in" fo:padding-bottom="0in" fo:padding-left="0in" fo:padding-right="0in"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1146in" fo:min-width="0.3417in" fo:padding-top="0in" fo:padding-bottom="0in" fo:padding-left="0in" fo:padding-right="0in"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1146in" fo:min-width="0.2866in" fo:padding-top="0in" fo:padding-bottom="0in" fo:padding-left="0in" fo:padding-right="0in"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1146in" fo:min-width="0.8839in" fo:padding-top="0in" fo:padding-bottom="0in" fo:padding-left="0in" fo:padding-right="0in"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1146in" fo:min-width="0.6646in" fo:padding-top="0in" fo:padding-bottom="0in" fo:padding-left="0in" fo:padding-right="0in"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1146in" fo:min-width="0.4618in" fo:padding-top="0in" fo:padding-bottom="0in" fo:padding-left="0in" fo:padding-right="0in"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1146in" fo:min-width="0.9772in" fo:padding-top="0in" fo:padding-bottom="0in" fo:padding-left="0in" fo:padding-right="0in"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1146in" fo:min-width="1.8602in" fo:padding-top="0in" fo:padding-bottom="0in" fo:padding-left="0in" fo:padding-right="0in"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1146in" fo:min-width="0.1661in" fo:padding-top="0in" fo:padding-bottom="0in" fo:padding-left="0in" fo:padding-right="0in"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111in" fo:min-width="1.1382in" fo:padding-top="0in" fo:padding-bottom="0in" fo:padding-left="0in" fo:padding-right="0in"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111in" fo:min-width="0.1854in" fo:padding-top="0in" fo:padding-bottom="0in" fo:padding-left="0in" fo:padding-right="0in"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111in" fo:min-width="0.3571in" fo:padding-top="0in" fo:padding-bottom="0in" fo:padding-left="0in" fo:padding-right="0in"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122in" fo:min-width="0.5445in" fo:padding-top="0in" fo:padding-bottom="0in" fo:padding-left="0in" fo:padding-right="0in"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122in" fo:min-width="0.598in" fo:padding-top="0in" fo:padding-bottom="0in" fo:padding-left="0in" fo:padding-right="0in"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122in" fo:min-width="0.6547in" fo:padding-top="0in" fo:padding-bottom="0in" fo:padding-left="0in" fo:padding-right="0in"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122in" fo:min-width="0.5146in" fo:padding-top="0in" fo:padding-bottom="0in" fo:padding-left="0in" fo:padding-right="0in"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122in" fo:min-width="0.6075in" fo:padding-top="0in" fo:padding-bottom="0in" fo:padding-left="0in" fo:padding-right="0in"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122in" fo:min-width="0.3453in" fo:padding-top="0in" fo:padding-bottom="0in" fo:padding-left="0in" fo:padding-right="0in"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1217in" fo:min-width="0.5445in" fo:padding-top="0in" fo:padding-bottom="0in" fo:padding-left="0in" fo:padding-right="0in"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1217in" fo:min-width="0.5984in" fo:padding-top="0in" fo:padding-bottom="0in" fo:padding-left="0in" fo:padding-right="0in"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1217in" fo:min-width="0.3457in" fo:padding-top="0in" fo:padding-bottom="0in" fo:padding-left="0in" fo:padding-right="0in"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122in" fo:min-width="1.3425in" fo:padding-top="0in" fo:padding-bottom="0in" fo:padding-left="0in" fo:padding-right="0in" style:run-through="foreground"/>
    </style:style>
    <style:style style:name="gr56" style:family="graphic">
      <style:graphic-properties draw:stroke="none" draw:marker-start="" draw:marker-end="" draw:fill="none" draw:textarea-horizontal-align="left" draw:textarea-vertical-align="top" draw:auto-grow-height="true" draw:auto-grow-width="true" fo:min-height="0.1217in" fo:min-width="1.6043in" fo:padding-top="0in" fo:padding-bottom="0in" fo:padding-left="0in" fo:padding-right="0in" style:run-through="foreground"/>
    </style:style>
    <style:style style:name="gr57" style:family="graphic">
      <style:graphic-properties style:run-through="foreground" style:vertical-pos="middle" style:vertical-rel="baseline" style:horizontal-pos="from-left" style:horizontal-rel="paragraph" draw:wrap-influence-on-position="once-concurrent" style:flow-with-text="false"/>
    </style:style>
    <style:style style:name="gr58" style:family="graphic">
      <style:graphic-properties draw:stroke="none" draw:marker-start="" draw:marker-end="" draw:fill="none" draw:textarea-horizontal-align="left" draw:textarea-vertical-align="top" draw:auto-grow-height="true" draw:auto-grow-width="true" fo:min-height="0.1764in" fo:min-width="0.078in" fo:padding-top="0in" fo:padding-bottom="0in" fo:padding-left="0in" fo:padding-right="0in" style:run-through="foreground"/>
    </style:style>
    <style:style style:name="gr59" style:family="graphic">
      <style:graphic-properties draw:stroke="none" draw:marker-start="" draw:marker-end="" draw:fill="none" draw:textarea-horizontal-align="left" draw:textarea-vertical-align="top" draw:auto-grow-height="true" draw:auto-grow-width="true" fo:min-height="0.1071in" fo:min-width="0.0366in" fo:padding-top="0in" fo:padding-bottom="0in" fo:padding-left="0in" fo:padding-right="0in" style:run-through="foreground"/>
    </style:style>
    <style:style style:name="gr60" style:family="graphic">
      <style:graphic-properties draw:stroke="none" draw:marker-start="" draw:marker-end="" draw:fill="none" draw:textarea-horizontal-align="left" draw:textarea-vertical-align="top" draw:auto-grow-height="true" draw:auto-grow-width="true" fo:min-height="0.189in" fo:min-width="0.1228in" fo:padding-top="0in" fo:padding-bottom="0in" fo:padding-left="0in" fo:padding-right="0in" style:run-through="foreground"/>
    </style:style>
    <style:style style:name="gr61" style:family="graphic">
      <style:graphic-properties draw:stroke="none" draw:marker-start="" draw:marker-end="" draw:fill="none" draw:textarea-horizontal-align="left" draw:textarea-vertical-align="top" draw:auto-grow-height="true" draw:auto-grow-width="true" fo:min-height="0.5118in" fo:min-width="0.1598in" fo:padding-top="0in" fo:padding-bottom="0in" fo:padding-left="0in" fo:padding-right="0in" style:run-through="foreground"/>
    </style:style>
    <style:style style:name="gr62" style:family="graphic">
      <style:graphic-properties draw:stroke="none" draw:marker-start="" draw:marker-end="" draw:fill="none" draw:textarea-horizontal-align="left" draw:textarea-vertical-align="top" draw:auto-grow-height="true" draw:auto-grow-width="true" fo:min-height="0.1764in" fo:min-width="0.0862in" fo:padding-top="0in" fo:padding-bottom="0in" fo:padding-left="0in" fo:padding-right="0in" style:run-through="foreground"/>
    </style:style>
    <style:style style:name="gr63" style:family="graphic">
      <style:graphic-properties draw:stroke="none" draw:marker-start="" draw:marker-end="" draw:fill="none" draw:textarea-horizontal-align="left" draw:textarea-vertical-align="top" draw:auto-grow-height="true" draw:auto-grow-width="true" fo:min-height="0.189in" fo:min-width="0.0492in" fo:padding-top="0in" fo:padding-bottom="0in" fo:padding-left="0in" fo:padding-right="0in" style:run-through="foreground"/>
    </style:style>
    <style:style style:name="gr64" style:family="graphic">
      <style:graphic-properties draw:stroke="none" draw:marker-start="" draw:marker-end="" draw:fill="none" draw:textarea-horizontal-align="left" draw:textarea-vertical-align="top" draw:auto-grow-height="true" draw:auto-grow-width="true" fo:min-height="0.189in" fo:min-width="0.0437in" fo:padding-top="0in" fo:padding-bottom="0in" fo:padding-left="0in" fo:padding-right="0in" style:run-through="foreground"/>
    </style:style>
    <style:style style:name="gr65" style:family="graphic">
      <style:graphic-properties draw:stroke="none" draw:marker-start="" draw:marker-end="" draw:fill="none" draw:textarea-horizontal-align="left" draw:textarea-vertical-align="top" draw:auto-grow-height="true" draw:auto-grow-width="true" fo:min-height="0.189in" fo:min-width="0.2047in" fo:padding-top="0in" fo:padding-bottom="0in" fo:padding-left="0in" fo:padding-right="0in" style:run-through="foreground"/>
    </style:style>
    <style:style style:name="gr66" style:family="graphic">
      <style:graphic-properties draw:stroke="none" draw:marker-start="" draw:marker-end="" draw:fill="none" draw:textarea-horizontal-align="left" draw:textarea-vertical-align="top" draw:auto-grow-height="true" draw:auto-grow-width="true" fo:min-height="0.1764in" fo:min-width="0.061in" fo:padding-top="0in" fo:padding-bottom="0in" fo:padding-left="0in" fo:padding-right="0in" style:run-through="foreground"/>
    </style:style>
    <style:style style:name="gr67" style:family="graphic">
      <style:graphic-properties draw:stroke="none" draw:marker-start="" draw:marker-end="" draw:fill="none" draw:textarea-horizontal-align="left" draw:textarea-vertical-align="top" draw:auto-grow-height="true" draw:auto-grow-width="true" fo:min-height="0.2744in" fo:min-width="0.178in" fo:padding-top="0in" fo:padding-bottom="0in" fo:padding-left="0in" fo:padding-right="0in" style:run-through="foreground"/>
    </style:style>
    <style:style style:name="gr68" style:family="graphic">
      <style:graphic-properties draw:stroke="none" draw:marker-start="" draw:marker-end="" draw:fill="none" draw:textarea-horizontal-align="left" draw:textarea-vertical-align="top" draw:auto-grow-height="true" draw:auto-grow-width="true" fo:min-height="0.1071in" fo:min-width="0.0425in" fo:padding-top="0in" fo:padding-bottom="0in" fo:padding-left="0in" fo:padding-right="0in" style:run-through="foreground"/>
    </style:style>
    <style:style style:name="gr69" style:family="graphic">
      <style:graphic-properties draw:stroke="none" draw:marker-start="" draw:marker-end="" draw:fill="none" draw:textarea-horizontal-align="left" draw:textarea-vertical-align="top" draw:auto-grow-height="true" draw:auto-grow-width="true" fo:min-height="0.1138in" fo:min-width="0.0744in" fo:padding-top="0in" fo:padding-bottom="0in" fo:padding-left="0in" fo:padding-right="0in" style:run-through="foreground"/>
    </style:style>
    <style:style style:name="gr70" style:family="graphic">
      <style:graphic-properties draw:stroke="none" draw:marker-start="" draw:marker-end="" draw:fill="none" draw:textarea-horizontal-align="left" draw:textarea-vertical-align="top" draw:auto-grow-height="true" draw:auto-grow-width="true" fo:min-height="0.1071in" fo:min-width="0.0472in" fo:padding-top="0in" fo:padding-bottom="0in" fo:padding-left="0in" fo:padding-right="0in" style:run-through="foreground"/>
    </style:style>
    <style:style style:name="gr71" style:family="graphic">
      <style:graphic-properties draw:stroke="none" draw:marker-start="" draw:marker-end="" draw:fill="none" draw:textarea-horizontal-align="left" draw:textarea-vertical-align="top" draw:auto-grow-height="true" draw:auto-grow-width="true" fo:min-height="0.1138in" fo:min-width="0.0701in" fo:padding-top="0in" fo:padding-bottom="0in" fo:padding-left="0in" fo:padding-right="0in" style:run-through="foreground"/>
    </style:style>
    <style:style style:name="gr72" style:family="graphic">
      <style:graphic-properties draw:stroke="none" draw:marker-start="" draw:marker-end="" draw:fill="none" draw:textarea-horizontal-align="left" draw:textarea-vertical-align="top" draw:auto-grow-height="true" draw:auto-grow-width="true" fo:min-height="0.189in" fo:min-width="0.0835in" fo:padding-top="0in" fo:padding-bottom="0in" fo:padding-left="0in" fo:padding-right="0in" style:run-through="foreground"/>
    </style:style>
    <style:style style:name="gr73" style:family="graphic">
      <style:graphic-properties draw:stroke="none" draw:marker-start="" draw:marker-end="" draw:fill="none" draw:textarea-horizontal-align="left" draw:textarea-vertical-align="top" draw:auto-grow-height="true" draw:auto-grow-width="true" fo:min-height="0.1764in" fo:min-width="0.0693in" fo:padding-top="0in" fo:padding-bottom="0in" fo:padding-left="0in" fo:padding-right="0in" style:run-through="foreground"/>
    </style:style>
    <style:style style:name="gr74" style:family="graphic">
      <style:graphic-properties draw:stroke="none" draw:marker-start="" draw:marker-end="" draw:fill="none" draw:textarea-horizontal-align="left" draw:textarea-vertical-align="top" draw:auto-grow-height="true" draw:auto-grow-width="true" fo:min-height="0.1138in" fo:min-width="0.1236in" fo:padding-top="0in" fo:padding-bottom="0in" fo:padding-left="0in" fo:padding-right="0in" style:run-through="foreground"/>
    </style:style>
    <style:style style:name="gr75" style:family="graphic">
      <style:graphic-properties draw:stroke="none" draw:marker-start="" draw:marker-end="" draw:fill="none" draw:textarea-horizontal-align="left" draw:textarea-vertical-align="top" draw:auto-grow-height="true" draw:auto-grow-width="true" fo:min-height="0.189in" fo:min-width="0.0465in" fo:padding-top="0in" fo:padding-bottom="0in" fo:padding-left="0in" fo:padding-right="0in" style:run-through="foreground"/>
    </style:style>
    <style:style style:name="gr76" style:family="graphic">
      <style:graphic-properties draw:stroke="none" draw:marker-start="" draw:marker-end="" draw:fill="none" draw:textarea-horizontal-align="left" draw:textarea-vertical-align="top" draw:auto-grow-height="true" draw:auto-grow-width="true" fo:min-height="0.189in" fo:min-width="0.0898in" fo:padding-top="0in" fo:padding-bottom="0in" fo:padding-left="0in" fo:padding-right="0in" style:run-through="foreground"/>
    </style:style>
    <style:style style:name="gr77" style:family="graphic">
      <style:graphic-properties draw:stroke="none" draw:marker-start="" draw:marker-end="" draw:fill="none" draw:textarea-horizontal-align="left" draw:textarea-vertical-align="top" draw:auto-grow-height="true" draw:auto-grow-width="true" fo:min-height="0.1138in" fo:min-width="0.0299in" fo:padding-top="0in" fo:padding-bottom="0in" fo:padding-left="0in" fo:padding-right="0in" style:run-through="foreground"/>
    </style:style>
    <style:style style:name="gr78" style:family="graphic">
      <style:graphic-properties draw:stroke="none" draw:marker-start="" draw:marker-end="" draw:fill="none" draw:textarea-horizontal-align="left" draw:textarea-vertical-align="top" draw:auto-grow-height="true" draw:auto-grow-width="true" fo:min-height="0.1764in" fo:min-width="0.1925in" fo:padding-top="0in" fo:padding-bottom="0in" fo:padding-left="0in" fo:padding-right="0in" style:run-through="foreground"/>
    </style:style>
    <style:style style:name="gr79" style:family="graphic">
      <style:graphic-properties draw:stroke="none" draw:marker-start="" draw:marker-end="" draw:fill="none" draw:textarea-horizontal-align="left" draw:textarea-vertical-align="top" draw:auto-grow-height="true" draw:auto-grow-width="true" fo:min-height="0.2508in" fo:min-width="0.0646in" fo:padding-top="0in" fo:padding-bottom="0in" fo:padding-left="0in" fo:padding-right="0in" style:run-through="foreground"/>
    </style:style>
    <style:style style:name="gr80" style:family="graphic">
      <style:graphic-properties draw:stroke="none" draw:marker-start="" draw:marker-end="" draw:fill="none" draw:textarea-horizontal-align="left" draw:textarea-vertical-align="top" draw:auto-grow-height="true" draw:auto-grow-width="true" fo:min-height="0.189in" fo:min-width="0.1701in" fo:padding-top="0in" fo:padding-bottom="0in" fo:padding-left="0in" fo:padding-right="0in" style:run-through="foreground"/>
    </style:style>
    <style:style style:name="gr81" style:family="graphic">
      <style:graphic-properties draw:stroke="none" draw:marker-start="" draw:marker-end="" draw:fill="none" draw:textarea-horizontal-align="left" draw:textarea-vertical-align="top" draw:auto-grow-height="true" draw:auto-grow-width="true" fo:min-height="0.1264in" fo:min-width="1.1346in" fo:padding-top="0in" fo:padding-bottom="0in" fo:padding-left="0in" fo:padding-right="0in" style:run-through="foreground"/>
    </style:style>
    <style:style style:name="gr82" style:family="graphic">
      <style:graphic-properties draw:stroke="none" draw:marker-start="" draw:marker-end="" draw:fill="none" draw:textarea-horizontal-align="left" draw:textarea-vertical-align="top" draw:auto-grow-height="true" draw:auto-grow-width="true" fo:min-height="0.1264in" fo:min-width="3.3346in" fo:padding-top="0in" fo:padding-bottom="0in" fo:padding-left="0in" fo:padding-right="0in" style:run-through="foreground"/>
    </style:style>
    <style:style style:name="gr83" style:family="graphic">
      <style:graphic-properties draw:stroke="none" draw:marker-start="" draw:marker-end="" draw:fill="none" draw:textarea-horizontal-align="left" draw:textarea-vertical-align="top" draw:auto-grow-height="true" draw:auto-grow-width="true" fo:min-height="0.1264in" fo:min-width="0.0681in" fo:padding-top="0in" fo:padding-bottom="0in" fo:padding-left="0in" fo:padding-right="0in" style:run-through="foreground"/>
    </style:style>
    <style:style style:name="gr84" style:family="graphic">
      <style:graphic-properties draw:stroke="none" draw:marker-start="" draw:marker-end="" draw:fill="none" draw:textarea-horizontal-align="left" draw:textarea-vertical-align="top" draw:auto-grow-height="true" draw:auto-grow-width="true" fo:min-height="0.1264in" fo:min-width="1.5346in" fo:padding-top="0in" fo:padding-bottom="0in" fo:padding-left="0in" fo:padding-right="0in" style:run-through="foreground"/>
    </style:style>
    <style:style style:name="gr85" style:family="graphic">
      <style:graphic-properties draw:stroke="none" draw:marker-start="" draw:marker-end="" draw:fill="none" draw:textarea-horizontal-align="left" draw:textarea-vertical-align="top" draw:auto-grow-height="true" draw:auto-grow-width="true" fo:min-height="0.1264in" fo:min-width="2.1346in" fo:padding-top="0in" fo:padding-bottom="0in" fo:padding-left="0in" fo:padding-right="0in" style:run-through="foreground"/>
    </style:style>
    <style:style style:name="gr86" style:family="graphic">
      <style:graphic-properties draw:stroke="none" draw:marker-start="" draw:marker-end="" draw:fill="none" draw:textarea-horizontal-align="left" draw:textarea-vertical-align="top" draw:auto-grow-height="true" draw:auto-grow-width="true" fo:min-height="0.1264in" fo:min-width="1.4016in" fo:padding-top="0in" fo:padding-bottom="0in" fo:padding-left="0in" fo:padding-right="0in" style:run-through="foreground"/>
    </style:style>
    <style:style style:name="gr87" style:family="graphic">
      <style:graphic-properties draw:stroke="none" draw:marker-start="" draw:marker-end="" draw:fill="none" draw:textarea-horizontal-align="left" draw:textarea-vertical-align="top" draw:auto-grow-height="true" draw:auto-grow-width="true" fo:min-height="0.1264in" fo:min-width="0.8681in" fo:padding-top="0in" fo:padding-bottom="0in" fo:padding-left="0in" fo:padding-right="0in" style:run-through="foreground"/>
    </style:style>
    <style:style style:name="gr88" style:family="graphic">
      <style:graphic-properties draw:stroke="none" draw:marker-start="" draw:marker-end="" draw:fill="none" draw:textarea-horizontal-align="left" draw:textarea-vertical-align="top" draw:auto-grow-height="true" draw:auto-grow-width="true" fo:min-height="0.1264in" fo:min-width="1.8681in" fo:padding-top="0in" fo:padding-bottom="0in" fo:padding-left="0in" fo:padding-right="0in" style:run-through="foreground"/>
    </style:style>
    <style:style style:name="gr89" style:family="graphic">
      <style:graphic-properties draw:stroke="none" draw:marker-start="" draw:marker-end="" draw:fill="none" draw:textarea-horizontal-align="left" draw:textarea-vertical-align="top" draw:auto-grow-height="true" draw:auto-grow-width="true" fo:min-height="0.1264in" fo:min-width="0.3346in" fo:padding-top="0in" fo:padding-bottom="0in" fo:padding-left="0in" fo:padding-right="0in" style:run-through="foreground"/>
    </style:style>
    <style:style style:name="gr90" style:family="graphic">
      <style:graphic-properties draw:stroke="none" draw:marker-start="" draw:marker-end="" draw:fill="none" draw:textarea-horizontal-align="left" draw:textarea-vertical-align="top" draw:auto-grow-height="true" draw:auto-grow-width="true" fo:min-height="0.1264in" fo:min-width="2.5346in" fo:padding-top="0in" fo:padding-bottom="0in" fo:padding-left="0in" fo:padding-right="0in" style:run-through="foreground"/>
    </style:style>
    <style:style style:name="gr91" style:family="graphic">
      <style:graphic-properties draw:stroke="none" draw:marker-start="" draw:marker-end="" draw:fill="none" draw:textarea-horizontal-align="left" draw:textarea-vertical-align="top" draw:auto-grow-height="true" draw:auto-grow-width="true" fo:min-height="0.1264in" fo:min-width="2.2681in" fo:padding-top="0in" fo:padding-bottom="0in" fo:padding-left="0in" fo:padding-right="0in" style:run-through="foreground"/>
    </style:style>
    <style:style style:name="gr92" style:family="graphic">
      <style:graphic-properties draw:stroke="none" draw:marker-start="" draw:marker-end="" draw:fill="none" draw:textarea-horizontal-align="left" draw:textarea-vertical-align="top" draw:auto-grow-height="true" draw:auto-grow-width="true" fo:min-height="0.1264in" fo:min-width="3.2681in" fo:padding-top="0in" fo:padding-bottom="0in" fo:padding-left="0in" fo:padding-right="0in" style:run-through="foreground"/>
    </style:style>
    <style:style style:name="gr93" style:family="graphic">
      <style:graphic-properties draw:stroke="none" draw:marker-start="" draw:marker-end="" draw:fill="none" draw:textarea-horizontal-align="left" draw:textarea-vertical-align="top" draw:auto-grow-height="true" draw:auto-grow-width="true" fo:min-height="0.1264in" fo:min-width="1.0016in" fo:padding-top="0in" fo:padding-bottom="0in" fo:padding-left="0in" fo:padding-right="0in" style:run-through="foreground"/>
    </style:style>
    <style:style style:name="gr94" style:family="graphic">
      <style:graphic-properties draw:stroke="none" draw:marker-start="" draw:marker-end="" draw:fill="none" draw:textarea-horizontal-align="left" draw:textarea-vertical-align="top" draw:auto-grow-height="true" draw:auto-grow-width="true" fo:min-height="0.1264in" fo:min-width="1.2016in" fo:padding-top="0in" fo:padding-bottom="0in" fo:padding-left="0in" fo:padding-right="0in" style:run-through="foreground"/>
    </style:style>
    <style:style style:name="gr95" style:family="graphic">
      <style:graphic-properties draw:stroke="none" draw:marker-start="" draw:marker-end="" draw:fill="none" draw:textarea-horizontal-align="left" draw:textarea-vertical-align="top" draw:auto-grow-height="true" draw:auto-grow-width="true" fo:min-height="0.1264in" fo:min-width="0.6016in" fo:padding-top="0in" fo:padding-bottom="0in" fo:padding-left="0in" fo:padding-right="0in" style:run-through="foreground"/>
    </style:style>
    <style:style style:name="gr96" style:family="graphic">
      <style:graphic-properties draw:stroke="none" draw:marker-start="" draw:marker-end="" draw:fill="none" draw:textarea-horizontal-align="left" draw:textarea-vertical-align="top" draw:auto-grow-height="true" draw:auto-grow-width="true" fo:min-height="0.1264in" fo:min-width="0.8016in" fo:padding-top="0in" fo:padding-bottom="0in" fo:padding-left="0in" fo:padding-right="0in" style:run-through="foreground"/>
    </style:style>
    <style:style style:name="gr97" style:family="graphic">
      <style:graphic-properties draw:stroke="none" draw:marker-start="" draw:marker-end="" draw:fill="none" draw:textarea-horizontal-align="left" draw:textarea-vertical-align="top" draw:auto-grow-height="true" draw:auto-grow-width="true" fo:min-height="0.1264in" fo:min-width="0.9346in" fo:padding-top="0in" fo:padding-bottom="0in" fo:padding-left="0in" fo:padding-right="0in" style:run-through="foreground"/>
    </style:style>
    <style:style style:name="gr98" style:family="graphic">
      <style:graphic-properties draw:stroke="none" draw:marker-start="" draw:marker-end="" draw:fill="none" draw:textarea-horizontal-align="left" draw:textarea-vertical-align="top" draw:auto-grow-height="true" draw:auto-grow-width="true" fo:min-height="0.1398in" fo:min-width="0.6209in" fo:padding-top="0in" fo:padding-bottom="0in" fo:padding-left="0in" fo:padding-right="0in" style:run-through="foreground"/>
    </style:style>
    <style:style style:name="gr99" style:family="graphic">
      <style:graphic-properties draw:stroke="none" draw:marker-start="" draw:marker-end="" draw:fill="none" draw:textarea-horizontal-align="left" draw:textarea-vertical-align="top" draw:auto-grow-height="true" draw:auto-grow-width="true" fo:min-height="0.1398in" fo:min-width="0.5354in" fo:padding-top="0in" fo:padding-bottom="0in" fo:padding-left="0in" fo:padding-right="0in" style:run-through="foreground"/>
    </style:style>
    <style:style style:name="gr100" style:family="graphic">
      <style:graphic-properties draw:stroke="none" draw:marker-start="" draw:marker-end="" draw:fill="none" draw:textarea-horizontal-align="left" draw:textarea-vertical-align="top" draw:auto-grow-height="true" draw:auto-grow-width="true" fo:min-height="0.139in" fo:min-width="0.772in" fo:padding-top="0in" fo:padding-bottom="0in" fo:padding-left="0in" fo:padding-right="0in" style:run-through="foreground"/>
    </style:style>
    <style:style style:name="gr101" style:family="graphic">
      <style:graphic-properties draw:stroke="none" draw:marker-start="" draw:marker-end="" draw:fill="none" draw:textarea-horizontal-align="left" draw:textarea-vertical-align="top" draw:auto-grow-height="true" draw:auto-grow-width="true" fo:min-height="0.139in" fo:min-width="0.5354in" fo:padding-top="0in" fo:padding-bottom="0in" fo:padding-left="0in" fo:padding-right="0in" style:run-through="foreground"/>
    </style:style>
    <style:style style:name="gr102" style:family="graphic">
      <style:graphic-properties draw:stroke="none" draw:marker-start="" draw:marker-end="" draw:fill="none" draw:textarea-horizontal-align="left" draw:textarea-vertical-align="top" draw:auto-grow-height="true" draw:auto-grow-width="true" fo:min-height="0.1398in" fo:min-width="0.5126in" fo:padding-top="0in" fo:padding-bottom="0in" fo:padding-left="0in" fo:padding-right="0in" style:run-through="foreground"/>
    </style:style>
    <style:style style:name="gr103" style:family="graphic">
      <style:graphic-properties draw:stroke="dash" svg:stroke-color="#000000" draw:marker-start="" draw:marker-end="" draw:fill="none" style:run-through="foreground"/>
    </style:style>
    <style:style style:name="gr104" style:family="graphic">
      <style:graphic-properties draw:stroke="none" draw:marker-start="" draw:marker-end="" draw:fill="none" draw:textarea-horizontal-align="left" draw:textarea-vertical-align="top" draw:auto-grow-height="true" draw:auto-grow-width="true" fo:min-height="0.139in" fo:min-width="0.2811in" fo:padding-top="0in" fo:padding-bottom="0in" fo:padding-left="0in" fo:padding-right="0in" style:run-through="foreground"/>
    </style:style>
    <style:style style:name="gr105" style:family="graphic">
      <style:graphic-properties draw:stroke="none" draw:marker-start="" draw:marker-end="" draw:fill="none" draw:textarea-horizontal-align="left" draw:textarea-vertical-align="top" draw:auto-grow-height="true" draw:auto-grow-width="true" fo:min-height="0.1398in" fo:min-width="0.5362in" fo:padding-top="0in" fo:padding-bottom="0in" fo:padding-left="0in" fo:padding-right="0in" style:run-through="foreground"/>
    </style:style>
    <style:style style:name="gr106" style:family="graphic">
      <style:graphic-properties draw:stroke="none" draw:marker-start="" draw:marker-end="" draw:fill="none" draw:textarea-horizontal-align="left" draw:textarea-vertical-align="top" draw:auto-grow-height="true" draw:auto-grow-width="true" fo:min-height="0.139in" fo:min-width="0.5654in" fo:padding-top="0in" fo:padding-bottom="0in" fo:padding-left="0in" fo:padding-right="0in" style:run-through="foreground"/>
    </style:style>
    <style:style style:name="gr107" style:family="graphic">
      <style:graphic-properties draw:stroke="none" draw:marker-start="" draw:marker-end="" draw:fill="none" draw:textarea-horizontal-align="left" draw:textarea-vertical-align="top" draw:auto-grow-height="true" draw:auto-grow-width="true" fo:min-height="0.1398in" fo:min-width="0.5134in" fo:padding-top="0in" fo:padding-bottom="0in" fo:padding-left="0in" fo:padding-right="0in" style:run-through="foreground"/>
    </style:style>
    <style:style style:name="gr108" style:family="graphic">
      <style:graphic-properties draw:stroke="none" draw:marker-start="" draw:marker-end="" draw:fill="none" draw:textarea-horizontal-align="left" draw:textarea-vertical-align="top" draw:auto-grow-height="true" draw:auto-grow-width="true" fo:min-height="0.139in" fo:min-width="0.2807in" fo:padding-top="0in" fo:padding-bottom="0in" fo:padding-left="0in" fo:padding-right="0in" style:run-through="foreground"/>
    </style:style>
    <style:style style:name="gr109" style:family="graphic">
      <style:graphic-properties draw:stroke="none" draw:marker-start="" draw:marker-end="" draw:fill="none" draw:textarea-horizontal-align="left" draw:textarea-vertical-align="top" draw:auto-grow-height="true" draw:auto-grow-width="true" fo:min-height="0.1398in" fo:min-width="0.0346in" fo:padding-top="0in" fo:padding-bottom="0in" fo:padding-left="0in" fo:padding-right="0in" style:run-through="foreground"/>
    </style:style>
    <style:style style:name="gr110" style:family="graphic">
      <style:graphic-properties draw:stroke="none" draw:marker-start="" draw:marker-end="" draw:fill="none" draw:textarea-horizontal-align="left" draw:textarea-vertical-align="top" draw:auto-grow-height="true" draw:auto-grow-width="true" fo:min-height="0.139in" fo:min-width="0.5661in" fo:padding-top="0in" fo:padding-bottom="0in" fo:padding-left="0in" fo:padding-right="0in" style:run-through="foreground"/>
    </style:style>
    <style:style style:name="gr111" style:family="graphic">
      <style:graphic-properties draw:stroke="none" draw:marker-start="" draw:marker-end="" draw:fill="none" draw:textarea-horizontal-align="left" draw:textarea-vertical-align="top" draw:auto-grow-height="true" draw:auto-grow-width="true" fo:min-height="0.1398in" fo:min-width="0.0354in" fo:padding-top="0in" fo:padding-bottom="0in" fo:padding-left="0in" fo:padding-right="0in" style:run-through="foreground"/>
    </style:style>
    <style:style style:name="gr112" style:family="graphic">
      <style:graphic-properties draw:stroke="none" draw:marker-start="" draw:marker-end="" draw:fill="none" draw:textarea-horizontal-align="left" draw:textarea-vertical-align="top" draw:auto-grow-height="true" draw:auto-grow-width="true" fo:min-height="0.1398in" fo:min-width="0.3in" fo:padding-top="0in" fo:padding-bottom="0in" fo:padding-left="0in" fo:padding-right="0in" style:run-through="foreground"/>
    </style:style>
    <style:style style:name="gr113" style:family="graphic">
      <style:graphic-properties draw:stroke="none" draw:marker-start="" draw:marker-end="" draw:fill="none" draw:textarea-horizontal-align="left" draw:textarea-vertical-align="top" draw:auto-grow-height="true" draw:auto-grow-width="true" fo:min-height="0.139in" fo:min-width="0.6126in" fo:padding-top="0in" fo:padding-bottom="0in" fo:padding-left="0in" fo:padding-right="0in" style:run-through="foreground"/>
    </style:style>
    <style:style style:name="gr114" style:family="graphic">
      <style:graphic-properties draw:stroke="none" draw:marker-start="" draw:marker-end="" draw:fill="none" draw:textarea-horizontal-align="left" draw:textarea-vertical-align="top" draw:auto-grow-height="true" draw:auto-grow-width="true" fo:min-height="0.139in" fo:min-width="0.0346in" fo:padding-top="0in" fo:padding-bottom="0in" fo:padding-left="0in" fo:padding-right="0in" style:run-through="foreground"/>
    </style:style>
    <style:style style:name="gr115" style:family="graphic">
      <style:graphic-properties draw:stroke="none" draw:marker-start="" draw:marker-end="" draw:fill="none" draw:textarea-horizontal-align="left" draw:textarea-vertical-align="top" draw:auto-grow-height="true" draw:auto-grow-width="true" fo:min-height="0.139in" fo:min-width="0.0354in" fo:padding-top="0in" fo:padding-bottom="0in" fo:padding-left="0in" fo:padding-right="0in" style:run-through="foreground"/>
    </style:style>
    <style:style style:name="gr116" style:family="graphic">
      <style:graphic-properties draw:stroke="none" draw:marker-start="" draw:marker-end="" draw:fill="none" draw:textarea-horizontal-align="left" draw:textarea-vertical-align="top" draw:auto-grow-height="true" draw:auto-grow-width="true" fo:min-height="0.139in" fo:min-width="0.2409in" fo:padding-top="0in" fo:padding-bottom="0in" fo:padding-left="0in" fo:padding-right="0in" style:run-through="foreground"/>
    </style:style>
    <style:style style:name="gr117" style:family="graphic">
      <style:graphic-properties draw:stroke="none" draw:marker-start="" draw:marker-end="" draw:fill="none" draw:textarea-horizontal-align="left" draw:textarea-vertical-align="top" draw:auto-grow-height="true" draw:auto-grow-width="true" fo:min-height="0.139in" fo:min-width="0.3008in" fo:padding-top="0in" fo:padding-bottom="0in" fo:padding-left="0in" fo:padding-right="0in" style:run-through="foreground"/>
    </style:style>
    <style:style style:name="gr118" style:family="graphic">
      <style:graphic-properties draw:stroke="none" draw:marker-start="" draw:marker-end="" draw:fill="none" draw:textarea-horizontal-align="left" draw:textarea-vertical-align="top" draw:auto-grow-height="true" draw:auto-grow-width="true" fo:min-height="0.1398in" fo:min-width="0.2409in" fo:padding-top="0in" fo:padding-bottom="0in" fo:padding-left="0in" fo:padding-right="0in"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3" text:outline-level="1">Bitcoin: <text:span text:style-name="T19">Um sistema peer-to-peer de dinheiro eletrônico</text:span></text:h>
      <text:p text:style-name="P2"/>
      <text:p text:style-name="P2">Satoshi Nakamoto</text:p>
      <text:p text:style-name="P2">satoshin@gmx.com</text:p>
      <text:p text:style-name="P2">www.bitcoin.org</text:p>
      <text:p text:style-name="P2"/>
      <text:p text:style-name="P2"/>
      <text:p text:style-name="P2"/>
      <text:p text:style-name="P41"><text:span text:style-name="T15">Abstract. <text:s/></text:span>Uma versão puramente peer-to-peer de dinheiro eletrônico iria permitir que pagamentos online fossem enviados diretamente de uma parte para outra sem passar por uma instituição financeira. Assinaturas digitais provém parte da solução, mas os principais benefícios são perdidos se uma terceira parte confiável ainda é necessária para previnir duplo gasto. Nós propomos uma solução para o problema do duplo gasto usando uma rede peer-to-peer. A rede registra cronologicamente as transferências fazendo um hash numa corrente progressiva de provas de trabalho baseadas em hash, formando um registro que não pode ser alterado sem refazer a prova de trabalho. A corrente mais longa não apenas serve como prova da sequência dos eventos testemunhados, mas prova de que eles vieram da maior fatia de poder de CPU. Enquanto a maioria do poder de CPU for controlado por nódulos que não estão cooperando para atacar a rede, eles irão gerar a corrente mais longa e ultrapassar os atacantes. A rede em si requer uma estrutura mínima. Mensagens são anunciadas em uma base de melhor esforço, e nódulos podem sair e voltar para rede à vontade, aceitando a corrente da prova de trabalho mais longa como prova do que aconteceu enquanto eles estavam fora.</text:p>
      <text:p text:style-name="P3"/>
      <text:h text:style-name="P24" text:outline-level="2"><text:span text:style-name="T3">1. <text:s text:c="3"/>Introdu</text:span><text:span text:style-name="T4">ção</text:span></text:h>
      <text:p text:style-name="P4">O comércio na internet veio a se confiar quase exclusivamente em instituições financeiras servindo de terceira parte confiável para processar pagamentos eletrônicos. Enquanto o sistema funciona bem o suficiente para a maioria das transações, ele ainda sofre das fraquezas inerentes ao modelo baseado em confiança. Transações completamente irreversíveis não são realmente possíveis, já que instituições financeiras não podem evitar mediar disputas. O custo da mediação aumenta os custos das transações, limitando o mínimo tamanho prático de transação e impossibilitando a possibilidade de pequenas transações casuais, e há um custo mais amplo na perda da habilidade de fazer pagamentos não reversíveis para serviços não reversíveis. Com a possibilidade da reversão, a necessidade de spreads de confiança. Vendedores precisam duvidar dos seus clientes, perturbando eles por mais informação que é seria necessária. Um certo percentual de fraude é aceitável como inevitável. Esses custos e incertezas de pagamento podem ser evitadas em pessoa ao usar uma moeda física, mas não há mecanismo existente para fazer pagamentos em um canal de comunicação sem uma parte confiável. <text:s/></text:p>
      <text:p text:style-name="P18">O que é necessário é um sistema de pagamento eletrônico baseado em prova criptográfica em vez de confiança, permitindo quaisquer duas partes consensuais transacionar diretamente entre si sem a necessidade de uma terceira parte confiável. Transações que são computacionalmente impráticas de reverter protegeriam vendedores de fraude, e mecanismos rotineiros de escrow poderiam ser facilmente implementados para proteger compradores. Nesse trabalho nós propomos uma solução para o problema do duplo gasto usando um servidor de registro cronológico peer-to-peer distribuído para gerar prova computacional da ordem cronológica das <text:soft-page-break/>transações. O sistema é seguro enquanto os nódulos honestos controlarem coletivamente mais poder de CPU do que qualquer grupo cooperativo de nódulos atacantes.</text:p>
      <text:p text:style-name="P4"/>
      <text:h text:style-name="P25" text:outline-level="2">2. <text:s text:c="3"/>Transa<text:span text:style-name="T19">ções</text:span></text:h>
      <text:p text:style-name="P4">Nós definimos uma moeda eletrônica como uma corrente de assinaturas digitais. Cada dono transfere a moeda para o próximo ao assinar um hash da transação anterior e a chave pública para o próximo dono, e os adicionando ao fim da moeda. Um beneficiário de pagamento pode verificar as assinaturas para verificar a corrente de posse.</text:p>
      <text:p text:style-name="P4"/>
      <text:p text:style-name="P10"><draw:g text:anchor-type="as-char" draw:z-index="13" draw:style-name="gr57"><draw:polygon draw:style-name="gr4" draw:text-style-name="P47" svg:width="1.0453in" svg:height="1.9024in" svg:x="0.285in" svg:y="0in" svg:viewBox="0 0 2656 4833" draw:points="1330,4833 0,4833 0,0 2656,0 2656,4833"><text:p/></draw:polygon><draw:polygon draw:style-name="gr4" draw:text-style-name="P47" svg:width="0.8547in" svg:height="0.3803in" svg:x="0.3803in" svg:y="0.2846in" svg:viewBox="0 0 2172 967" draw:points="1088,967 0,967 0,0 2172,0 2172,967"><text:p/></draw:polygon><draw:frame draw:style-name="gr98" draw:text-style-name="P49" svg:width="0.6213in" svg:height="0.1398in" svg:x="0.3756in" svg:y="0.0681in"><draw:text-box><text:p text:style-name="P48"><text:span text:style-name="T39">Transação</text:span></text:p></draw:text-box></draw:frame><draw:frame draw:style-name="gr99" draw:text-style-name="P49" svg:width="0.5358in" svg:height="0.1398in" svg:x="0.5409in" svg:y="0.3563in"><draw:text-box><text:p text:style-name="P48"><text:span text:style-name="T39">Dono 1</text:span></text:p></draw:text-box></draw:frame><draw:polygon draw:style-name="gr4" draw:text-style-name="P47" svg:width="0.665in" svg:height="0.3799in" svg:x="0.476in" svg:y="1.4248in" svg:viewBox="0 0 1690 966" draw:points="845,966 0,966 0,0 1690,0 1690,966"><text:p/></draw:polygon><draw:frame draw:style-name="gr100" draw:text-style-name="P49" svg:width="0.7724in" svg:height="0.1394in" svg:x="0.5256in" svg:y="0.4882in"><draw:text-box><text:p text:style-name="P48"><text:span text:style-name="T39">Chave Pública</text:span></text:p></draw:text-box></draw:frame><draw:frame draw:style-name="gr101" draw:text-style-name="P49" svg:width="0.5358in" svg:height="0.1394in" svg:x="0.5445in" svg:y="1.4945in"><draw:text-box><text:p text:style-name="P48"><text:span text:style-name="T39">Dono 0</text:span></text:p></draw:text-box></draw:frame><draw:polygon draw:style-name="gr5" draw:text-style-name="P47" svg:width="0.3799in" svg:height="0.1906in" svg:x="0.5697in" svg:y="0.95in" svg:viewBox="0 0 966 485" draw:points="485,485 0,485 0,0 966,0 966,485"><text:p/></draw:polygon><draw:polygon draw:style-name="gr6" draw:text-style-name="P46" svg:width="0.3799in" svg:height="0.1906in" svg:x="0.5697in" svg:y="0.95in" svg:viewBox="0 0 966 485" draw:points="485,485 0,485 0,0 966,0 966,485"><text:p/></draw:polygon><draw:frame draw:style-name="gr102" draw:text-style-name="P49" svg:width="0.513in" svg:height="0.1398in" svg:x="0.5547in" svg:y="1.6256in"><draw:text-box><text:p text:style-name="P48"><text:span text:style-name="T39">Assinatura</text:span></text:p></draw:text-box></draw:frame><draw:polygon draw:style-name="gr2" draw:text-style-name="P45" svg:width="0.0764in" svg:height="0.1122in" svg:x="0.8169in" svg:y="0.8374in" svg:viewBox="0 0 195 286" draw:points="96,286 0,0 195,0"><text:p/></draw:polygon><draw:line draw:style-name="gr3" draw:text-style-name="P46" svg:x1="0.8543in" svg:y1="0.6661in" svg:x2="0.8543in" svg:y2="0.8606in"><text:p/></draw:line><draw:polygon draw:style-name="gr2" draw:text-style-name="P45" svg:width="0.0744in" svg:height="0.1142in" svg:x="0.7232in" svg:y="1.3126in" svg:viewBox="0 0 190 291" draw:points="96,291 0,0 190,0"><text:p/></draw:polygon><draw:line draw:style-name="gr3" draw:text-style-name="P46" svg:x1="0.7602in" svg:y1="1.1417in" svg:x2="0.7602in" svg:y2="1.3366in"><text:p/></draw:line><draw:line draw:style-name="gr103" draw:text-style-name="P46" svg:x1="1.1413in" svg:y1="0.6661in" svg:x2="1.1413in" svg:y2="1.1421in"><text:p/></draw:line><draw:polygon draw:style-name="gr4" draw:text-style-name="P47" svg:width="1.0457in" svg:height="1.9024in" svg:x="1.8063in" svg:y="0in" svg:viewBox="0 0 2657 4833" draw:points="1327,4833 0,4833 0,0 2657,0 2657,4833"><text:p/></draw:polygon><draw:frame draw:style-name="gr104" draw:text-style-name="P49" svg:width="0.2815in" svg:height="0.1394in" svg:x="0.6244in" svg:y="0.9898in"><draw:text-box><text:p text:style-name="P48"><text:span text:style-name="T39">Hash</text:span></text:p></draw:text-box></draw:frame><draw:polygon draw:style-name="gr4" draw:text-style-name="P47" svg:width="0.8559in" svg:height="0.3803in" svg:x="1.9004in" svg:y="0.2846in" svg:viewBox="0 0 2175 967" draw:points="1088,967 0,967 0,0 2175,0 2175,967"><text:p/></draw:polygon><draw:frame draw:style-name="gr98" draw:text-style-name="P49" svg:width="0.6213in" svg:height="0.1398in" svg:x="1.9008in" svg:y="0.0681in"><draw:text-box><text:p text:style-name="P48"><text:span text:style-name="T39">Transação</text:span></text:p></draw:text-box></draw:frame><draw:frame draw:style-name="gr105" draw:text-style-name="P49" svg:width="0.5362in" svg:height="0.1398in" svg:x="2.0661in" svg:y="0.3563in"><draw:text-box><text:p text:style-name="P48"><text:span text:style-name="T39">Dono 2</text:span></text:p></draw:text-box></draw:frame><draw:polygon draw:style-name="gr4" draw:text-style-name="P47" svg:width="0.665in" svg:height="0.3799in" svg:x="1.9961in" svg:y="1.4248in" svg:viewBox="0 0 1690 966" draw:points="845,966 0,966 0,0 1690,0 1690,966"><text:p/></draw:polygon><draw:frame draw:style-name="gr106" draw:text-style-name="P49" svg:width="0.6287in" svg:height="0.1394in" svg:x="2.0492in" svg:y="0.4882in"><draw:text-box><text:p text:style-name="P48"><text:span text:style-name="T39">Chave Pública</text:span></text:p></draw:text-box></draw:frame><draw:frame draw:style-name="gr101" draw:text-style-name="P49" svg:width="0.5358in" svg:height="0.1394in" svg:x="2.0598in" svg:y="1.4945in"><draw:text-box><text:p text:style-name="P48"><text:span text:style-name="T39">Dono 1</text:span></text:p></draw:text-box></draw:frame><draw:polygon draw:style-name="gr5" draw:text-style-name="P47" svg:width="0.3803in" svg:height="0.1906in" svg:x="2.0913in" svg:y="0.95in" svg:viewBox="0 0 967 485" draw:points="482,485 0,485 0,0 967,0 967,485"><text:p/></draw:polygon><draw:polygon draw:style-name="gr6" draw:text-style-name="P46" svg:width="0.3803in" svg:height="0.1906in" svg:x="2.0913in" svg:y="0.95in" svg:viewBox="0 0 967 485" draw:points="482,485 0,485 0,0 967,0 967,485"><text:p/></draw:polygon><draw:frame draw:style-name="gr107" draw:text-style-name="P49" svg:width="0.5134in" svg:height="0.1398in" svg:x="2.0693in" svg:y="1.6256in"><draw:text-box><text:p text:style-name="P48"><text:span text:style-name="T39">Assinatura</text:span></text:p></draw:text-box></draw:frame><draw:polygon draw:style-name="gr2" draw:text-style-name="P45" svg:width="0.0744in" svg:height="0.1122in" svg:x="2.339in" svg:y="0.8374in" svg:viewBox="0 0 190 286" draw:points="96,286 0,0 190,0"><text:p/></draw:polygon><draw:line draw:style-name="gr3" draw:text-style-name="P46" svg:x1="2.3768in" svg:y1="0.6661in" svg:x2="2.3768in" svg:y2="0.8606in"><text:p/></draw:line><draw:polygon draw:style-name="gr2" draw:text-style-name="P45" svg:width="0.0764in" svg:height="0.1142in" svg:x="2.2433in" svg:y="1.3126in" svg:viewBox="0 0 195 291" draw:points="96,291 0,0 195,0"><text:p/></draw:polygon><draw:line draw:style-name="gr3" draw:text-style-name="P46" svg:x1="2.2811in" svg:y1="1.1417in" svg:x2="2.2811in" svg:y2="1.3366in"><text:p/></draw:line><draw:polygon draw:style-name="gr2" draw:text-style-name="P45" svg:width="0.1189in" svg:height="0.0799in" svg:x="1.8768in" svg:y="1.4417in" svg:viewBox="0 0 303 204" draw:points="303,204 0,173 77,0"><text:p/></draw:polygon><draw:line draw:style-name="gr3" draw:text-style-name="P46" svg:x1="1.1413in" svg:y1="1.1417in" svg:x2="1.1583in" svg:y2="1.1504in"><text:p/></draw:line><draw:line draw:style-name="gr3" draw:text-style-name="P46" svg:x1="1.1752in" svg:y1="1.1571in" svg:x2="1.1921in" svg:y2="1.1657in"><text:p/></draw:line><draw:line draw:style-name="gr3" draw:text-style-name="P46" svg:x1="1.2098in" svg:y1="1.172in" svg:x2="1.2283in" svg:y2="1.1807in"><text:p/></draw:line><draw:line draw:style-name="gr3" draw:text-style-name="P46" svg:x1="1.2457in" svg:y1="1.1866in" svg:x2="1.2626in" svg:y2="1.1949in"><text:p/></draw:line><draw:line draw:style-name="gr3" draw:text-style-name="P46" svg:x1="1.2795in" svg:y1="1.2028in" svg:x2="1.2984in" svg:y2="1.2114in"><text:p/></draw:line><draw:line draw:style-name="gr3" draw:text-style-name="P46" svg:x1="1.315in" svg:y1="1.2189in" svg:x2="1.3323in" svg:y2="1.2276in"><text:p/></draw:line><draw:line draw:style-name="gr3" draw:text-style-name="P46" svg:x1="1.3488in" svg:y1="1.235in" svg:x2="1.3677in" svg:y2="1.2421in"><text:p/></draw:line><draw:line draw:style-name="gr3" draw:text-style-name="P46" svg:x1="1.3854in" svg:y1="1.2512in" svg:x2="1.4024in" svg:y2="1.2579in"><text:p/></draw:line><draw:line draw:style-name="gr3" draw:text-style-name="P46" svg:x1="1.4197in" svg:y1="1.2665in" svg:x2="1.4366in" svg:y2="1.2732in"><text:p/></draw:line><draw:line draw:style-name="gr3" draw:text-style-name="P46" svg:x1="1.4555in" svg:y1="1.2807in" svg:x2="1.4724in" svg:y2="1.2874in"><text:p/></draw:line><draw:line draw:style-name="gr3" draw:text-style-name="P46" svg:x1="1.4894in" svg:y1="1.2965in" svg:x2="1.5063in" svg:y2="1.3035in"><text:p/></draw:line><draw:line draw:style-name="gr3" draw:text-style-name="P46" svg:x1="1.5232in" svg:y1="1.3126in" svg:x2="1.5421in" svg:y2="1.3193in"><text:p/></draw:line><draw:line draw:style-name="gr3" draw:text-style-name="P46" svg:x1="1.5591in" svg:y1="1.328in" svg:x2="1.576in" svg:y2="1.3366in"><text:p/></draw:line><draw:line draw:style-name="gr3" draw:text-style-name="P46" svg:x1="1.5933in" svg:y1="1.3421in" svg:x2="1.6122in" svg:y2="1.3504in"><text:p/></draw:line><draw:line draw:style-name="gr3" draw:text-style-name="P46" svg:x1="1.6291in" svg:y1="1.3579in" svg:x2="1.6465in" svg:y2="1.3665in"><text:p/></draw:line><draw:line draw:style-name="gr3" draw:text-style-name="P46" svg:x1="1.6634in" svg:y1="1.374in" svg:x2="1.6823in" svg:y2="1.3827in"><text:p/></draw:line><draw:line draw:style-name="gr3" draw:text-style-name="P46" svg:x1="1.6992in" svg:y1="1.3894in" svg:x2="1.7161in" svg:y2="1.398in"><text:p/></draw:line><draw:line draw:style-name="gr3" draw:text-style-name="P46" svg:x1="1.7335in" svg:y1="1.4035in" svg:x2="1.7504in" svg:y2="1.4118in"><text:p/></draw:line><draw:line draw:style-name="gr3" draw:text-style-name="P46" svg:x1="1.7689in" svg:y1="1.4217in" svg:x2="1.7858in" svg:y2="1.4283in"><text:p/></draw:line><draw:line draw:style-name="gr3" draw:text-style-name="P46" svg:x1="1.8031in" svg:y1="1.4362in" svg:x2="1.8205in" svg:y2="1.4429in"><text:p/></draw:line><draw:line draw:style-name="gr3" draw:text-style-name="P46" svg:x1="1.839in" svg:y1="1.4516in" svg:x2="1.8563in" svg:y2="1.4587in"><text:p/></draw:line><draw:line draw:style-name="gr3" draw:text-style-name="P46" svg:x1="1.8732in" svg:y1="1.4681in" svg:x2="1.8902in" svg:y2="1.4748in"><text:p/></draw:line><draw:line draw:style-name="gr3" draw:text-style-name="P46" svg:x1="1.9091in" svg:y1="1.4831in" svg:x2="1.9126in" svg:y2="1.485in"><text:p/></draw:line><draw:frame draw:style-name="gr108" draw:text-style-name="P49" svg:width="0.2807in" svg:height="0.1394in" svg:x="2.1398in" svg:y="0.9898in"><draw:text-box><text:p text:style-name="P48"><text:span text:style-name="T39">Hash</text:span></text:p></draw:text-box></draw:frame><draw:frame draw:style-name="gr109" draw:text-style-name="P49" svg:width="0.035in" svg:height="0.1398in" draw:transform="rotate (-0.410152374218668) translate (1.44027777777778in 1.19983048993876in)"><draw:text-box><text:p text:style-name="P48"><text:span text:style-name="T39"><text:s/></text:span></text:p></draw:text-box></draw:frame><draw:line draw:style-name="gr103" draw:text-style-name="P46" svg:x1="2.661in" svg:y1="0.6661in" svg:x2="2.661in" svg:y2="1.1421in"><text:p/></draw:line><draw:polygon draw:style-name="gr4" draw:text-style-name="P47" svg:width="1.0453in" svg:height="1.9024in" svg:x="3.3272in" svg:y="0in" svg:viewBox="0 0 2656 4833" draw:points="1330,4833 0,4833 0,0 2656,0 2656,4833"><text:p/></draw:polygon><draw:polygon draw:style-name="gr4" draw:text-style-name="P47" svg:width="0.8547in" svg:height="0.3803in" svg:x="3.4224in" svg:y="0.2846in" svg:viewBox="0 0 2172 967" draw:points="1088,967 0,967 0,0 2172,0 2172,967"><text:p/></draw:polygon><draw:frame draw:style-name="gr98" draw:text-style-name="P49" svg:width="0.6213in" svg:height="0.1398in" svg:x="3.4161in" svg:y="0.0681in"><draw:text-box><text:p text:style-name="P48"><text:span text:style-name="T39">Transação</text:span></text:p></draw:text-box></draw:frame><draw:frame draw:style-name="gr99" draw:text-style-name="P49" svg:width="0.5358in" svg:height="0.1398in" svg:x="3.5811in" svg:y="0.3563in"><draw:text-box><text:p text:style-name="P48"><text:span text:style-name="T39">Dono 3</text:span></text:p></draw:text-box></draw:frame><draw:polygon draw:style-name="gr4" draw:text-style-name="P47" svg:width="0.665in" svg:height="0.3799in" svg:x="3.5181in" svg:y="1.4248in" svg:viewBox="0 0 1690 966" draw:points="845,966 0,966 0,0 1690,0 1690,966"><text:p/></draw:polygon><draw:frame draw:style-name="gr110" draw:text-style-name="P49" svg:width="0.6287in" svg:height="0.1394in" svg:x="3.5638in" svg:y="0.4882in"><draw:text-box><text:p text:style-name="P48"><text:span text:style-name="T39">Chave Pública</text:span></text:p></draw:text-box></draw:frame><draw:frame draw:style-name="gr101" draw:text-style-name="P49" svg:width="0.5358in" svg:height="0.1394in" svg:x="3.5846in" svg:y="1.4945in"><draw:text-box><text:p text:style-name="P48"><text:span text:style-name="T39">Dono 2</text:span></text:p></draw:text-box></draw:frame><draw:polygon draw:style-name="gr5" draw:text-style-name="P47" svg:width="0.3799in" svg:height="0.1906in" svg:x="3.6114in" svg:y="0.95in" svg:viewBox="0 0 966 485" draw:points="485,485 0,485 0,0 966,0 966,485"><text:p/></draw:polygon><draw:polygon draw:style-name="gr6" draw:text-style-name="P46" svg:width="0.3799in" svg:height="0.1906in" svg:x="3.6114in" svg:y="0.95in" svg:viewBox="0 0 966 485" draw:points="485,485 0,485 0,0 966,0 966,485"><text:p/></draw:polygon><draw:frame draw:style-name="gr102" draw:text-style-name="P49" svg:width="0.513in" svg:height="0.1398in" svg:x="3.5953in" svg:y="1.6256in"><draw:text-box><text:p text:style-name="P48"><text:span text:style-name="T39">Assinatura</text:span></text:p></draw:text-box></draw:frame><draw:polygon draw:style-name="gr2" draw:text-style-name="P45" svg:width="0.0764in" svg:height="0.1122in" svg:x="3.8591in" svg:y="0.8374in" svg:viewBox="0 0 195 286" draw:points="96,286 0,0 195,0"><text:p/></draw:polygon><draw:line draw:style-name="gr3" draw:text-style-name="P46" svg:x1="3.8961in" svg:y1="0.6661in" svg:x2="3.8961in" svg:y2="0.8606in"><text:p/></draw:line><draw:polygon draw:style-name="gr2" draw:text-style-name="P45" svg:width="0.0744in" svg:height="0.1142in" svg:x="3.765in" svg:y="1.3126in" svg:viewBox="0 0 190 291" draw:points="96,291 0,0 190,0"><text:p/></draw:polygon><draw:line draw:style-name="gr3" draw:text-style-name="P46" svg:x1="3.8024in" svg:y1="1.1417in" svg:x2="3.8024in" svg:y2="1.3366in"><text:p/></draw:line><draw:polygon draw:style-name="gr2" draw:text-style-name="P45" svg:width="0.0744in" svg:height="0.1122in" svg:x="3.6697in" svg:y="0.8374in" svg:viewBox="0 0 190 286" draw:points="95,286 0,0 190,0"><text:p/></draw:polygon><draw:line draw:style-name="gr3" draw:text-style-name="P46" svg:x1="3.7071in" svg:y1="0.7602in" svg:x2="3.7071in" svg:y2="0.8591in"><text:p/></draw:line><draw:polygon draw:style-name="gr2" draw:text-style-name="P45" svg:width="0.1189in" svg:height="0.0799in" svg:x="3.398in" svg:y="1.4417in" svg:viewBox="0 0 303 204" draw:points="303,204 0,173 77,0"><text:p/></draw:polygon><draw:line draw:style-name="gr3" draw:text-style-name="P46" svg:x1="2.661in" svg:y1="1.1417in" svg:x2="2.678in" svg:y2="1.1504in"><text:p/></draw:line><draw:line draw:style-name="gr3" draw:text-style-name="P46" svg:x1="2.6953in" svg:y1="1.1571in" svg:x2="2.7142in" svg:y2="1.1657in"><text:p/></draw:line><draw:line draw:style-name="gr3" draw:text-style-name="P46" svg:x1="2.7311in" svg:y1="1.172in" svg:x2="2.7484in" svg:y2="1.1807in"><text:p/></draw:line><draw:line draw:style-name="gr3" draw:text-style-name="P46" svg:x1="2.7669in" svg:y1="1.1866in" svg:x2="2.7843in" svg:y2="1.1949in"><text:p/></draw:line><draw:line draw:style-name="gr3" draw:text-style-name="P46" svg:x1="2.8012in" svg:y1="1.2028in" svg:x2="2.8181in" svg:y2="1.2114in"><text:p/></draw:line><draw:line draw:style-name="gr3" draw:text-style-name="P46" svg:x1="2.8358in" svg:y1="1.2189in" svg:x2="2.8543in" svg:y2="1.2276in"><text:p/></draw:line><draw:line draw:style-name="gr3" draw:text-style-name="P46" svg:x1="2.8713in" svg:y1="1.235in" svg:x2="2.8882in" svg:y2="1.2421in"><text:p/></draw:line><draw:line draw:style-name="gr3" draw:text-style-name="P46" svg:x1="2.9051in" svg:y1="1.2512in" svg:x2="2.9224in" svg:y2="1.2579in"><text:p/></draw:line><draw:line draw:style-name="gr3" draw:text-style-name="P46" svg:x1="2.9409in" svg:y1="1.2665in" svg:x2="2.9583in" svg:y2="1.2732in"><text:p/></draw:line><draw:line draw:style-name="gr3" draw:text-style-name="P46" svg:x1="2.9748in" svg:y1="1.2807in" svg:x2="2.9917in" svg:y2="1.2874in"><text:p/></draw:line><draw:line draw:style-name="gr3" draw:text-style-name="P46" svg:x1="3.011in" svg:y1="1.2965in" svg:x2="3.028in" svg:y2="1.3035in"><text:p/></draw:line><draw:line draw:style-name="gr3" draw:text-style-name="P46" svg:x1="3.0457in" svg:y1="1.3126in" svg:x2="3.0626in" svg:y2="1.3193in"><text:p/></draw:line><draw:line draw:style-name="gr3" draw:text-style-name="P46" svg:x1="3.0815in" svg:y1="1.328in" svg:x2="3.0984in" svg:y2="1.3366in"><text:p/></draw:line><draw:line draw:style-name="gr3" draw:text-style-name="P46" svg:x1="3.1154in" svg:y1="1.3421in" svg:x2="3.1323in" svg:y2="1.3504in"><text:p/></draw:line><draw:line draw:style-name="gr3" draw:text-style-name="P46" svg:x1="3.1496in" svg:y1="1.3579in" svg:x2="3.1685in" svg:y2="1.3665in"><text:p/></draw:line><draw:line draw:style-name="gr3" draw:text-style-name="P46" svg:x1="3.1846in" svg:y1="1.374in" svg:x2="3.2016in" svg:y2="1.3827in"><text:p/></draw:line><draw:line draw:style-name="gr3" draw:text-style-name="P46" svg:x1="3.2193in" svg:y1="1.3894in" svg:x2="3.2366in" svg:y2="1.398in"><text:p/></draw:line><draw:line draw:style-name="gr3" draw:text-style-name="P46" svg:x1="3.2551in" svg:y1="1.4035in" svg:x2="3.2724in" svg:y2="1.4118in"><text:p/></draw:line><draw:line draw:style-name="gr3" draw:text-style-name="P46" svg:x1="3.2894in" svg:y1="1.4217in" svg:x2="3.3063in" svg:y2="1.4283in"><text:p/></draw:line><draw:line draw:style-name="gr3" draw:text-style-name="P46" svg:x1="3.3252in" svg:y1="1.4362in" svg:x2="3.3421in" svg:y2="1.4429in"><text:p/></draw:line><draw:line draw:style-name="gr3" draw:text-style-name="P46" svg:x1="3.3594in" svg:y1="1.4516in" svg:x2="3.3764in" svg:y2="1.4587in"><text:p/></draw:line><draw:line draw:style-name="gr3" draw:text-style-name="P46" svg:x1="3.3933in" svg:y1="1.4681in" svg:x2="3.4122in" svg:y2="1.4748in"><text:p/></draw:line><draw:line draw:style-name="gr3" draw:text-style-name="P46" svg:x1="3.4291in" svg:y1="1.4831in" svg:x2="3.4346in" svg:y2="1.485in"><text:p/></draw:line><draw:frame draw:style-name="gr104" draw:text-style-name="P49" svg:width="0.2815in" svg:height="0.1394in" svg:x="3.6646in" svg:y="0.9898in"><draw:text-box><text:p text:style-name="P48"><text:span text:style-name="T39">Hash</text:span></text:p></draw:text-box></draw:frame><draw:frame draw:style-name="gr111" draw:text-style-name="P49" svg:width="0.0358in" svg:height="0.1398in" draw:transform="rotate (-0.402298392584693) translate (2.96111111111111in 1.19983048993876in)"><draw:text-box><text:p text:style-name="P48"><text:span text:style-name="T39"><text:s/></text:span></text:p></draw:text-box></draw:frame><draw:frame draw:style-name="gr112" draw:text-style-name="P49" svg:width="0.3205in" svg:height="0.1398in" draw:transform="rotate (-0.409803308368269) translate (2.99722222222222in 1.12730752405949in)"><draw:text-box><text:p text:style-name="P48"><text:span text:style-name="T39">Verifica</text:span></text:p></draw:text-box></draw:frame><draw:polygon draw:style-name="gr4" draw:text-style-name="P47" svg:width="0.8559in" svg:height="0.3803in" svg:x="1.9004in" svg:y="2.1874in" svg:viewBox="0 0 2175 967" draw:points="1088,967 0,967 0,0 2175,0 2175,967"><text:p/></draw:polygon><draw:frame draw:style-name="gr99" draw:text-style-name="P49" svg:width="0.5358in" svg:height="0.1398in" svg:x="2.0598in" svg:y="2.2571in"><draw:text-box><text:p text:style-name="P48"><text:span text:style-name="T39">Dono 2</text:span></text:p></draw:text-box></draw:frame><draw:polygon draw:style-name="gr4" draw:text-style-name="P47" svg:width="0.8547in" svg:height="0.3803in" svg:x="0.3803in" svg:y="2.1874in" svg:viewBox="0 0 2172 967" draw:points="1088,967 0,967 0,0 2172,0 2172,967"><text:p/></draw:polygon><draw:frame draw:style-name="gr113" draw:text-style-name="P49" svg:width="0.6394in" svg:height="0.1394in" svg:x="2.0201in" svg:y="2.3902in"><draw:text-box><text:p text:style-name="P48"><text:span text:style-name="T39">Chave Privada</text:span></text:p></draw:text-box></draw:frame><draw:frame draw:style-name="gr99" draw:text-style-name="P49" svg:width="0.5358in" svg:height="0.1398in" svg:x="0.5445in" svg:y="2.2571in"><draw:text-box><text:p text:style-name="P48"><text:span text:style-name="T39">Dono 1</text:span></text:p></draw:text-box></draw:frame><draw:polygon draw:style-name="gr2" draw:text-style-name="P45" svg:width="0.1142in" svg:height="0.0984in" svg:x="3.4035in" svg:y="1.7102in" svg:viewBox="0 0 291 251" draw:points="291,0 113,251 0,100"><text:p/></draw:polygon><draw:line draw:style-name="gr3" draw:text-style-name="P46" svg:x1="2.7567in" svg:y1="2.2823in" svg:x2="2.772in" svg:y2="2.2701in"><text:p/></draw:line><draw:line draw:style-name="gr3" draw:text-style-name="P46" svg:x1="2.7874in" svg:y1="2.2591in" svg:x2="2.8028in" svg:y2="2.2488in"><text:p/></draw:line><draw:line draw:style-name="gr3" draw:text-style-name="P46" svg:x1="2.8181in" svg:y1="2.2346in" svg:x2="2.8335in" svg:y2="2.2232in"><text:p/></draw:line><draw:line draw:style-name="gr3" draw:text-style-name="P46" svg:x1="2.8488in" svg:y1="2.2118in" svg:x2="2.8642in" svg:y2="2.2016in"><text:p/></draw:line><draw:line draw:style-name="gr3" draw:text-style-name="P46" svg:x1="2.8776in" svg:y1="2.1909in" svg:x2="2.8929in" svg:y2="2.1787in"><text:p/></draw:line><draw:line draw:style-name="gr3" draw:text-style-name="P46" svg:x1="2.9087in" svg:y1="2.1689in" svg:x2="2.924in" svg:y2="2.1567in"><text:p/></draw:line><draw:line draw:style-name="gr3" draw:text-style-name="P46" svg:x1="2.939in" svg:y1="2.1433in" svg:x2="2.9543in" svg:y2="2.1331in"><text:p/></draw:line><draw:line draw:style-name="gr3" draw:text-style-name="P46" svg:x1="2.9701in" svg:y1="2.1232in" svg:x2="2.9854in" svg:y2="2.111in"><text:p/></draw:line><draw:line draw:style-name="gr3" draw:text-style-name="P46" svg:x1="3.0004in" svg:y1="2.0988in" svg:x2="3.0157in" svg:y2="2.0882in"><text:p/></draw:line><draw:line draw:style-name="gr3" draw:text-style-name="P46" svg:x1="3.0315in" svg:y1="2.0768in" svg:x2="3.0469in" svg:y2="2.0646in"><text:p/></draw:line><draw:line draw:style-name="gr3" draw:text-style-name="P46" svg:x1="3.0618in" svg:y1="2.0547in" svg:x2="3.0772in" svg:y2="2.0425in"><text:p/></draw:line><draw:line draw:style-name="gr3" draw:text-style-name="P46" svg:x1="3.0929in" svg:y1="2.0287in" svg:x2="3.1083in" svg:y2="2.0173in"><text:p/></draw:line><draw:line draw:style-name="gr3" draw:text-style-name="P46" svg:x1="3.1232in" svg:y1="2.0083in" svg:x2="3.1386in" svg:y2="1.9961in"><text:p/></draw:line><draw:line draw:style-name="gr3" draw:text-style-name="P46" svg:x1="3.1543in" svg:y1="1.9846in" svg:x2="3.1697in" svg:y2="1.9744in"><text:p/></draw:line><draw:line draw:style-name="gr3" draw:text-style-name="P46" svg:x1="3.1835in" svg:y1="1.9598in" svg:x2="3.1988in" svg:y2="1.9484in"><text:p/></draw:line><draw:line draw:style-name="gr3" draw:text-style-name="P46" svg:x1="3.2138in" svg:y1="1.9378in" svg:x2="3.2291in" svg:y2="1.9276in"><text:p/></draw:line><draw:line draw:style-name="gr3" draw:text-style-name="P46" svg:x1="3.2449in" svg:y1="1.9165in" svg:x2="3.2602in" svg:y2="1.9043in"><text:p/></draw:line><draw:line draw:style-name="gr3" draw:text-style-name="P46" svg:x1="3.2752in" svg:y1="1.8937in" svg:x2="3.2906in" svg:y2="1.8815in"><text:p/></draw:line><draw:line draw:style-name="gr3" draw:text-style-name="P46" svg:x1="3.3063in" svg:y1="1.8705in" svg:x2="3.3217in" svg:y2="1.8583in"><text:p/></draw:line><draw:line draw:style-name="gr3" draw:text-style-name="P46" svg:x1="3.3366in" svg:y1="1.8488in" svg:x2="3.352in" svg:y2="1.8366in"><text:p/></draw:line><draw:line draw:style-name="gr3" draw:text-style-name="P46" svg:x1="3.3677in" svg:y1="1.824in" svg:x2="3.3831in" svg:y2="1.8118in"><text:p/></draw:line><draw:line draw:style-name="gr3" draw:text-style-name="P46" svg:x1="3.398in" svg:y1="1.8024in" svg:x2="3.4134in" svg:y2="1.7902in"><text:p/></draw:line><draw:line draw:style-name="gr3" draw:text-style-name="P46" svg:x1="3.4291in" svg:y1="1.7787in" svg:x2="3.4445in" svg:y2="1.7685in"><text:p/></draw:line><draw:frame draw:style-name="gr113" draw:text-style-name="P49" svg:width="0.6394in" svg:height="0.1394in" svg:x="0.5047in" svg:y="2.3902in"><draw:text-box><text:p text:style-name="P48"><text:span text:style-name="T39">Chave Privada</text:span></text:p></draw:text-box></draw:frame><draw:frame draw:style-name="gr114" draw:text-style-name="P49" svg:width="0.035in" svg:height="0.1394in" draw:transform="rotate (0.643502895210309) translate (3.17361111111111in 1.88355752405949in)"><draw:text-box><text:p text:style-name="P48"><text:span text:style-name="T39"><text:s/></text:span></text:p></draw:text-box></draw:frame><draw:polygon draw:style-name="gr2" draw:text-style-name="P45" svg:width="0.1138in" svg:height="0.0984in" svg:x="1.8819in" svg:y="1.7102in" svg:viewBox="0 0 290 251" draw:points="290,0 117,251 0,100"><text:p/></draw:polygon><draw:line draw:style-name="gr3" draw:text-style-name="P46" svg:x1="1.2354in" svg:y1="2.2823in" svg:x2="1.2504in" svg:y2="2.2701in"><text:p/></draw:line><draw:line draw:style-name="gr3" draw:text-style-name="P46" svg:x1="1.2657in" svg:y1="2.2591in" svg:x2="1.2811in" svg:y2="2.2488in"><text:p/></draw:line><draw:line draw:style-name="gr3" draw:text-style-name="P46" svg:x1="1.2969in" svg:y1="2.2346in" svg:x2="1.3118in" svg:y2="2.2232in"><text:p/></draw:line><draw:line draw:style-name="gr3" draw:text-style-name="P46" svg:x1="1.3272in" svg:y1="2.2118in" svg:x2="1.3425in" svg:y2="2.2016in"><text:p/></draw:line><draw:line draw:style-name="gr3" draw:text-style-name="P46" svg:x1="1.3583in" svg:y1="2.1909in" svg:x2="1.3732in" svg:y2="2.1787in"><text:p/></draw:line><draw:line draw:style-name="gr3" draw:text-style-name="P46" svg:x1="1.3886in" svg:y1="2.1689in" svg:x2="1.4039in" svg:y2="2.1567in"><text:p/></draw:line><draw:line draw:style-name="gr3" draw:text-style-name="P46" svg:x1="1.4197in" svg:y1="2.1433in" svg:x2="1.4346in" svg:y2="2.1331in"><text:p/></draw:line><draw:line draw:style-name="gr3" draw:text-style-name="P46" svg:x1="1.45in" svg:y1="2.1232in" svg:x2="1.4654in" svg:y2="2.111in"><text:p/></draw:line><draw:line draw:style-name="gr3" draw:text-style-name="P46" svg:x1="1.4811in" svg:y1="2.0988in" svg:x2="1.4961in" svg:y2="2.0882in"><text:p/></draw:line><draw:line draw:style-name="gr3" draw:text-style-name="P46" svg:x1="1.5098in" svg:y1="2.0768in" svg:x2="1.5248in" svg:y2="2.0646in"><text:p/></draw:line><draw:line draw:style-name="gr3" draw:text-style-name="P46" svg:x1="1.5406in" svg:y1="2.0547in" svg:x2="1.5559in" svg:y2="2.0425in"><text:p/></draw:line><draw:line draw:style-name="gr3" draw:text-style-name="P46" svg:x1="1.5713in" svg:y1="2.0287in" svg:x2="1.5862in" svg:y2="2.0173in"><text:p/></draw:line><draw:line draw:style-name="gr3" draw:text-style-name="P46" svg:x1="1.602in" svg:y1="2.0083in" svg:x2="1.6173in" svg:y2="1.9961in"><text:p/></draw:line><draw:line draw:style-name="gr3" draw:text-style-name="P46" svg:x1="1.6327in" svg:y1="1.9846in" svg:x2="1.6476in" svg:y2="1.9744in"><text:p/></draw:line><draw:line draw:style-name="gr3" draw:text-style-name="P46" svg:x1="1.6634in" svg:y1="1.9598in" svg:x2="1.6787in" svg:y2="1.9484in"><text:p/></draw:line><draw:line draw:style-name="gr3" draw:text-style-name="P46" svg:x1="1.6941in" svg:y1="1.9378in" svg:x2="1.7091in" svg:y2="1.9276in"><text:p/></draw:line><draw:line draw:style-name="gr3" draw:text-style-name="P46" svg:x1="1.7248in" svg:y1="1.9165in" svg:x2="1.7402in" svg:y2="1.9043in"><text:p/></draw:line><draw:line draw:style-name="gr3" draw:text-style-name="P46" svg:x1="1.7555in" svg:y1="1.8937in" svg:x2="1.7705in" svg:y2="1.8815in"><text:p/></draw:line><draw:line draw:style-name="gr3" draw:text-style-name="P46" svg:x1="1.7862in" svg:y1="1.8705in" svg:x2="1.8016in" svg:y2="1.8583in"><text:p/></draw:line><draw:line draw:style-name="gr3" draw:text-style-name="P46" svg:x1="1.8154in" svg:y1="1.8488in" svg:x2="1.8307in" svg:y2="1.8366in"><text:p/></draw:line><draw:line draw:style-name="gr3" draw:text-style-name="P46" svg:x1="1.8457in" svg:y1="1.824in" svg:x2="1.861in" svg:y2="1.8118in"><text:p/></draw:line><draw:line draw:style-name="gr3" draw:text-style-name="P46" svg:x1="1.8768in" svg:y1="1.8024in" svg:x2="1.8921in" svg:y2="1.7902in"><text:p/></draw:line><draw:line draw:style-name="gr3" draw:text-style-name="P46" svg:x1="1.9071in" svg:y1="1.7787in" svg:x2="1.9224in" svg:y2="1.7685in"><text:p/></draw:line><draw:frame draw:style-name="gr115" draw:text-style-name="P49" svg:width="0.0358in" svg:height="0.1394in" draw:transform="rotate (0.659385391403458) translate (3.19930555555556in 1.86411307961505in)"><draw:text-box><text:p text:style-name="P48"><text:span text:style-name="T39"><text:s/></text:span></text:p></draw:text-box></draw:frame><draw:frame draw:style-name="gr116" draw:text-style-name="P49" svg:width="0.2933in" svg:height="0.1394in" draw:transform="rotate (0.635997979426734) translate (1.39652777777778in 1.9571686351706in)"><draw:text-box><text:p text:style-name="P48"><text:span text:style-name="T39">Assina</text:span></text:p></draw:text-box></draw:frame><draw:frame draw:style-name="gr114" draw:text-style-name="P49" svg:width="0.035in" svg:height="0.1394in" draw:transform="rotate (0.643502895210309) translate (1.64930555555556in 1.88455271216098in)"><draw:text-box><text:p text:style-name="P48"><text:span text:style-name="T39"><text:s/></text:span></text:p></draw:text-box></draw:frame><draw:polygon draw:style-name="gr4" draw:text-style-name="P47" svg:width="0.8547in" svg:height="0.3803in" svg:x="3.4224in" svg:y="2.1874in" svg:viewBox="0 0 2172 967" draw:points="1088,967 0,967 0,0 2172,0 2172,967"><text:p/></draw:polygon><draw:frame draw:style-name="gr111" draw:text-style-name="P49" svg:width="0.0358in" svg:height="0.1398in" draw:transform="rotate (0.647342619564697) translate (1.67708333333333in 1.86411307961505in)"><draw:text-box><text:p text:style-name="P48"><text:span text:style-name="T39"><text:s/></text:span></text:p></draw:text-box></draw:frame><draw:frame draw:style-name="gr99" draw:text-style-name="P49" svg:width="0.5358in" svg:height="0.1398in" svg:x="3.5846in" svg:y="2.2571in"><draw:text-box><text:p text:style-name="P48"><text:span text:style-name="T39">Dono 3</text:span></text:p></draw:text-box></draw:frame><draw:line draw:style-name="gr6" draw:text-style-name="P46" svg:x1="2.852in" svg:y1="0.7602in" svg:x2="3.7067in" svg:y2="0.7602in"><text:p/></draw:line><draw:polygon draw:style-name="gr2" draw:text-style-name="P45" svg:width="0.0764in" svg:height="0.1122in" svg:x="2.1472in" svg:y="0.8374in" svg:viewBox="0 0 195 286" draw:points="100,286 0,0 195,0"><text:p/></draw:polygon><draw:line draw:style-name="gr3" draw:text-style-name="P46" svg:x1="2.187in" svg:y1="0.7602in" svg:x2="2.187in" svg:y2="0.8591in"><text:p/></draw:line><draw:line draw:style-name="gr6" draw:text-style-name="P46" svg:x1="1.3307in" svg:y1="0.7602in" svg:x2="2.187in" svg:y2="0.7602in"><text:p/></draw:line><draw:polygon draw:style-name="gr2" draw:text-style-name="P45" svg:width="0.0744in" svg:height="0.1122in" svg:x="0.628in" svg:y="0.8374in" svg:viewBox="0 0 190 286" draw:points="95,286 0,0 190,0"><text:p/></draw:polygon><draw:line draw:style-name="gr3" draw:text-style-name="P46" svg:x1="0.665in" svg:y1="0.7602in" svg:x2="0.665in" svg:y2="0.8591in"><text:p/></draw:line><draw:line draw:style-name="gr6" draw:text-style-name="P46" svg:x1="-0.0004in" svg:y1="0.7602in" svg:x2="0.665in" svg:y2="0.7602in"><text:p/></draw:line><draw:frame draw:style-name="gr113" draw:text-style-name="P49" svg:width="0.6394in" svg:height="0.1394in" svg:x="3.5453in" svg:y="2.3902in"><draw:text-box><text:p text:style-name="P48"><text:span text:style-name="T39">Chave Privada</text:span></text:p></draw:text-box></draw:frame><draw:frame draw:style-name="gr117" draw:text-style-name="P49" svg:width="0.3205in" svg:height="0.1394in" draw:transform="rotate (-0.408756110817073) translate (1.47569444444444in 1.12800196850394in)"><draw:text-box><text:p text:style-name="P48"><text:span text:style-name="T39">Verifica</text:span></text:p></draw:text-box></draw:frame><draw:frame draw:style-name="gr118" draw:text-style-name="P49" svg:width="0.2933in" svg:height="0.1398in" draw:transform="rotate (0.635997979426734) translate (2.90625in 1.95786307961505in)"><draw:text-box><text:p text:style-name="P48"><text:span text:style-name="T39">Assina</text:span></text:p></draw:text-box></draw:frame></draw:g></text:p>
      <text:p text:style-name="P11"/>
      <text:list xml:id="list2399659220" text:style-name="L1">
        <text:list-item>
          <text:p text:style-name="P34">O problema claramente é que o beneficiário não pode verificar que um dos donos não gastou duplamente a moeda. Uma solução comum é introduzir uma autoridade central, ou casa da moeda, que checa cada transação por gastos duplos. Após cada transação, a moeda deve ser retornada para casa da moeda que emite uma nova moeda, e apenas moedas emitidas diretamente pela casa da moeda são confiáveis de não terem sido duplamente gastas. O problema com essa solução é que o destino do sistema monetário inteiro depende da empresa responsável pela casa da moeda, com cada transação tendo que ser feita através deles, tal como um banco. </text:p>
        </text:list-item>
      </text:list>
      <text:p text:style-name="P19">Nós precisamos de uma maneira que o beneficiário saiba que os donos anteriores não assinaram nenhuma transação antes dessa. Para os nossos propósitos, a primeira transação é a única que conta, então não ligamos para tentativas de duplo gasto posteriores. A única maneira de confirmar a ausência de transação é ser consciente de todas as transações. No modelo baseado na casa da moeda, a casa da moeda era consciente de todas as transações e decidia qual chegou primeiro. Para conseguir isso sem uma parte confiável, as transações devem ser anunciadas publicamente. O beneficiário necessita de prova que, no horário de cada transação, a maioria dos nódulos concorda que essa foi que a primeira recebida.</text:p>
      <text:h text:style-name="P30" text:outline-level="2"><text:span text:style-name="T5">3</text:span><text:span text:style-name="T6">. <text:s text:c="3"/>Servidor de </text:span><text:span text:style-name="T11">R</text:span><text:span text:style-name="T6">egistro </text:span><text:span text:style-name="T11">C</text:span><text:span text:style-name="T6">ronológico </text:span><text:span text:style-name="T11">(</text:span><text:span text:style-name="T6">Timestamp</text:span><text:span text:style-name="T11">)</text:span></text:h>
      <text:p text:style-name="P5">A solução que nós propomos começa com um servidor de registro cronológico. Um servidor de registro cronológico funciona pegando um hash de um bloco de itens para ser registrados cronologicamente e amplamente publicando esse hash, por exemplo em um jornal ou post de Usenet [2-5]. O registro cronológico prova que os dados devem ter existido em algum momento, obviamente, para que tenha entrado dentro do hash. Cada registro cronológico inclui o registro cronológico anterior no seu hash, formando uma corrente, com cada registro cronológico <text:soft-page-break/>adicional reinforçando os que vem antes dele.</text:p>
      <text:p text:style-name="P5"/>
      <text:p text:style-name="P6"><draw:g text:anchor-type="as-char" draw:z-index="0" draw:style-name="gr1"><draw:polygon draw:style-name="gr2" draw:text-style-name="P45" svg:width="0.0941in" svg:height="0.0634in" svg:x="0.4571in" svg:y="0.0488in" svg:viewBox="0 0 240 162" draw:points="240,81 0,162 0,0"><text:p/></draw:polygon><draw:line draw:style-name="gr3" draw:text-style-name="P46" svg:x1="0in" svg:y1="0.0807in" svg:x2="0.4752in" svg:y2="0.0807in"><text:p/></draw:line><draw:polygon draw:style-name="gr2" draw:text-style-name="P45" svg:width="0.0941in" svg:height="0.0634in" svg:x="1.9528in" svg:y="0.128in" svg:viewBox="0 0 240 162" draw:points="240,81 0,162 0,0"><text:p/></draw:polygon><draw:line draw:style-name="gr3" draw:text-style-name="P46" svg:x1="1.811in" svg:y1="0.1598in" svg:x2="1.9724in" svg:y2="0.1598in"><text:p/></draw:line><draw:polygon draw:style-name="gr2" draw:text-style-name="P45" svg:width="0.0941in" svg:height="0.0634in" svg:x="3.1346in" svg:y="0.0488in" svg:viewBox="0 0 240 162" draw:points="240,81 0,162 0,0"><text:p/></draw:polygon><draw:line draw:style-name="gr3" draw:text-style-name="P46" svg:x1="2.2835in" svg:y1="0.0807in" svg:x2="3.1528in" svg:y2="0.0807in"><text:p/></draw:line><draw:polygon draw:style-name="gr4" draw:text-style-name="P47" svg:width="1.2594in" svg:height="0.4803in" svg:x="0.2362in" svg:y="0.3197in" svg:viewBox="0 0 3200 1221" draw:points="1602,1221 0,1221 0,0 3200,0 3200,1221"><text:p/></draw:polygon><draw:polygon draw:style-name="gr5" draw:text-style-name="P47" svg:width="0.315in" svg:height="0.1594in" svg:x="0.3154in" svg:y="0.5598in" svg:viewBox="0 0 801 406" draw:points="399,406 0,406 0,0 801,0 801,406"><text:p/></draw:polygon><draw:polygon draw:style-name="gr6" draw:text-style-name="P46" svg:width="0.315in" svg:height="0.1594in" svg:x="0.3154in" svg:y="0.5598in" svg:viewBox="0 0 801 406" draw:points="399,406 0,406 0,0 801,0 801,406"><text:p/></draw:polygon><draw:frame draw:style-name="gr7" draw:text-style-name="P49" svg:width="0.2516in" svg:height="0.1161in" svg:x="0.311in" svg:y="0.3736in"><draw:text-box><text:p text:style-name="P48"><text:span text:style-name="T25">Bloco</text:span></text:p></draw:text-box></draw:frame><draw:polygon draw:style-name="gr5" draw:text-style-name="P47" svg:width="0.315in" svg:height="0.1594in" svg:x="0.7083in" svg:y="0.5598in" svg:viewBox="0 0 801 406" draw:points="403,406 0,406 0,0 801,0 801,406"><text:p/></draw:polygon><draw:polygon draw:style-name="gr6" draw:text-style-name="P46" svg:width="0.315in" svg:height="0.1594in" svg:x="0.7083in" svg:y="0.5598in" svg:viewBox="0 0 801 406" draw:points="403,406 0,406 0,0 801,0 801,406"><text:p/></draw:polygon><draw:frame draw:style-name="gr8" draw:text-style-name="P49" svg:width="0.1961in" svg:height="0.1161in" svg:x="0.378in" svg:y="0.5902in"><draw:text-box><text:p text:style-name="P48"><text:span text:style-name="T25">Item</text:span></text:p></draw:text-box></draw:frame><draw:polygon draw:style-name="gr5" draw:text-style-name="P47" svg:width="0.315in" svg:height="0.1594in" svg:x="1.1028in" svg:y="0.5598in" svg:viewBox="0 0 801 406" draw:points="399,406 0,406 0,0 801,0 801,406"><text:p/></draw:polygon><draw:polygon draw:style-name="gr6" draw:text-style-name="P46" svg:width="0.315in" svg:height="0.1594in" svg:x="1.1028in" svg:y="0.5598in" svg:viewBox="0 0 801 406" draw:points="399,406 0,406 0,0 801,0 801,406"><text:p/></draw:polygon><draw:frame draw:style-name="gr8" draw:text-style-name="P49" svg:width="0.1961in" svg:height="0.1161in" svg:x="0.7709in" svg:y="0.5902in"><draw:text-box><text:p text:style-name="P48"><text:span text:style-name="T25">Item</text:span></text:p></draw:text-box></draw:frame><draw:polygon draw:style-name="gr4" draw:text-style-name="P47" svg:width="0.315in" svg:height="0.2398in" svg:x="2.0472in" svg:y="0.0004in" svg:viewBox="0 0 801 610" draw:points="402,610 0,610 0,0 801,0 801,610"><text:p/></draw:polygon><draw:frame draw:style-name="gr9" draw:text-style-name="P49" svg:width="0.085in" svg:height="0.1161in" svg:x="1.222in" svg:y="0.5902in"><draw:text-box><text:p text:style-name="P48"><text:span text:style-name="T25">...</text:span></text:p></draw:text-box></draw:frame><draw:polygon draw:style-name="gr4" draw:text-style-name="P47" svg:width="1.261in" svg:height="0.4803in" svg:x="1.7319in" svg:y="0.3197in" svg:viewBox="0 0 3204 1221" draw:points="1602,1221 0,1221 0,0 3204,0 3204,1221"><text:p/></draw:polygon><draw:frame draw:style-name="gr10" draw:text-style-name="P49" svg:width="0.235in" svg:height="0.1161in" svg:x="2.0917in" svg:y="0.0736in"><draw:text-box><text:p text:style-name="P48"><text:span text:style-name="T25">Hash</text:span></text:p></draw:text-box></draw:frame><draw:polygon draw:style-name="gr5" draw:text-style-name="P47" svg:width="0.315in" svg:height="0.1594in" svg:x="1.811in" svg:y="0.5598in" svg:viewBox="0 0 801 406" draw:points="403,406 0,406 0,0 801,0 801,406"><text:p/></draw:polygon><draw:polygon draw:style-name="gr6" draw:text-style-name="P46" svg:width="0.315in" svg:height="0.1594in" svg:x="1.811in" svg:y="0.5598in" svg:viewBox="0 0 801 406" draw:points="403,406 0,406 0,0 801,0 801,406"><text:p/></draw:polygon><draw:frame draw:style-name="gr7" draw:text-style-name="P49" svg:width="0.2516in" svg:height="0.1161in" svg:x="1.8126in" svg:y="0.3736in"><draw:text-box><text:p text:style-name="P48"><text:span text:style-name="T25">Bloco</text:span></text:p></draw:text-box></draw:frame><draw:polygon draw:style-name="gr5" draw:text-style-name="P47" svg:width="0.315in" svg:height="0.1594in" svg:x="2.2055in" svg:y="0.5598in" svg:viewBox="0 0 801 406" draw:points="399,406 0,406 0,0 801,0 801,406"><text:p/></draw:polygon><draw:polygon draw:style-name="gr6" draw:text-style-name="P46" svg:width="0.315in" svg:height="0.1594in" svg:x="2.2055in" svg:y="0.5598in" svg:viewBox="0 0 801 406" draw:points="399,406 0,406 0,0 801,0 801,406"><text:p/></draw:polygon><draw:frame draw:style-name="gr8" draw:text-style-name="P49" svg:width="0.1961in" svg:height="0.1161in" svg:x="1.8709in" svg:y="0.5902in"><draw:text-box><text:p text:style-name="P48"><text:span text:style-name="T25">Item</text:span></text:p></draw:text-box></draw:frame><draw:polygon draw:style-name="gr5" draw:text-style-name="P47" svg:width="0.315in" svg:height="0.1594in" svg:x="2.5984in" svg:y="0.5598in" svg:viewBox="0 0 801 406" draw:points="402,406 0,406 0,0 801,0 801,406"><text:p/></draw:polygon><draw:polygon draw:style-name="gr6" draw:text-style-name="P46" svg:width="0.315in" svg:height="0.1594in" svg:x="2.5984in" svg:y="0.5598in" svg:viewBox="0 0 801 406" draw:points="402,406 0,406 0,0 801,0 801,406"><text:p/></draw:polygon><draw:frame draw:style-name="gr8" draw:text-style-name="P49" svg:width="0.1961in" svg:height="0.1161in" svg:x="2.2646in" svg:y="0.5902in"><draw:text-box><text:p text:style-name="P48"><text:span text:style-name="T25">Item</text:span></text:p></draw:text-box></draw:frame><draw:line draw:style-name="gr6" draw:text-style-name="P46" svg:x1="1.811in" svg:y1="0.3197in" svg:x2="1.811in" svg:y2="0.1598in"><text:p/></draw:line><draw:polygon draw:style-name="gr2" draw:text-style-name="P45" svg:width="0.0941in" svg:height="0.0634in" svg:x="0.4571in" svg:y="0.128in" svg:viewBox="0 0 240 162" draw:points="240,81 0,162 0,0"><text:p/></draw:polygon><draw:line draw:style-name="gr3" draw:text-style-name="P46" svg:x1="0.3154in" svg:y1="0.1598in" svg:x2="0.4752in" svg:y2="0.1598in"><text:p/></draw:line><draw:polygon draw:style-name="gr2" draw:text-style-name="P45" svg:width="0.0941in" svg:height="0.0634in" svg:x="1.9528in" svg:y="0.0488in" svg:viewBox="0 0 240 162" draw:points="240,81 0,162 0,0"><text:p/></draw:polygon><draw:line draw:style-name="gr3" draw:text-style-name="P46" svg:x1="0.8669in" svg:y1="0.0807in" svg:x2="1.9724in" svg:y2="0.0807in"><text:p/></draw:line><draw:polygon draw:style-name="gr4" draw:text-style-name="P47" svg:width="0.315in" svg:height="0.2398in" svg:x="0.5516in" svg:y="0.0004in" svg:viewBox="0 0 801 610" draw:points="398,610 0,610 0,0 801,0 801,610"><text:p/></draw:polygon><draw:frame draw:style-name="gr9" draw:text-style-name="P49" svg:width="0.085in" svg:height="0.1161in" svg:x="2.7154in" svg:y="0.5902in"><draw:text-box><text:p text:style-name="P48"><text:span text:style-name="T25">...</text:span></text:p></draw:text-box></draw:frame><draw:line draw:style-name="gr6" draw:text-style-name="P46" svg:x1="0.3154in" svg:y1="0.3197in" svg:x2="0.3154in" svg:y2="0.1598in"><text:p/></draw:line><draw:frame draw:style-name="gr10" draw:text-style-name="P49" svg:width="0.235in" svg:height="0.1161in" svg:x="0.5909in" svg:y="0.0736in"><draw:text-box><text:p text:style-name="P48"><text:span text:style-name="T25">Hash</text:span></text:p></draw:text-box></draw:frame></draw:g></text:p>
      <text:p text:style-name="P6"/>
      <text:p text:style-name="P6"/>
      <text:p text:style-name="P6"/>
      <text:h text:style-name="P27" text:outline-level="2"><text:span text:style-name="T5">4</text:span><text:span text:style-name="T6">. <text:s text:c="3"/></text:span><text:span text:style-name="T5">Pro</text:span><text:span text:style-name="T11">va de Trabalho</text:span></text:h>
      <text:p text:style-name="P5">Para implementar um servidor distribuído de registro cronológico em uma base peer-to-peer, nós precisamos usar uma prova de trabalho similar ao Hashcash de Adam Back<text:span text:style-name="T20">[6]</text:span>, em vez de jornais ou posts de Usenet. A prova de trabalho envolve buscar por um valor que quando disperso, como exemplo com SHA-256, o hash começa com um número de zero bits. A média de trabalho necessário é exponencial no número de zero bits necessário e pode ser verificada ao executar um único hash. </text:p>
      <text:p text:style-name="P19">Para nossa rede de registro cronológico, nós implementamos a prova de trabalho ao incrementar um nonce no bloco até que um valor achado dá ao hash do bloco os zero bits necessários. Uma vez que o esforço de CPU foi gasto para satisfazer a prova de trabalho, o bloco não pode ser mudado sem refazer o trabalho. À medida que novos blocos são encadeados depois desse, o trabalho para mudar o bloco iria incluir refazer todos os blocos depois dele.</text:p>
      <text:p text:style-name="P15"/>
      <text:p text:style-name="P6"><draw:g text:anchor-type="as-char" draw:z-index="1" draw:style-name="gr1"><draw:polygon draw:style-name="gr4" draw:text-style-name="P47" svg:width="1.3594in" svg:height="0.7205in" svg:x="0.3193in" svg:y="0in" svg:viewBox="0 0 3454 1831" draw:points="1729,1831 0,1831 0,0 3454,0 3454,1831"><text:p/></draw:polygon><draw:polygon draw:style-name="gr5" draw:text-style-name="P47" svg:width="0.6398in" svg:height="0.1591in" svg:x="0.4791in" svg:y="0.2406in" svg:viewBox="0 0 1626 405" draw:points="815,405 0,405 0,0 1626,0 1626,405"><text:p/></draw:polygon><draw:polygon draw:style-name="gr6" draw:text-style-name="P46" svg:width="0.6398in" svg:height="0.1591in" svg:x="0.4791in" svg:y="0.2406in" svg:viewBox="0 0 1626 405" draw:points="815,405 0,405 0,0 1626,0 1626,405"><text:p/></draw:polygon><draw:frame draw:style-name="gr7" draw:text-style-name="P49" svg:width="0.2516in" svg:height="0.1161in" svg:x="0.4in" svg:y="0.0583in"><draw:text-box><text:p text:style-name="P48"><text:span text:style-name="T25">Bloco</text:span></text:p></draw:text-box></draw:frame><draw:polygon draw:style-name="gr5" draw:text-style-name="P47" svg:width="0.3996in" svg:height="0.1591in" svg:x="1.2in" svg:y="0.2406in" svg:viewBox="0 0 1016 405" draw:points="508,405 0,405 0,0 1016,0 1016,405"><text:p/></draw:polygon><draw:polygon draw:style-name="gr6" draw:text-style-name="P46" svg:width="0.3996in" svg:height="0.1591in" svg:x="1.2in" svg:y="0.2406in" svg:viewBox="0 0 1016 405" draw:points="508,405 0,405 0,0 1016,0 1016,405"><text:p/></draw:polygon><draw:frame draw:style-name="gr11" draw:text-style-name="P49" svg:width="0.4689in" svg:height="0.1161in" svg:x="0.5665in" svg:y="0.2752in"><draw:text-box><text:p text:style-name="P48"><text:span text:style-name="T25">Hash Ant.</text:span></text:p></draw:text-box></draw:frame><draw:polygon draw:style-name="gr5" draw:text-style-name="P47" svg:width="0.3205in" svg:height="0.1594in" svg:x="0.4791in" svg:y="0.4811in" svg:viewBox="0 0 815 406" draw:points="409,406 0,406 0,0 815,0 815,406"><text:p/></draw:polygon><draw:polygon draw:style-name="gr6" draw:text-style-name="P46" svg:width="0.3205in" svg:height="0.1594in" svg:x="0.4791in" svg:y="0.4811in" svg:viewBox="0 0 815 406" draw:points="409,406 0,406 0,0 815,0 815,406"><text:p/></draw:polygon><draw:frame draw:style-name="gr12" draw:text-style-name="P49" svg:width="0.2913in" svg:height="0.1161in" svg:x="1.2583in" svg:y="0.2752in"><draw:text-box><text:p text:style-name="P48"><text:span text:style-name="T25">Nonce</text:span></text:p></draw:text-box></draw:frame><draw:polygon draw:style-name="gr5" draw:text-style-name="P47" svg:width="0.3205in" svg:height="0.1594in" svg:x="0.8791in" svg:y="0.4811in" svg:viewBox="0 0 815 406" draw:points="409,406 0,406 0,0 815,0 815,406"><text:p/></draw:polygon><draw:polygon draw:style-name="gr6" draw:text-style-name="P46" svg:width="0.3205in" svg:height="0.1594in" svg:x="0.8791in" svg:y="0.4811in" svg:viewBox="0 0 815 406" draw:points="409,406 0,406 0,0 815,0 815,406"><text:p/></draw:polygon><draw:frame draw:style-name="gr13" draw:text-style-name="P49" svg:width="0.113in" svg:height="0.1161in" svg:x="0.5835in" svg:y="0.5165in"><draw:text-box><text:p text:style-name="P48"><text:span text:style-name="T25">Tx</text:span></text:p></draw:text-box></draw:frame><draw:polygon draw:style-name="gr5" draw:text-style-name="P47" svg:width="0.3205in" svg:height="0.1594in" svg:x="1.2791in" svg:y="0.4811in" svg:viewBox="0 0 815 406" draw:points="406,406 0,406 0,0 815,0 815,406"><text:p/></draw:polygon><draw:polygon draw:style-name="gr6" draw:text-style-name="P46" svg:width="0.3205in" svg:height="0.1594in" svg:x="1.2791in" svg:y="0.4811in" svg:viewBox="0 0 815 406" draw:points="406,406 0,406 0,0 815,0 815,406"><text:p/></draw:polygon><draw:frame draw:style-name="gr13" draw:text-style-name="P49" svg:width="0.113in" svg:height="0.1161in" svg:x="0.9835in" svg:y="0.5165in"><draw:text-box><text:p text:style-name="P48"><text:span text:style-name="T25">Tx</text:span></text:p></draw:text-box></draw:frame><draw:polygon draw:style-name="gr2" draw:text-style-name="P45" svg:width="0.0941in" svg:height="0.0634in" svg:x="0.3846in" svg:y="0.2902in" svg:viewBox="0 0 240 162" draw:points="240,81 0,162 0,0"><text:p/></draw:polygon><draw:line draw:style-name="gr3" draw:text-style-name="P46" svg:x1="0in" svg:y1="0.322in" svg:x2="0.4028in" svg:y2="0.322in"><text:p/></draw:line><draw:polygon draw:style-name="gr4" draw:text-style-name="P47" svg:width="1.3594in" svg:height="0.7205in" svg:x="1.9193in" svg:y="0in" svg:viewBox="0 0 3454 1831" draw:points="1725,1831 0,1831 0,0 3454,0 3454,1831"><text:p/></draw:polygon><draw:frame draw:style-name="gr9" draw:text-style-name="P49" svg:width="0.085in" svg:height="0.1161in" svg:x="1.4in" svg:y="0.5165in"><draw:text-box><text:p text:style-name="P48"><text:span text:style-name="T25">...</text:span></text:p></draw:text-box></draw:frame><draw:polygon draw:style-name="gr5" draw:text-style-name="P47" svg:width="0.6398in" svg:height="0.1591in" svg:x="2.0791in" svg:y="0.2406in" svg:viewBox="0 0 1626 405" draw:points="811,405 0,405 0,0 1626,0 1626,405"><text:p/></draw:polygon><draw:polygon draw:style-name="gr6" draw:text-style-name="P46" svg:width="0.6398in" svg:height="0.1591in" svg:x="2.0791in" svg:y="0.2406in" svg:viewBox="0 0 1626 405" draw:points="811,405 0,405 0,0 1626,0 1626,405"><text:p/></draw:polygon><draw:frame draw:style-name="gr7" draw:text-style-name="P49" svg:width="0.2516in" svg:height="0.2315in" svg:x="2in" svg:y="0.0583in"><draw:text-box><text:p text:style-name="P48"><text:span text:style-name="T25">Bloco</text:span></text:p><text:p text:style-name="P48"><text:span text:style-name="T25"/></text:p></draw:text-box></draw:frame><draw:polygon draw:style-name="gr5" draw:text-style-name="P47" svg:width="0.3996in" svg:height="0.1591in" svg:x="2.7984in" svg:y="0.2406in" svg:viewBox="0 0 1016 405" draw:points="508,405 0,405 0,0 1016,0 1016,405"><text:p/></draw:polygon><draw:polygon draw:style-name="gr6" draw:text-style-name="P46" svg:width="0.3996in" svg:height="0.1591in" svg:x="2.7984in" svg:y="0.2406in" svg:viewBox="0 0 1016 405" draw:points="508,405 0,405 0,0 1016,0 1016,405"><text:p/></draw:polygon><draw:frame draw:style-name="gr11" draw:text-style-name="P49" svg:width="0.4689in" svg:height="0.1161in" svg:x="2.1654in" svg:y="0.2752in"><draw:text-box><text:p text:style-name="P48"><text:span text:style-name="T25">Hash Ant.</text:span></text:p></draw:text-box></draw:frame><draw:polygon draw:style-name="gr5" draw:text-style-name="P47" svg:width="0.3189in" svg:height="0.1594in" svg:x="2.0791in" svg:y="0.4811in" svg:viewBox="0 0 811 406" draw:points="406,406 0,406 0,0 811,0 811,406"><text:p/></draw:polygon><draw:polygon draw:style-name="gr6" draw:text-style-name="P46" svg:width="0.3189in" svg:height="0.1594in" svg:x="2.0791in" svg:y="0.4811in" svg:viewBox="0 0 811 406" draw:points="406,406 0,406 0,0 811,0 811,406"><text:p/></draw:polygon><draw:frame draw:style-name="gr12" draw:text-style-name="P49" svg:width="0.2913in" svg:height="0.1161in" svg:x="2.8571in" svg:y="0.2752in"><draw:text-box><text:p text:style-name="P48"><text:span text:style-name="T25">Nonce</text:span></text:p></draw:text-box></draw:frame><draw:polygon draw:style-name="gr5" draw:text-style-name="P47" svg:width="0.3189in" svg:height="0.1594in" svg:x="2.4791in" svg:y="0.4811in" svg:viewBox="0 0 811 406" draw:points="406,406 0,406 0,0 811,0 811,406"><text:p/></draw:polygon><draw:polygon draw:style-name="gr6" draw:text-style-name="P46" svg:width="0.3189in" svg:height="0.1594in" svg:x="2.4791in" svg:y="0.4811in" svg:viewBox="0 0 811 406" draw:points="406,406 0,406 0,0 811,0 811,406"><text:p/></draw:polygon><draw:frame draw:style-name="gr13" draw:text-style-name="P49" svg:width="0.113in" svg:height="0.1161in" svg:x="2.1819in" svg:y="0.5165in"><draw:text-box><text:p text:style-name="P48"><text:span text:style-name="T25">Tx</text:span></text:p></draw:text-box></draw:frame><draw:polygon draw:style-name="gr5" draw:text-style-name="P47" svg:width="0.3189in" svg:height="0.1594in" svg:x="2.8791in" svg:y="0.4811in" svg:viewBox="0 0 811 406" draw:points="406,406 0,406 0,0 811,0 811,406"><text:p/></draw:polygon><draw:polygon draw:style-name="gr6" draw:text-style-name="P46" svg:width="0.3189in" svg:height="0.1594in" svg:x="2.8791in" svg:y="0.4811in" svg:viewBox="0 0 811 406" draw:points="406,406 0,406 0,0 811,0 811,406"><text:p/></draw:polygon><draw:frame draw:style-name="gr13" draw:text-style-name="P49" svg:width="0.113in" svg:height="0.1161in" svg:x="2.5819in" svg:y="0.5165in"><draw:text-box><text:p text:style-name="P48"><text:span text:style-name="T25">Tx</text:span></text:p></draw:text-box></draw:frame><draw:polygon draw:style-name="gr2" draw:text-style-name="P45" svg:width="0.0957in" svg:height="0.0634in" svg:x="1.9831in" svg:y="0.2902in" svg:viewBox="0 0 244 162" draw:points="244,81 0,162 0,0"><text:p/></draw:polygon><draw:line draw:style-name="gr3" draw:text-style-name="P46" svg:x1="1.6791in" svg:y1="0.322in" svg:x2="2.0028in" svg:y2="0.322in"><text:p/></draw:line><draw:frame draw:style-name="gr9" draw:text-style-name="P49" svg:width="0.085in" svg:height="0.1161in" svg:x="2.9984in" svg:y="0.5165in"><draw:text-box><text:p text:style-name="P48"><text:span text:style-name="T25">...</text:span></text:p></draw:text-box></draw:frame></draw:g></text:p>
      <text:p text:style-name="P5"/>
      <text:p text:style-name="P5">A prova de trabalho também soluciona o problema de determinar a representação de consenso. Se a maioria fosse baseada em um-IP-um-voto, ela poderia ser subvertida por qualquer um capaz de alocar muitos IPs. A prova de trabalho é essencialmente um-CPU-um-voto. A decisão majoriatária é representada pela corrente mais longa, que tem o maior esforço de prova de trabalho investido nela. Se a maioria do poder de CPU é controlado por nódulos honestos, a corrente honesta crescerá mais rápido e ultrapassará qualquer corrente competidora. Para modificar depois de um bloco, um atacante teria que refazer a prova de trabalho do bloco e todos os blocos depois dele e depois acompanhar e ultrapassar o trabalho de nódulos honestos. Nós mostraremos depois que a probabilidade de um atacante lento acompanhar diminui exponencialmente à medida que blocos subsequentes são adicionados. <text:s/></text:p>
      <text:p text:style-name="P19">Para compensar pela velocidade cada vez maior do hardware e variados interesses em rodar nódulos ao longo do tempo, a dificuldade da prova de trabalho é determinada pela média móvel mirando em um número médio de blocos por hora. Se eles forem gerados muito rapidamente, a dificuldade aumenta.</text:p>
      <text:h text:style-name="P28" text:outline-level="2"><text:span text:style-name="T7">5</text:span><text:span text:style-name="T6">. <text:s text:c="3"/></text:span><text:span text:style-name="T11">Rede</text:span></text:h>
      <text:p text:style-name="P5">Os passos para rodar a rede são os seguintes:</text:p>
      <text:p text:style-name="P5"/>
      <text:list xml:id="list2093331324" text:style-name="Numbering_20_1">
        <text:list-item>
          <text:p text:style-name="P36">Novas transações são anunciadas para todos os nódulos.</text:p>
        </text:list-item>
        <text:list-item>
          <text:p text:style-name="P37">Cada nódulo coleta novas transações em um bloco.</text:p>
        </text:list-item>
        <text:list-item>
          <text:p text:style-name="P37"><text:soft-page-break/>Cada nódulo trabalha para achar uma difícil prova de trabalho para seu bloco.</text:p>
        </text:list-item>
        <text:list-item>
          <text:p text:style-name="P37">Quando um nódulo acha uma prova de trabalho, ele anuncia o bloco para todos os nódulos.</text:p>
        </text:list-item>
        <text:list-item>
          <text:p text:style-name="P37">Nódulos aceitam o bloco apenas se todas transações nele são válidas e não foram gastas.</text:p>
        </text:list-item>
        <text:list-item>
          <text:p text:style-name="P37">Nódulos expressam sua aceitação do bloco ao trabalhar para criar o próximo bloco na corrente, usando o hash do bloco aceito como o hash anterior.</text:p>
        </text:list-item>
      </text:list>
      <text:p text:style-name="P5"/>
      <text:p text:style-name="P19">Nódulos sempre consideram a corrente mais longa como a correta e continuarão a trabalhar em estendê-la. Se dois nódulos anunciarem versões diferentes do próximo bloco simultaneamente, alguns nódulos podem receber uma ou outra primeiro. Nesse caso, eles trabalham no primeiro que receberam, mas salvam o outro ramo no caso dele se tornar maior. O empate quebrará quando a próxima prova de trabalho for achada e um ramo se tornar maior, os nódulos que estavam trabalhando no outro ramo mudarão para o maior.</text:p>
      <text:p text:style-name="P5"/>
      <text:p text:style-name="P20">Novos anúncios de transações não necessariamente precisam chegar a todos os nódulos. Contato que cheguem a número suficiente, eles entrarão em um bloco rapidamente. Anúncios de blocos são tolerantes a mensagens perdidas. Se um nódulo não recebe um bloco, ele o pede quando receber o próximo e perceber que perdeu um.</text:p>
      <text:h text:style-name="P29" text:outline-level="2"><text:span text:style-name="T8">6</text:span><text:span text:style-name="T6">. <text:s text:c="3"/></text:span><text:span text:style-name="T8">Incentiv</text:span><text:span text:style-name="T11">o</text:span></text:h>
      <text:p text:style-name="P7">Por convenção, a primeira transação em um bloco é uma transação especial que começa com uma nova moeda cujo dono é o criador do bloco. Isso adiciona o incentivo para os nódulos ajudarem a rede, e promove uma maneira de distribuir inicialmente moedas em circulação, já que não há uma autoridade central para emiti-las. A adição regular de uma quantidade constante de novas moedas é análoga a mineradores de ouro gastando recursos para adicionar ouro em circulação. No nosso caso, é tempo de CPU e eletricidade que são gastos. <text:s/></text:p>
      <text:p text:style-name="P21">O incentivo pode ser financiado com taxas de transação. Se o resultado do valor de uma transação é menor que o valor inserido, a diferença é a taxa de transação adicionada ao valor de incentivo do bloco contendo a transação. Depois que um número predeterminado de moedas entrou em circulação, o incentivo pode transacionar inteiramente para taxas de transação e ser completamente livre de inflação. <text:s/></text:p>
      <text:p text:style-name="P21">O incentivo pode ajudar a encorajar nódulos a permanecer honestos. Se um atacante ganancioso for capaz de juntar mais poder de CPU que todos os nódulos honestos, ele teria que escolher entre usá-lo para fraudar as pessoas roubando de volta seus pagamentos, ou usando para gerar novas moedas. Ele acharia que é mais rentável jogar pelas regras, tais regras que favoreceriam ele com mais novas moedas que todos mundo junto, do que minar o sistema e a validade de sua própria riqueza.</text:p>
      <text:h text:style-name="P29" text:outline-level="2"><text:span text:style-name="T8">7</text:span><text:span text:style-name="T6">. <text:s text:c="3"/>Reclamando espaço em disco</text:span></text:h>
      <text:p text:style-name="P7">Depois que a última transação em uma moeda for enterrada sob blocos suficiente, as transações gastas depois disso podem ser descartadas para salvar espaço em disco. Para facilitar isso sem quebrar o hash do bloco, as transações são marcadas em uma Árvore de Merkle [7][2][5], com apenas a raíz inclusa no hash do bloco. Blocos antigos podem ser compactados podando ramos da árvore. Os ramos interiores não precisam ser guardados.</text:p>
      <text:p text:style-name="P7"/>
      <text:p text:style-name="P9"><text:soft-page-break/><draw:g text:anchor-type="as-char" svg:y="-1.1283in" draw:z-index="2" draw:style-name="gr14"><draw:polygon draw:style-name="gr4" draw:text-style-name="P47" svg:width="2.376in" svg:height="2.5776in" svg:x="2.778in" svg:y="-0.0004in" svg:viewBox="0 0 6036 6548" draw:points="3018,6548 0,6548 0,0 6036,0 6036,6548"><text:p/></draw:polygon><draw:polygon draw:style-name="gr4" draw:text-style-name="P47" svg:width="2.3933in" svg:height="2.5776in" svg:x="0in" svg:y="-0.0004in" svg:viewBox="0 0 6080 6548" draw:points="3039,6548 0,6548 0,0 6080,0 6080,6548"><text:p/></draw:polygon><draw:frame draw:style-name="gr15" draw:text-style-name="P49" svg:width="0.2953in" svg:height="0.1394in" svg:x="2.8736in" svg:y="0.0575in"><draw:text-box><text:p text:style-name="P48"><text:span text:style-name="T26">Bloco</text:span></text:p></draw:text-box></draw:frame><draw:polygon draw:style-name="gr4" draw:text-style-name="P47" svg:width="1.7232in" svg:height="0.8594in" svg:x="0.4791in" svg:y="0.0953in" svg:viewBox="0 0 4378 2184" draw:points="2189,2184 0,2184 0,0 4378,0 4378,2184"><text:p/></draw:polygon><draw:frame draw:style-name="gr16" draw:text-style-name="P49" svg:width="0.3016in" svg:height="0.1394in" svg:x="0.0898in" svg:y="0.0575in"><draw:text-box><text:p text:style-name="P48"><text:span text:style-name="T26">Bloco</text:span></text:p></draw:text-box></draw:frame><draw:polygon draw:style-name="gr5" draw:text-style-name="P47" svg:width="0.7654in" svg:height="0.1906in" svg:x="0.6709in" svg:y="0.3811in" svg:viewBox="0 0 1945 485" draw:points="971,485 0,485 0,0 1945,0 1945,485"><text:p/></draw:polygon><draw:polygon draw:style-name="gr6" draw:text-style-name="P46" svg:width="0.7654in" svg:height="0.1906in" svg:x="0.6709in" svg:y="0.3811in" svg:viewBox="0 0 1945 485" draw:points="971,485 0,485 0,0 1945,0 1945,485"><text:p/></draw:polygon><draw:frame draw:style-name="gr17" draw:text-style-name="P49" svg:width="1.9524in" svg:height="0.1398in" svg:x="0.5673in" svg:y="0.1563in"><draw:text-box><text:p text:style-name="P48"><text:span text:style-name="T26">Cabeçalho do bloco (Hash do Bloco)</text:span></text:p></draw:text-box></draw:frame><draw:polygon draw:style-name="gr5" draw:text-style-name="P47" svg:width="0.5748in" svg:height="0.1906in" svg:x="1.5319in" svg:y="0.3811in" svg:viewBox="0 0 1461 485" draw:points="728,485 0,485 0,0 1461,0 1461,485"><text:p/></draw:polygon><draw:polygon draw:style-name="gr6" draw:text-style-name="P46" svg:width="0.5748in" svg:height="0.1906in" svg:x="1.5319in" svg:y="0.3811in" svg:viewBox="0 0 1461 485" draw:points="728,485 0,485 0,0 1461,0 1461,485"><text:p/></draw:polygon><draw:frame draw:style-name="gr18" draw:text-style-name="P49" svg:width="0.5823in" svg:height="0.1394in" svg:x="0.778in" svg:y="0.4161in"><draw:text-box><text:p text:style-name="P48"><text:span text:style-name="T26">Hash Anterior</text:span></text:p></draw:text-box></draw:frame><draw:polygon draw:style-name="gr5" draw:text-style-name="P47" svg:width="0.5732in" svg:height="0.1906in" svg:x="0.3835in" svg:y="1.2425in" svg:viewBox="0 0 1457 485" draw:points="729,485 0,485 0,0 1457,0 1457,485"><text:p/></draw:polygon><draw:polygon draw:style-name="gr19" draw:text-style-name="P46" svg:width="0.5732in" svg:height="0.1906in" svg:x="0.3835in" svg:y="1.2425in" svg:viewBox="0 0 1457 485" draw:points="729,485 0,485 0,0 1457,0 1457,485"><text:p/></draw:polygon><draw:frame draw:style-name="gr20" draw:text-style-name="P49" svg:width="0.3488in" svg:height="0.1394in" svg:x="1.6457in" svg:y="0.4161in"><draw:text-box><text:p text:style-name="P48"><text:span text:style-name="T26">Nonce</text:span></text:p></draw:text-box></draw:frame><draw:polygon draw:style-name="gr21" draw:text-style-name="P47" svg:width="0.3839in" svg:height="0.1906in" svg:x="0.1909in" svg:y="1.8134in" svg:viewBox="0 0 976 485" draw:points="489,485 0,485 0,0 976,0 976,485"><text:p/></draw:polygon><draw:polygon draw:style-name="gr19" draw:text-style-name="P46" svg:width="0.3839in" svg:height="0.1906in" svg:x="0.1909in" svg:y="1.8134in" svg:viewBox="0 0 976 485" draw:points="489,485 0,485 0,0 976,0 976,485"><text:p/></draw:polygon><draw:frame draw:style-name="gr22" draw:text-style-name="P49" svg:width="0.4157in" svg:height="0.1394in" svg:x="0.4575in" svg:y="1.2811in"><draw:text-box><text:p text:style-name="P48"><text:span text:style-name="T26">Hash01</text:span></text:p></draw:text-box></draw:frame><draw:polygon draw:style-name="gr21" draw:text-style-name="P47" svg:width="0.3831in" svg:height="0.1906in" svg:x="0.7661in" svg:y="1.8134in" svg:viewBox="0 0 974 485" draw:points="485,485 0,485 0,0 974,0 974,485"><text:p/></draw:polygon><draw:polygon draw:style-name="gr19" draw:text-style-name="P46" svg:width="0.3831in" svg:height="0.1906in" svg:x="0.7661in" svg:y="1.8134in" svg:viewBox="0 0 974 485" draw:points="485,485 0,485 0,0 974,0 974,485"><text:p/></draw:polygon><draw:frame draw:style-name="gr23" draw:text-style-name="P49" svg:width="0.3488in" svg:height="0.1386in" svg:x="0.2098in" svg:y="1.848in"><draw:text-box><text:p text:style-name="P48"><text:span text:style-name="T26">Hash0</text:span></text:p></draw:text-box></draw:frame><draw:polygon draw:style-name="gr21" draw:text-style-name="P47" svg:width="0.3819in" svg:height="0.1906in" svg:x="1.3409in" svg:y="1.8134in" svg:viewBox="0 0 971 485" draw:points="485,485 0,485 0,0 971,0 971,485"><text:p/></draw:polygon><draw:polygon draw:style-name="gr19" draw:text-style-name="P46" svg:width="0.3819in" svg:height="0.1906in" svg:x="1.3409in" svg:y="1.8134in" svg:viewBox="0 0 971 485" draw:points="485,485 0,485 0,0 971,0 971,485"><text:p/></draw:polygon><draw:frame draw:style-name="gr24" draw:text-style-name="P49" svg:width="0.348in" svg:height="0.1386in" svg:x="0.7882in" svg:y="1.848in"><draw:text-box><text:p text:style-name="P48"><text:span text:style-name="T26">Hash1</text:span></text:p></draw:text-box></draw:frame><draw:polygon draw:style-name="gr21" draw:text-style-name="P47" svg:width="0.3819in" svg:height="0.1906in" svg:x="1.9154in" svg:y="1.8134in" svg:viewBox="0 0 971 485" draw:points="485,485 0,485 0,0 971,0 971,485"><text:p/></draw:polygon><draw:polygon draw:style-name="gr19" draw:text-style-name="P46" svg:width="0.3819in" svg:height="0.1906in" svg:x="1.9154in" svg:y="1.8134in" svg:viewBox="0 0 971 485" draw:points="485,485 0,485 0,0 971,0 971,485"><text:p/></draw:polygon><draw:frame draw:style-name="gr23" draw:text-style-name="P49" svg:width="0.3488in" svg:height="0.1386in" svg:x="1.3555in" svg:y="1.848in"><draw:text-box><text:p text:style-name="P48"><text:span text:style-name="T26">Hash2</text:span></text:p></draw:text-box></draw:frame><draw:polygon draw:style-name="gr21" draw:text-style-name="P47" svg:width="0.5748in" svg:height="0.1906in" svg:x="1.5319in" svg:y="1.2425in" svg:viewBox="0 0 1461 485" draw:points="728,485 0,485 0,0 1461,0 1461,485"><text:p/></draw:polygon><draw:polygon draw:style-name="gr19" draw:text-style-name="P46" svg:width="0.5748in" svg:height="0.1906in" svg:x="1.5319in" svg:y="1.2425in" svg:viewBox="0 0 1461 485" draw:points="728,485 0,485 0,0 1461,0 1461,485"><text:p/></draw:polygon><draw:frame draw:style-name="gr23" draw:text-style-name="P49" svg:width="0.3488in" svg:height="0.1386in" svg:x="1.9346in" svg:y="1.848in"><draw:text-box><text:p text:style-name="P48"><text:span text:style-name="T26">Hash3</text:span></text:p></draw:text-box></draw:frame><draw:polygon draw:style-name="gr25" draw:text-style-name="P45" svg:width="0.0846in" svg:height="0.1177in" svg:x="0.4902in" svg:y="1.4335in" svg:viewBox="0 0 216 300" draw:points="216,0 171,300 0,216"><text:p/></draw:polygon><draw:line draw:style-name="gr3" draw:text-style-name="P46" svg:x1="0.3835in" svg:y1="1.8126in" svg:x2="0.5331in" svg:y2="1.5138in"><text:p/></draw:line><draw:polygon draw:style-name="gr2" draw:text-style-name="P45" svg:width="0.0843in" svg:height="0.1177in" svg:x="0.7661in" svg:y="1.4335in" svg:viewBox="0 0 215 300" draw:points="0,0 215,216 44,300"><text:p/></draw:polygon><draw:line draw:style-name="gr3" draw:text-style-name="P46" svg:x1="0.9571in" svg:y1="1.8126in" svg:x2="0.8075in" svg:y2="1.5138in"><text:p/></draw:line><draw:polygon draw:style-name="gr2" draw:text-style-name="P45" svg:width="0.0843in" svg:height="0.1177in" svg:x="1.6382in" svg:y="1.4335in" svg:viewBox="0 0 215 300" draw:points="215,0 176,300 0,216"><text:p/></draw:polygon><draw:line draw:style-name="gr3" draw:text-style-name="P46" svg:x1="1.5319in" svg:y1="1.8126in" svg:x2="1.6831in" svg:y2="1.5138in"><text:p/></draw:line><draw:polygon draw:style-name="gr26" draw:text-style-name="P45" svg:width="0.0846in" svg:height="0.1177in" svg:x="1.9154in" svg:y="1.4335in" svg:viewBox="0 0 216 300" draw:points="0,0 216,216 40,300"><text:p/></draw:polygon><draw:polygon draw:style-name="gr3" draw:text-style-name="P46" svg:width="0.0846in" svg:height="0.1177in" svg:x="1.9154in" svg:y="1.4335in" svg:viewBox="0 0 216 300" draw:points="0,0 216,216 40,300"><text:p/></draw:polygon><draw:line draw:style-name="gr3" draw:text-style-name="P46" svg:x1="2.1071in" svg:y1="1.8126in" svg:x2="1.9559in" svg:y2="1.5138in"><text:p/></draw:line><draw:polygon draw:style-name="gr5" draw:text-style-name="P47" svg:width="0.7654in" svg:height="0.1906in" svg:x="0.8618in" svg:y="0.6677in" svg:viewBox="0 0 1945 485" draw:points="974,485 0,485 0,0 1945,0 1945,485"><text:p/></draw:polygon><draw:polygon draw:style-name="gr6" draw:text-style-name="P46" svg:width="0.7654in" svg:height="0.1906in" svg:x="0.8618in" svg:y="0.6677in" svg:viewBox="0 0 1945 485" draw:points="974,485 0,485 0,0 1945,0 1945,485"><text:p/></draw:polygon><draw:frame draw:style-name="gr22" draw:text-style-name="P49" svg:width="0.4157in" svg:height="0.1394in" svg:x="1.6154in" svg:y="1.2811in"><draw:text-box><text:p text:style-name="P48"><text:span text:style-name="T26">Hash23</text:span></text:p></draw:text-box></draw:frame><draw:polygon draw:style-name="gr2" draw:text-style-name="P45" svg:width="0.0984in" svg:height="0.1142in" svg:x="0.9539in" svg:y="0.8587in" svg:viewBox="0 0 251 291" draw:points="251,0 159,291 0,173"><text:p/></draw:polygon><draw:line draw:style-name="gr3" draw:text-style-name="P46" svg:x1="0.7661in" svg:y1="1.2417in" svg:x2="0.9984in" svg:y2="0.9327in"><text:p/></draw:line><draw:polygon draw:style-name="gr2" draw:text-style-name="P45" svg:width="0.0984in" svg:height="0.1142in" svg:x="1.4362in" svg:y="0.8587in" svg:viewBox="0 0 251 291" draw:points="0,0 251,173 98,291"><text:p/></draw:polygon><draw:line draw:style-name="gr3" draw:text-style-name="P46" svg:x1="1.7232in" svg:y1="1.2417in" svg:x2="1.4921in" svg:y2="0.9327in"><text:p/></draw:line><draw:polygon draw:style-name="gr5" draw:text-style-name="P47" svg:width="0.5744in" svg:height="0.1906in" svg:x="3.1425in" svg:y="1.2425in" svg:viewBox="0 0 1460 485" draw:points="732,485 0,485 0,0 1460,0 1460,485"><text:p/></draw:polygon><draw:polygon draw:style-name="gr6" draw:text-style-name="P46" svg:width="0.5744in" svg:height="0.1906in" svg:x="3.1425in" svg:y="1.2425in" svg:viewBox="0 0 1460 485" draw:points="732,485 0,485 0,0 1460,0 1460,485"><text:p/></draw:polygon><draw:frame draw:style-name="gr27" draw:text-style-name="P49" svg:width="0.5689in" svg:height="0.1386in" svg:x="0.9571in" svg:y="0.7047in"><draw:text-box><text:p text:style-name="P48"><text:span text:style-name="T26">Hash Raíz</text:span></text:p></draw:text-box></draw:frame><draw:polygon draw:style-name="gr5" draw:text-style-name="P47" svg:width="0.3819in" svg:height="0.1906in" svg:x="4.1185in" svg:y="1.8134in" svg:viewBox="0 0 971 485" draw:points="485,485 0,485 0,0 971,0 971,485"><text:p/></draw:polygon><draw:polygon draw:style-name="gr6" draw:text-style-name="P46" svg:width="0.3819in" svg:height="0.1906in" svg:x="4.1185in" svg:y="1.8134in" svg:viewBox="0 0 971 485" draw:points="485,485 0,485 0,0 971,0 971,485"><text:p/></draw:polygon><draw:frame draw:style-name="gr22" draw:text-style-name="P49" svg:width="0.4157in" svg:height="0.1394in" svg:x="3.222in" svg:y="1.2811in"><draw:text-box><text:p text:style-name="P48"><text:span text:style-name="T26">Hash01</text:span></text:p></draw:text-box></draw:frame><draw:polygon draw:style-name="gr5" draw:text-style-name="P47" svg:width="0.3839in" svg:height="0.1906in" svg:x="4.6917in" svg:y="2.2902in" svg:viewBox="0 0 976 485" draw:points="490,485 0,485 0,0 976,0 976,485"><text:p/></draw:polygon><draw:polygon draw:style-name="gr6" draw:text-style-name="P46" svg:width="0.3839in" svg:height="0.1906in" svg:x="4.6917in" svg:y="2.2902in" svg:viewBox="0 0 976 485" draw:points="490,485 0,485 0,0 976,0 976,485"><text:p/></draw:polygon><draw:frame draw:style-name="gr23" draw:text-style-name="P49" svg:width="0.3488in" svg:height="0.1386in" svg:x="4.1398in" svg:y="1.848in"><draw:text-box><text:p text:style-name="P48"><text:span text:style-name="T26">Hash2</text:span></text:p></draw:text-box></draw:frame><draw:polygon draw:style-name="gr5" draw:text-style-name="P47" svg:width="0.5748in" svg:height="0.1906in" svg:x="4.2921in" svg:y="1.2425in" svg:viewBox="0 0 1461 485" draw:points="728,485 0,485 0,0 1461,0 1461,485"><text:p/></draw:polygon><draw:polygon draw:style-name="gr19" draw:text-style-name="P46" svg:width="0.5748in" svg:height="0.1906in" svg:x="4.2921in" svg:y="1.2425in" svg:viewBox="0 0 1461 485" draw:points="728,485 0,485 0,0 1461,0 1461,485"><text:p/></draw:polygon><draw:frame draw:style-name="gr28" draw:text-style-name="P49" svg:width="0.2016in" svg:height="0.1386in" svg:x="4.7866in" svg:y="2.3256in"><draw:text-box><text:p text:style-name="P48"><text:span text:style-name="T26">Tx3</text:span></text:p></draw:text-box></draw:frame><draw:polygon draw:style-name="gr25" draw:text-style-name="P45" svg:width="0.0846in" svg:height="0.1177in" svg:x="4.3984in" svg:y="1.4335in" svg:viewBox="0 0 216 300" draw:points="216,0 173,300 0,216"><text:p/></draw:polygon><draw:line draw:style-name="gr3" draw:text-style-name="P46" svg:x1="4.2921in" svg:y1="1.8126in" svg:x2="4.4413in" svg:y2="1.5138in"><text:p/></draw:line><draw:polygon draw:style-name="gr2" draw:text-style-name="P45" svg:width="0.0862in" svg:height="0.1177in" svg:x="4.674in" svg:y="1.4335in" svg:viewBox="0 0 220 300" draw:points="0,0 220,216 44,300"><text:p/></draw:polygon><draw:line draw:style-name="gr3" draw:text-style-name="P46" svg:x1="4.8677in" svg:y1="1.8126in" svg:x2="4.7165in" svg:y2="1.5138in"><text:p/></draw:line><draw:polygon draw:style-name="gr4" draw:text-style-name="P47" svg:width="1.7244in" svg:height="0.8594in" svg:x="3.2555in" svg:y="0.0953in" svg:viewBox="0 0 4381 2184" draw:points="2193,2184 0,2184 0,0 4381,0 4381,2184"><text:p/></draw:polygon><draw:frame draw:style-name="gr22" draw:text-style-name="P49" svg:width="0.4157in" svg:height="0.1394in" svg:x="4.3681in" svg:y="1.2811in"><draw:text-box><text:p text:style-name="P48"><text:span text:style-name="T26">Hash23</text:span></text:p></draw:text-box></draw:frame><draw:polygon draw:style-name="gr5" draw:text-style-name="P47" svg:width="0.7654in" svg:height="0.1906in" svg:x="3.6394in" svg:y="0.6677in" svg:viewBox="0 0 1945 485" draw:points="971,485 0,485 0,0 1945,0 1945,485"><text:p/></draw:polygon><draw:polygon draw:style-name="gr6" draw:text-style-name="P46" svg:width="0.7654in" svg:height="0.1906in" svg:x="3.6394in" svg:y="0.6677in" svg:viewBox="0 0 1945 485" draw:points="971,485 0,485 0,0 1945,0 1945,485"><text:p/></draw:polygon><draw:frame draw:style-name="gr29" draw:text-style-name="P49" svg:width="1.5614in" svg:height="0.1398in" svg:x="3.352in" svg:y="0.1563in"><draw:text-box><text:p text:style-name="P48"><text:span text:style-name="T26">Cabeçalho do bloco (Hash do Bloco)</text:span></text:p></draw:text-box></draw:frame><draw:polygon draw:style-name="gr2" draw:text-style-name="P45" svg:width="0.0984in" svg:height="0.1142in" svg:x="3.7138in" svg:y="0.8587in" svg:viewBox="0 0 251 291" draw:points="251,0 155,291 0,173"><text:p/></draw:polygon><draw:line draw:style-name="gr3" draw:text-style-name="P46" svg:x1="3.5264in" svg:y1="1.2417in" svg:x2="3.7594in" svg:y2="0.9327in"><text:p/></draw:line><draw:polygon draw:style-name="gr2" draw:text-style-name="P45" svg:width="0.0984in" svg:height="0.1142in" svg:x="4.1965in" svg:y="0.8587in" svg:viewBox="0 0 251 291" draw:points="0,0 251,173 98,291"><text:p/></draw:polygon><draw:line draw:style-name="gr3" draw:text-style-name="P46" svg:x1="4.4839in" svg:y1="1.2417in" svg:x2="4.2508in" svg:y2="0.9327in"><text:p/></draw:line><draw:frame draw:style-name="gr27" draw:text-style-name="P49" svg:width="0.5689in" svg:height="0.1386in" svg:x="3.7417in" svg:y="0.7047in"><draw:text-box><text:p text:style-name="P48"><text:span text:style-name="T26">Hash Raíz</text:span></text:p></draw:text-box></draw:frame><draw:frame draw:style-name="gr30" draw:text-style-name="P49" svg:width="2.0248in" svg:height="0.1394in" svg:x="0.1882in" svg:y="2.6839in"><draw:text-box><text:p text:style-name="P48"><text:span text:style-name="T26">Hash de Transações em uma árvore de Merkle</text:span></text:p></draw:text-box></draw:frame><draw:polygon draw:style-name="gr5" draw:text-style-name="P47" svg:width="0.7657in" svg:height="0.1906in" svg:x="3.448in" svg:y="0.3811in" svg:viewBox="0 0 1946 485" draw:points="972,485 0,485 0,0 1946,0 1946,485"><text:p/></draw:polygon><draw:polygon draw:style-name="gr6" draw:text-style-name="P46" svg:width="0.7657in" svg:height="0.1906in" svg:x="3.448in" svg:y="0.3811in" svg:viewBox="0 0 1946 485" draw:points="972,485 0,485 0,0 1946,0 1946,485"><text:p/></draw:polygon><draw:frame draw:style-name="gr31" draw:text-style-name="P49" svg:width="1.8394in" svg:height="0.1394in" svg:x="3.072in" svg:y="2.6839in"><draw:text-box><text:p text:style-name="P48"><text:span text:style-name="T26">Após podar Tx0-2 do Bloco</text:span></text:p></draw:text-box></draw:frame><draw:polygon draw:style-name="gr5" draw:text-style-name="P47" svg:width="0.5748in" svg:height="0.1906in" svg:x="4.3098in" svg:y="0.3811in" svg:viewBox="0 0 1461 485" draw:points="728,485 0,485 0,0 1461,0 1461,485"><text:p/></draw:polygon><draw:polygon draw:style-name="gr6" draw:text-style-name="P46" svg:width="0.5748in" svg:height="0.1906in" svg:x="4.3098in" svg:y="0.3811in" svg:viewBox="0 0 1461 485" draw:points="728,485 0,485 0,0 1461,0 1461,485"><text:p/></draw:polygon><draw:frame draw:style-name="gr32" draw:text-style-name="P49" svg:width="0.5823in" svg:height="0.1394in" svg:x="3.5508in" svg:y="0.4161in"><draw:text-box><text:p text:style-name="P48"><text:span text:style-name="T26">Hash Anterior</text:span></text:p></draw:text-box></draw:frame><draw:polygon draw:style-name="gr5" draw:text-style-name="P47" svg:width="0.3665in" svg:height="0.1906in" svg:x="4.6917in" svg:y="1.8134in" svg:viewBox="0 0 932 485" draw:points="468,485 0,485 0,0 932,0 932,485"><text:p/></draw:polygon><draw:polygon draw:style-name="gr19" draw:text-style-name="P46" svg:width="0.3665in" svg:height="0.1906in" svg:x="4.6917in" svg:y="1.8134in" svg:viewBox="0 0 932 485" draw:points="468,485 0,485 0,0 932,0 932,485"><text:p/></draw:polygon><draw:frame draw:style-name="gr20" draw:text-style-name="P49" svg:width="0.3488in" svg:height="0.1394in" svg:x="4.4181in" svg:y="0.4161in"><draw:text-box><text:p text:style-name="P48"><text:span text:style-name="T26">Nonce</text:span></text:p></draw:text-box></draw:frame><draw:polygon draw:style-name="gr21" draw:text-style-name="P47" svg:width="0.3839in" svg:height="0.1906in" svg:x="0.1909in" svg:y="2.2902in" svg:viewBox="0 0 976 485" draw:points="489,485 0,485 0,0 976,0 976,485"><text:p/></draw:polygon><draw:polygon draw:style-name="gr6" draw:text-style-name="P46" svg:width="0.3839in" svg:height="0.1906in" svg:x="0.1909in" svg:y="2.2902in" svg:viewBox="0 0 976 485" draw:points="489,485 0,485 0,0 976,0 976,485"><text:p/></draw:polygon><draw:frame draw:style-name="gr23" draw:text-style-name="P49" svg:width="0.3488in" svg:height="0.1386in" svg:x="4.698in" svg:y="1.848in"><draw:text-box><text:p text:style-name="P48"><text:span text:style-name="T26">Hash3</text:span></text:p></draw:text-box></draw:frame><draw:polygon draw:style-name="gr5" draw:text-style-name="P47" svg:width="0.3831in" svg:height="0.1906in" svg:x="0.7661in" svg:y="2.2902in" svg:viewBox="0 0 974 485" draw:points="485,485 0,485 0,0 974,0 974,485"><text:p/></draw:polygon><draw:polygon draw:style-name="gr6" draw:text-style-name="P46" svg:width="0.3831in" svg:height="0.1906in" svg:x="0.7661in" svg:y="2.2902in" svg:viewBox="0 0 974 485" draw:points="485,485 0,485 0,0 974,0 974,485"><text:p/></draw:polygon><draw:frame draw:style-name="gr33" draw:text-style-name="P49" svg:width="0.2012in" svg:height="0.1386in" svg:x="0.2898in" svg:y="2.3256in"><draw:text-box><text:p text:style-name="P48"><text:span text:style-name="T26">Tx0</text:span></text:p></draw:text-box></draw:frame><draw:polygon draw:style-name="gr5" draw:text-style-name="P47" svg:width="0.3819in" svg:height="0.1906in" svg:x="1.3409in" svg:y="2.2902in" svg:viewBox="0 0 971 485" draw:points="485,485 0,485 0,0 971,0 971,485"><text:p/></draw:polygon><draw:polygon draw:style-name="gr6" draw:text-style-name="P46" svg:width="0.3819in" svg:height="0.1906in" svg:x="1.3409in" svg:y="2.2902in" svg:viewBox="0 0 971 485" draw:points="485,485 0,485 0,0 971,0 971,485"><text:p/></draw:polygon><draw:frame draw:style-name="gr28" draw:text-style-name="P49" svg:width="0.2016in" svg:height="0.1386in" svg:x="0.8583in" svg:y="2.3256in"><draw:text-box><text:p text:style-name="P48"><text:span text:style-name="T26">Tx1</text:span></text:p></draw:text-box></draw:frame><draw:polygon draw:style-name="gr5" draw:text-style-name="P47" svg:width="0.3819in" svg:height="0.1906in" svg:x="1.9154in" svg:y="2.2902in" svg:viewBox="0 0 971 485" draw:points="485,485 0,485 0,0 971,0 971,485"><text:p/></draw:polygon><draw:polygon draw:style-name="gr6" draw:text-style-name="P46" svg:width="0.3819in" svg:height="0.1906in" svg:x="1.9154in" svg:y="2.2902in" svg:viewBox="0 0 971 485" draw:points="485,485 0,485 0,0 971,0 971,485"><text:p/></draw:polygon><draw:frame draw:style-name="gr34" draw:text-style-name="P49" svg:width="0.2024in" svg:height="0.1386in" svg:x="1.4354in" svg:y="2.3256in"><draw:text-box><text:p text:style-name="P48"><text:span text:style-name="T26">Tx2</text:span></text:p></draw:text-box></draw:frame><draw:polygon draw:style-name="gr2" draw:text-style-name="P45" svg:width="0.076in" svg:height="0.1142in" svg:x="0.3457in" svg:y="2.0047in" svg:viewBox="0 0 194 291" draw:points="96,0 194,291 0,291"><text:p/></draw:polygon><draw:line draw:style-name="gr3" draw:text-style-name="P46" svg:x1="0.3835in" svg:y1="2.2909in" svg:x2="0.3835in" svg:y2="2.0965in"><text:p/></draw:line><draw:polygon draw:style-name="gr2" draw:text-style-name="P45" svg:width="0.076in" svg:height="0.1142in" svg:x="0.9185in" svg:y="2.0047in" svg:viewBox="0 0 194 291" draw:points="98,0 194,291 0,291"><text:p/></draw:polygon><draw:line draw:style-name="gr3" draw:text-style-name="P46" svg:x1="0.9571in" svg:y1="2.2909in" svg:x2="0.9571in" svg:y2="2.0965in"><text:p/></draw:line><draw:polygon draw:style-name="gr2" draw:text-style-name="P45" svg:width="0.076in" svg:height="0.1142in" svg:x="1.4941in" svg:y="2.0047in" svg:viewBox="0 0 194 291" draw:points="96,0 194,291 0,291"><text:p/></draw:polygon><draw:line draw:style-name="gr3" draw:text-style-name="P46" svg:x1="1.5319in" svg:y1="2.2909in" svg:x2="1.5319in" svg:y2="2.0965in"><text:p/></draw:line><draw:polygon draw:style-name="gr2" draw:text-style-name="P45" svg:width="0.0764in" svg:height="0.1142in" svg:x="2.0685in" svg:y="2.0047in" svg:viewBox="0 0 195 291" draw:points="98,0 195,291 0,291"><text:p/></draw:polygon><draw:line draw:style-name="gr3" draw:text-style-name="P46" svg:x1="2.1067in" svg:y1="2.2909in" svg:x2="2.1067in" svg:y2="2.0965in"><text:p/></draw:line><draw:polygon draw:style-name="gr2" draw:text-style-name="P45" svg:width="0.0764in" svg:height="0.1142in" svg:x="4.8465in" svg:y="2.0047in" svg:viewBox="0 0 195 291" draw:points="98,0 195,291 0,291"><text:p/></draw:polygon><draw:line draw:style-name="gr3" draw:text-style-name="P46" svg:x1="4.8843in" svg:y1="2.2909in" svg:x2="4.8843in" svg:y2="2.0965in"><text:p/></draw:line><draw:frame draw:style-name="gr28" draw:text-style-name="P49" svg:width="0.2016in" svg:height="0.1386in" svg:x="2.0047in" svg:y="2.3256in"><draw:text-box><text:p text:style-name="P48"><text:span text:style-name="T26">Tx3</text:span></text:p></draw:text-box></draw:frame></draw:g></text:p>
      <text:p text:style-name="P7"/>
      <text:p text:style-name="P21">O cabeçalho do bloco sem transações seria de aproximadamente 80 bytes. Se nós supomos que blocos são gerados a cada 10 minutos, 80 bytes * 6 * 24 * 365 = 4,2MB por ano. Com computadores tipicamente vendendo com 2gb de ram desde 2008, e a lei de Moore prevendo um crescimento atual de 1,2 GB por ano, armazenamento não deve ser um problema mesmo que os cabeçalhos dos blocos tenham que ser mantidos na memória.</text:p>
      <text:h text:style-name="P31" text:outline-level="2"><text:span text:style-name="T9">8</text:span><text:span text:style-name="T6">. <text:s text:c="3"/></text:span><text:span text:style-name="T9">Verificação </text:span><text:span text:style-name="T12">S</text:span><text:span text:style-name="T9">implificada de </text:span><text:span text:style-name="T12">P</text:span><text:span text:style-name="T9">agamento</text:span></text:h>
      <text:p text:style-name="P12">É possível verificar pagamentos sem rodar um nódulo de rede completo. Um usuário precisa apenas manter a cópia dos cabeçalhos da corrente de prova de trabalho mais longa, que ele pode pegar pedindo aos nódulos da rede até que ele estiver convencido que tem a corrente mais longa, e obtém o ramo Merkle ligando a transação ao bloco onde ele está registrado cronologicamente. Ele não pode checar a transação por si só, mas ao ligá-la a um lugar na corrente, ele pode ver que um nódulo na rede a aceitou, e blocos adicionados depois dela confirmam que a rede a aceitou.</text:p>
      <text:p text:style-name="P7"/>
      <text:p text:style-name="P9"><draw:g text:anchor-type="as-char" draw:z-index="3" draw:style-name="gr1"><draw:polygon draw:style-name="gr5" draw:text-style-name="P47" svg:width="0.4732in" svg:height="0.1579in" svg:x="1.7417in" svg:y="1.1433in" svg:viewBox="0 0 1203 402" draw:points="603,402 0,402 0,0 1203,0 1203,402"><text:p/></draw:polygon><draw:polygon draw:style-name="gr6" draw:text-style-name="P46" svg:width="0.4732in" svg:height="0.1579in" svg:x="1.7417in" svg:y="1.1433in" svg:viewBox="0 0 1203 402" draw:points="603,402 0,402 0,0 1203,0 1203,402"><text:p/></draw:polygon><draw:polygon draw:style-name="gr5" draw:text-style-name="P47" svg:width="0.3941in" svg:height="0.1579in" svg:x="2.4528in" svg:y="1.6169in" svg:viewBox="0 0 1002 402" draw:points="501,402 0,402 0,0 1002,0 1002,402"><text:p/></draw:polygon><draw:polygon draw:style-name="gr6" draw:text-style-name="P46" svg:width="0.3941in" svg:height="0.1579in" svg:x="2.4528in" svg:y="1.6169in" svg:viewBox="0 0 1002 402" draw:points="501,402 0,402 0,0 1002,0 1002,402"><text:p/></draw:polygon><draw:frame draw:style-name="gr35" draw:text-style-name="P49" svg:width="0.3421in" svg:height="0.115in" svg:x="1.8098in" svg:y="1.1752in"><draw:text-box><text:p text:style-name="P48"><text:span text:style-name="T27">Hash01</text:span></text:p></draw:text-box></draw:frame><draw:polygon draw:style-name="gr5" draw:text-style-name="P47" svg:width="0.3957in" svg:height="0.1579in" svg:x="3.0039in" svg:y="1.6169in" svg:viewBox="0 0 1006 402" draw:points="505,402 0,402 0,0 1006,0 1006,402"><text:p/></draw:polygon><draw:polygon draw:style-name="gr19" draw:text-style-name="P46" svg:width="0.3957in" svg:height="0.1579in" svg:x="3.0039in" svg:y="1.6169in" svg:viewBox="0 0 1006 402" draw:points="505,402 0,402 0,0 1006,0 1006,402"><text:p/></draw:polygon><draw:frame draw:style-name="gr36" draw:text-style-name="P49" svg:width="0.287in" svg:height="0.115in" svg:x="2.5083in" svg:y="1.6528in"><draw:text-box><text:p text:style-name="P48"><text:span text:style-name="T27">Hash2</text:span></text:p></draw:text-box></draw:frame><draw:polygon draw:style-name="gr21" draw:text-style-name="P47" svg:width="0.4732in" svg:height="0.1579in" svg:x="2.689in" svg:y="1.1433in" svg:viewBox="0 0 1203 402" draw:points="603,402 0,402 0,0 1203,0 1203,402"><text:p/></draw:polygon><draw:polygon draw:style-name="gr19" draw:text-style-name="P46" svg:width="0.4732in" svg:height="0.1579in" svg:x="2.689in" svg:y="1.1433in" svg:viewBox="0 0 1203 402" draw:points="603,402 0,402 0,0 1203,0 1203,402"><text:p/></draw:polygon><draw:frame draw:style-name="gr36" draw:text-style-name="P49" svg:width="0.287in" svg:height="0.115in" svg:x="3.0598in" svg:y="1.6528in"><draw:text-box><text:p text:style-name="P48"><text:span text:style-name="T27">Hash3</text:span></text:p></draw:text-box></draw:frame><draw:polygon draw:style-name="gr25" draw:text-style-name="P45" svg:width="0.0705in" svg:height="0.0984in" svg:x="2.7764in" svg:y="1.302in" svg:viewBox="0 0 180 251" draw:points="180,0 145,251 0,180"><text:p/></draw:polygon><draw:line draw:style-name="gr3" draw:text-style-name="P46" svg:x1="2.689in" svg:y1="1.6169in" svg:x2="2.8126in" svg:y2="1.3697in"><text:p/></draw:line><draw:polygon draw:style-name="gr2" draw:text-style-name="P45" svg:width="0.0705in" svg:height="0.0984in" svg:x="3.0039in" svg:y="1.302in" svg:viewBox="0 0 180 251" draw:points="0,0 180,180 39,251"><text:p/></draw:polygon><draw:line draw:style-name="gr3" draw:text-style-name="P46" svg:x1="3.1626in" svg:y1="1.6169in" svg:x2="3.039in" svg:y2="1.3697in"><text:p/></draw:line><draw:polygon draw:style-name="gr4" draw:text-style-name="P47" svg:width="1.4205in" svg:height="0.7106in" svg:x="1.8209in" svg:y="0.1961in" svg:viewBox="0 0 3609 1806" draw:points="1803,1806 0,1806 0,0 3609,0 3609,1806"><text:p/></draw:polygon><draw:frame draw:style-name="gr35" draw:text-style-name="P49" svg:width="0.3421in" svg:height="0.115in" svg:x="2.7555in" svg:y="1.1752in"><draw:text-box><text:p text:style-name="P48"><text:span text:style-name="T27">Hash23</text:span></text:p></draw:text-box></draw:frame><draw:polygon draw:style-name="gr5" draw:text-style-name="P47" svg:width="0.6315in" svg:height="0.1579in" svg:x="2.122in" svg:y="0.6697in" svg:viewBox="0 0 1605 402" draw:points="801,402 0,402 0,0 1605,0 1605,402"><text:p/></draw:polygon><draw:polygon draw:style-name="gr6" draw:text-style-name="P46" svg:width="0.6315in" svg:height="0.1579in" svg:x="2.122in" svg:y="0.6697in" svg:viewBox="0 0 1605 402" draw:points="801,402 0,402 0,0 1605,0 1605,402"><text:p/></draw:polygon><draw:frame draw:style-name="gr37" draw:text-style-name="P49" svg:width="0.8843in" svg:height="0.115in" svg:x="1.9in" svg:y="0.2555in"><draw:text-box><text:p text:style-name="P48"><text:span text:style-name="T27">Cabeçalho do Bloco</text:span></text:p></draw:text-box></draw:frame><draw:polygon draw:style-name="gr2" draw:text-style-name="P45" svg:width="0.0815in" svg:height="0.0941in" svg:x="2.2126in" svg:y="0.8283in" svg:viewBox="0 0 208 240" draw:points="208,0 127,240 0,145"><text:p/></draw:polygon><draw:line draw:style-name="gr3" draw:text-style-name="P46" svg:x1="2.0571in" svg:y1="1.1433in" svg:x2="2.2484in" svg:y2="0.889in"><text:p/></draw:line><draw:polygon draw:style-name="gr2" draw:text-style-name="P45" svg:width="0.0815in" svg:height="0.0941in" svg:x="2.6098in" svg:y="0.8283in" svg:viewBox="0 0 208 240" draw:points="0,0 208,145 81,240"><text:p/></draw:polygon><draw:line draw:style-name="gr3" draw:text-style-name="P46" svg:x1="2.8472in" svg:y1="1.1433in" svg:x2="2.6555in" svg:y2="0.889in"><text:p/></draw:line><draw:polygon draw:style-name="gr5" draw:text-style-name="P47" svg:width="0.6303in" svg:height="0.1567in" svg:x="1.9791in" svg:y="0.4339in" svg:viewBox="0 0 1602 399" draw:points="801,399 0,399 0,0 1602,0 1602,399"><text:p/></draw:polygon><draw:polygon draw:style-name="gr6" draw:text-style-name="P46" svg:width="0.6303in" svg:height="0.1567in" svg:x="1.9791in" svg:y="0.4339in" svg:viewBox="0 0 1602 399" draw:points="801,399 0,399 0,0 1602,0 1602,399"><text:p/></draw:polygon><draw:frame draw:style-name="gr38" draw:text-style-name="P49" svg:width="0.665in" svg:height="0.115in" svg:x="2.1709in" svg:y="0.6984in"><draw:text-box><text:p text:style-name="P48"><text:span text:style-name="T27">Raíz Merkle</text:span></text:p></draw:text-box></draw:frame><draw:polygon draw:style-name="gr5" draw:text-style-name="P47" svg:width="0.4732in" svg:height="0.1567in" svg:x="2.689in" svg:y="0.4339in" svg:viewBox="0 0 1203 399" draw:points="603,399 0,399 0,0 1203,0 1203,399"><text:p/></draw:polygon><draw:polygon draw:style-name="gr6" draw:text-style-name="P46" svg:width="0.4732in" svg:height="0.1567in" svg:x="2.689in" svg:y="0.4339in" svg:viewBox="0 0 1203 399" draw:points="603,399 0,399 0,0 1203,0 1203,399"><text:p/></draw:polygon><draw:frame draw:style-name="gr39" draw:text-style-name="P49" svg:width="0.4622in" svg:height="0.115in" svg:x="2.0638in" svg:y="0.461in"><draw:text-box><text:p text:style-name="P48"><text:span text:style-name="T27">Hash Ant.</text:span></text:p></draw:text-box></draw:frame><draw:polygon draw:style-name="gr4" draw:text-style-name="P47" svg:width="1.4205in" svg:height="0.7106in" svg:x="0.1626in" svg:y="0.1961in" svg:viewBox="0 0 3609 1806" draw:points="1806,1806 0,1806 0,0 3609,0 3609,1806"><text:p/></draw:polygon><draw:frame draw:style-name="gr36" draw:text-style-name="P49" svg:width="0.287in" svg:height="0.115in" svg:x="2.7791in" svg:y="0.461in"><draw:text-box><text:p text:style-name="P48"><text:span text:style-name="T27">Nonce</text:span></text:p></draw:text-box></draw:frame><draw:polygon draw:style-name="gr5" draw:text-style-name="P47" svg:width="0.6315in" svg:height="0.1579in" svg:x="0.45in" svg:y="0.6697in" svg:viewBox="0 0 1605 402" draw:points="804,402 0,402 0,0 1605,0 1605,402"><text:p/></draw:polygon><draw:polygon draw:style-name="gr6" draw:text-style-name="P46" svg:width="0.6315in" svg:height="0.1579in" svg:x="0.45in" svg:y="0.6697in" svg:viewBox="0 0 1605 402" draw:points="804,402 0,402 0,0 1605,0 1605,402"><text:p/></draw:polygon><draw:frame draw:style-name="gr37" draw:text-style-name="P49" svg:width="0.8843in" svg:height="0.115in" svg:x="0.239in" svg:y="0.2555in"><draw:text-box><text:p text:style-name="P48"><text:span text:style-name="T27">Cabeçalho do Bloco</text:span></text:p></draw:text-box></draw:frame><draw:polygon draw:style-name="gr5" draw:text-style-name="P47" svg:width="0.6315in" svg:height="0.1567in" svg:x="0.3071in" svg:y="0.4339in" svg:viewBox="0 0 1605 399" draw:points="800,399 0,399 0,0 1605,0 1605,399"><text:p/></draw:polygon><draw:polygon draw:style-name="gr6" draw:text-style-name="P46" svg:width="0.6315in" svg:height="0.1567in" svg:x="0.3071in" svg:y="0.4339in" svg:viewBox="0 0 1605 399" draw:points="800,399 0,399 0,0 1605,0 1605,399"><text:p/></draw:polygon><draw:frame draw:style-name="gr38" draw:text-style-name="P49" svg:width="0.665in" svg:height="0.115in" svg:x="0.5016in" svg:y="0.6984in"><draw:text-box><text:p text:style-name="P48"><text:span text:style-name="T27">Raíz Merkle</text:span></text:p></draw:text-box></draw:frame><draw:polygon draw:style-name="gr5" draw:text-style-name="P47" svg:width="0.4732in" svg:height="0.1567in" svg:x="1.0165in" svg:y="0.4339in" svg:viewBox="0 0 1203 399" draw:points="603,399 0,399 0,0 1203,0 1203,399"><text:p/></draw:polygon><draw:polygon draw:style-name="gr6" draw:text-style-name="P46" svg:width="0.4732in" svg:height="0.1567in" svg:x="1.0165in" svg:y="0.4339in" svg:viewBox="0 0 1203 399" draw:points="603,399 0,399 0,0 1203,0 1203,399"><text:p/></draw:polygon><draw:frame draw:style-name="gr39" draw:text-style-name="P49" svg:width="0.4622in" svg:height="0.115in" svg:x="0.3945in" svg:y="0.461in"><draw:text-box><text:p text:style-name="P48"><text:span text:style-name="T27">Hash Ant.</text:span></text:p></draw:text-box></draw:frame><draw:polygon draw:style-name="gr4" draw:text-style-name="P47" svg:width="1.4205in" svg:height="0.7106in" svg:x="3.4776in" svg:y="0.1961in" svg:viewBox="0 0 3609 1806" draw:points="1807,1806 0,1806 0,0 3609,0 3609,1806"><text:p/></draw:polygon><draw:frame draw:style-name="gr36" draw:text-style-name="P49" svg:width="0.287in" svg:height="0.115in" svg:x="1.1098in" svg:y="0.461in"><draw:text-box><text:p text:style-name="P48"><text:span text:style-name="T27">Nonce</text:span></text:p></draw:text-box></draw:frame><draw:polygon draw:style-name="gr5" draw:text-style-name="P47" svg:width="0.6299in" svg:height="0.1579in" svg:x="3.7807in" svg:y="0.6697in" svg:viewBox="0 0 1601 402" draw:points="800,402 0,402 0,0 1601,0 1601,402"><text:p/></draw:polygon><draw:polygon draw:style-name="gr6" draw:text-style-name="P46" svg:width="0.6299in" svg:height="0.1579in" svg:x="3.7807in" svg:y="0.6697in" svg:viewBox="0 0 1601 402" draw:points="800,402 0,402 0,0 1601,0 1601,402"><text:p/></draw:polygon><draw:frame draw:style-name="gr37" draw:text-style-name="P49" svg:width="0.8843in" svg:height="0.115in" svg:x="3.5528in" svg:y="0.2555in"><draw:text-box><text:p text:style-name="P48"><text:span text:style-name="T27">Cabeçalho do Bloco</text:span></text:p></draw:text-box></draw:frame><draw:polygon draw:style-name="gr5" draw:text-style-name="P47" svg:width="0.6315in" svg:height="0.1567in" svg:x="3.6362in" svg:y="0.4339in" svg:viewBox="0 0 1605 399" draw:points="800,399 0,399 0,0 1605,0 1605,399"><text:p/></draw:polygon><draw:polygon draw:style-name="gr6" draw:text-style-name="P46" svg:width="0.6315in" svg:height="0.1567in" svg:x="3.6362in" svg:y="0.4339in" svg:viewBox="0 0 1605 399" draw:points="800,399 0,399 0,0 1605,0 1605,399"><text:p/></draw:polygon><draw:frame draw:style-name="gr38" draw:text-style-name="P49" svg:width="0.665in" svg:height="0.115in" svg:x="3.8319in" svg:y="0.6984in"><draw:text-box><text:p text:style-name="P48"><text:span text:style-name="T27">Raíz Merkle</text:span></text:p></draw:text-box></draw:frame><draw:polygon draw:style-name="gr5" draw:text-style-name="P47" svg:width="0.4732in" svg:height="0.1567in" svg:x="4.3472in" svg:y="0.4339in" svg:viewBox="0 0 1203 399" draw:points="600,399 0,399 0,0 1203,0 1203,399"><text:p/></draw:polygon><draw:polygon draw:style-name="gr6" draw:text-style-name="P46" svg:width="0.4732in" svg:height="0.1567in" svg:x="4.3472in" svg:y="0.4339in" svg:viewBox="0 0 1203 399" draw:points="600,399 0,399 0,0 1203,0 1203,399"><text:p/></draw:polygon><draw:frame draw:style-name="gr39" draw:text-style-name="P49" svg:width="0.4622in" svg:height="0.115in" svg:x="3.7252in" svg:y="0.461in"><draw:text-box><text:p text:style-name="P48"><text:span text:style-name="T27">Hash Ant.</text:span></text:p></draw:text-box></draw:frame><draw:polygon draw:style-name="gr2" draw:text-style-name="P45" svg:width="0.0941in" svg:height="0.0622in" svg:x="3.5417in" svg:y="0.4811in" svg:viewBox="0 0 240 159" draw:points="240,81 0,159 0,0"><text:p/></draw:polygon><draw:line draw:style-name="gr3" draw:text-style-name="P46" svg:x1="3.2417in" svg:y1="0.5126in" svg:x2="3.561in" svg:y2="0.5126in"><text:p/></draw:line><draw:polygon draw:style-name="gr2" draw:text-style-name="P45" svg:width="0.0941in" svg:height="0.0622in" svg:x="1.8846in" svg:y="0.4811in" svg:viewBox="0 0 240 159" draw:points="240,81 0,159 0,0"><text:p/></draw:polygon><draw:line draw:style-name="gr3" draw:text-style-name="P46" svg:x1="1.5835in" svg:y1="0.5126in" svg:x2="1.9028in" svg:y2="0.5126in"><text:p/></draw:line><draw:polygon draw:style-name="gr2" draw:text-style-name="P45" svg:width="0.0941in" svg:height="0.0622in" svg:x="5.0417in" svg:y="0.4811in" svg:viewBox="0 0 240 159" draw:points="240,81 0,159 0,0"><text:p/></draw:polygon><draw:line draw:style-name="gr3" draw:text-style-name="P46" svg:x1="4.8984in" svg:y1="0.5126in" svg:x2="5.0598in" svg:y2="0.5126in"><text:p/></draw:line><draw:polygon draw:style-name="gr2" draw:text-style-name="P45" svg:width="0.0941in" svg:height="0.0622in" svg:x="0.2264in" svg:y="0.4811in" svg:viewBox="0 0 240 159" draw:points="240,81 0,159 0,0"><text:p/></draw:polygon><draw:line draw:style-name="gr3" draw:text-style-name="P46" svg:x1="0.0055in" svg:y1="0.5126in" svg:x2="0.2457in" svg:y2="0.5126in"><text:p/></draw:line><draw:frame draw:style-name="gr36" draw:text-style-name="P49" svg:width="0.287in" svg:height="0.115in" svg:x="4.4402in" svg:y="0.461in"><draw:text-box><text:p text:style-name="P48"><text:span text:style-name="T27">Nonce</text:span></text:p></draw:text-box></draw:frame><draw:frame draw:style-name="gr40" draw:text-style-name="P49" svg:width="0.9776in" svg:height="0.115in" svg:x="3.3138in" svg:y="1.389in"><draw:text-box><text:p text:style-name="P48"><text:span text:style-name="T27">Ramo Merkle paraTx3</text:span></text:p></draw:text-box></draw:frame><draw:polygon draw:style-name="gr5" draw:text-style-name="P47" svg:width="0.3161in" svg:height="0.1579in" svg:x="3.0835in" svg:y="2.0114in" svg:viewBox="0 0 804 402" draw:points="402,402 0,402 0,0 804,0 804,402"><text:p/></draw:polygon><draw:polygon draw:style-name="gr6" draw:text-style-name="P46" svg:width="0.3161in" svg:height="0.1579in" svg:x="3.0835in" svg:y="2.0114in" svg:viewBox="0 0 804 402" draw:points="402,402 0,402 0,0 804,0 804,402"><text:p/></draw:polygon><draw:frame draw:style-name="gr41" draw:text-style-name="P49" svg:width="1.8606in" svg:height="0.115in" svg:x="0in" svg:y="0in"><draw:text-box><text:p text:style-name="P48"><text:span text:style-name="T27">Corrente de Prova de Trabalho mais longa</text:span></text:p></draw:text-box></draw:frame><draw:polygon draw:style-name="gr2" draw:text-style-name="P45" svg:width="0.0634in" svg:height="0.0941in" svg:x="3.2098in" svg:y="1.7756in" svg:viewBox="0 0 162 240" draw:points="81,0 162,240 0,240"><text:p/></draw:polygon><draw:line draw:style-name="gr3" draw:text-style-name="P46" svg:x1="3.2417in" svg:y1="2.0114in" svg:x2="3.2417in" svg:y2="1.8504in"><text:p/></draw:line><draw:frame draw:style-name="gr42" draw:text-style-name="P49" svg:width="0.1661in" svg:height="0.115in" svg:x="3.1583in" svg:y="2.0472in"><draw:text-box><text:p text:style-name="P48"><text:span text:style-name="T27">Tx3</text:span></text:p></draw:text-box></draw:frame></draw:g></text:p>
      <text:p text:style-name="P7"/>
      <text:p text:style-name="P22">Dessa forma, a verificação é confiável desde que nódulos honestos controlem a rede, mas é mais vulnerável caso a rede for sobrepujada por um atacante. Enquanto os nódulos da rede podem verificar transações por si, o método simplificado por ser enganado por transações fabricadas por um atacante enquanto esse atacante pode continuar a sobrepujar a rede. Uma <text:soft-page-break/>estratégia para proteger contra isto seria aceitar alertas de nódulos da rede quando eles detectarem um bloco inválido, acionando o software do usuário a baixar o bloco inteiro e alertando transações a confirmar a inconsistência. Negócios que recebem pagamentos frequentes provavelmente ainda vão querer rodar seus próprios nódulos para uma segurança mais independente e verificação mais rápida.</text:p>
      <text:h text:style-name="P31" text:outline-level="2"><text:span text:style-name="T9">9</text:span><text:span text:style-name="T6">. <text:s text:c="3"/></text:span><text:span text:style-name="T9">Combinando e </text:span><text:span text:style-name="T12">D</text:span><text:span text:style-name="T9">ividindo </text:span><text:span text:style-name="T12">V</text:span><text:span text:style-name="T9">alor</text:span></text:h>
      <text:p text:style-name="P12">Apesar de ser possível lidar com moedas individualmente, seria complicado fazer uma transação separada para cada centavo em uma transferência. Para permitir que o valor seja dividido e combinado, transações contém múltiplas entradas e respostas. Normalmente haverá uma única entrada de uma grande transação anterior ou múltiplas entradas combinando menores valores, e no máximo duas respostas: uma para o pagamento, e uma retornando o troco, caso algum, de volta para o pagador.</text:p>
      <text:p text:style-name="P7"/>
      <text:p text:style-name="P9"><draw:g text:anchor-type="as-char" draw:z-index="4" draw:style-name="gr1"><draw:polygon draw:style-name="gr4" draw:text-style-name="P47" svg:width="1.9343in" svg:height="0.9205in" svg:x="0.7039in" svg:y="0in" svg:viewBox="0 0 4914 2339" draw:points="2457,2339 0,2339 0,0 4914,0 4914,2339"><text:p/></draw:polygon><draw:polygon draw:style-name="gr5" draw:text-style-name="P47" svg:width="0.5256in" svg:height="0.1535in" svg:x="1.0563in" svg:y="0.4602in" svg:viewBox="0 0 1336 391" draw:points="669,391 0,391 0,0 1336,0 1336,391"><text:p/></draw:polygon><draw:polygon draw:style-name="gr6" draw:text-style-name="P46" svg:width="0.5256in" svg:height="0.1535in" svg:x="1.0563in" svg:y="0.4602in" svg:viewBox="0 0 1336 391" draw:points="669,391 0,391 0,0 1336,0 1336,391"><text:p/></draw:polygon><draw:frame draw:style-name="gr43" draw:text-style-name="P49" svg:width="1.1386in" svg:height="0.1114in" svg:x="0.8783in" svg:y="0.039in"><draw:text-box><text:p text:style-name="P48"><text:span text:style-name="T26">Transação</text:span></text:p></draw:text-box></draw:frame><draw:polygon draw:style-name="gr5" draw:text-style-name="P47" svg:width="0.5256in" svg:height="0.1539in" svg:x="1.0563in" svg:y="0.6906in" svg:viewBox="0 0 1336 392" draw:points="669,392 0,392 0,0 1336,0 1336,392"><text:p/></draw:polygon><draw:polygon draw:style-name="gr6" draw:text-style-name="P46" svg:width="0.5256in" svg:height="0.1539in" svg:x="1.0563in" svg:y="0.6906in" svg:viewBox="0 0 1336 392" draw:points="669,392 0,392 0,0 1336,0 1336,392"><text:p/></draw:polygon><draw:frame draw:style-name="gr44" draw:text-style-name="P49" svg:width="0.2894in" svg:height="0.1114in" svg:x="1.2272in" svg:y="0.4874in"><draw:text-box><text:p text:style-name="P48"><text:span text:style-name="T26">Dentro</text:span></text:p></draw:text-box></draw:frame><draw:polygon draw:style-name="gr5" draw:text-style-name="P47" svg:width="0.5256in" svg:height="0.1524in" svg:x="1.0563in" svg:y="0.2311in" svg:viewBox="0 0 1336 388" draw:points="669,388 0,388 0,0 1336,0 1336,388"><text:p/></draw:polygon><draw:polygon draw:style-name="gr6" draw:text-style-name="P46" svg:width="0.5256in" svg:height="0.1524in" svg:x="1.0563in" svg:y="0.2311in" svg:viewBox="0 0 1336 388" draw:points="669,388 0,388 0,0 1336,0 1336,388"><text:p/></draw:polygon><draw:frame draw:style-name="gr44" draw:text-style-name="P49" svg:width="0.1858in" svg:height="0.1114in" svg:x="1.2272in" svg:y="0.7181in"><draw:text-box><text:p text:style-name="P48"><text:span text:style-name="T26">...</text:span></text:p></draw:text-box></draw:frame><draw:polygon draw:style-name="gr5" draw:text-style-name="P47" svg:width="0.5291in" svg:height="0.1524in" svg:x="1.9346in" svg:y="0.2311in" svg:viewBox="0 0 1345 388" draw:points="676,388 0,388 0,0 1345,0 1345,388"><text:p/></draw:polygon><draw:polygon draw:style-name="gr6" draw:text-style-name="P46" svg:width="0.5291in" svg:height="0.1524in" svg:x="1.9346in" svg:y="0.2311in" svg:viewBox="0 0 1345 388" draw:points="676,388 0,388 0,0 1345,0 1345,388"><text:p/></draw:polygon><draw:frame draw:style-name="gr44" draw:text-style-name="P49" svg:width="0.2894in" svg:height="0.1114in" svg:x="1.2272in" svg:y="0.2555in"><draw:text-box><text:p text:style-name="P48"><text:span text:style-name="T26">Dentro</text:span></text:p></draw:text-box></draw:frame><draw:polygon draw:style-name="gr5" draw:text-style-name="P47" svg:width="0.5291in" svg:height="0.1535in" svg:x="1.9346in" svg:y="0.4602in" svg:viewBox="0 0 1345 391" draw:points="676,391 0,391 0,0 1345,0 1345,391"><text:p/></draw:polygon><draw:polygon draw:style-name="gr6" draw:text-style-name="P46" svg:width="0.5291in" svg:height="0.1535in" svg:x="1.9346in" svg:y="0.4602in" svg:viewBox="0 0 1345 391" draw:points="676,391 0,391 0,0 1345,0 1345,391"><text:p/></draw:polygon><draw:frame draw:style-name="gr45" draw:text-style-name="P49" svg:width="0.3571in" svg:height="0.1114in" svg:x="2.0165in" svg:y="0.2555in"><draw:text-box><text:p text:style-name="P48"><text:span text:style-name="T26">Fora</text:span></text:p></draw:text-box></draw:frame><draw:polygon draw:style-name="gr2" draw:text-style-name="P45" svg:width="0.2118in" svg:height="0.0606in" svg:x="0.8441in" svg:y="0.2764in" svg:viewBox="0 0 539 155" draw:points="539,78 0,155 0,0"><text:p/></draw:polygon><draw:line draw:style-name="gr3" draw:text-style-name="P46" svg:x1="0in" svg:y1="0.3075in" svg:x2="0.8882in" svg:y2="0.3075in"><text:p/></draw:line><draw:polygon draw:style-name="gr2" draw:text-style-name="P45" svg:width="0.2118in" svg:height="0.0606in" svg:x="0.8441in" svg:y="0.5075in" svg:viewBox="0 0 539 155" draw:points="539,77 0,155 0,0"><text:p/></draw:polygon><draw:line draw:style-name="gr3" draw:text-style-name="P46" svg:x1="0in" svg:y1="0.5374in" svg:x2="0.8882in" svg:y2="0.5374in"><text:p/></draw:line><draw:polygon draw:style-name="gr2" draw:text-style-name="P45" svg:width="0.2118in" svg:height="0.0606in" svg:x="0.8441in" svg:y="0.7366in" svg:viewBox="0 0 539 155" draw:points="539,77 0,155 0,0"><text:p/></draw:polygon><draw:line draw:style-name="gr3" draw:text-style-name="P46" svg:x1="0in" svg:y1="0.7669in" svg:x2="0.8882in" svg:y2="0.7669in"><text:p/></draw:line><draw:polygon draw:style-name="gr2" draw:text-style-name="P45" svg:width="0.2118in" svg:height="0.0606in" svg:x="3.3083in" svg:y="0.2764in" svg:viewBox="0 0 539 155" draw:points="539,78 0,155 0,0"><text:p/></draw:polygon><draw:line draw:style-name="gr3" draw:text-style-name="P46" svg:x1="2.4642in" svg:y1="0.3075in" svg:x2="3.3488in" svg:y2="0.3075in"><text:p/></draw:line><draw:polygon draw:style-name="gr2" draw:text-style-name="P45" svg:width="0.2118in" svg:height="0.0606in" svg:x="3.3083in" svg:y="0.5075in" svg:viewBox="0 0 539 155" draw:points="539,77 0,155 0,0"><text:p/></draw:polygon><draw:line draw:style-name="gr3" draw:text-style-name="P46" svg:x1="2.4642in" svg:y1="0.5374in" svg:x2="3.3488in" svg:y2="0.5374in"><text:p/></draw:line><draw:frame draw:style-name="gr44" draw:text-style-name="P49" svg:width="0.1858in" svg:height="0.1114in" svg:x="2.1091in" svg:y="0.4874in"><draw:text-box><text:p text:style-name="P48"><text:span text:style-name="T26">...</text:span></text:p></draw:text-box></draw:frame></draw:g></text:p>
      <text:p text:style-name="P7"/>
      <text:p text:style-name="P22">Deve ser notado <text:span text:style-name="T21">este </text:span>fan-out, quando uma transação depende de várias transações, e essas transações dependem de várias outras, não há um problema aqui. Nunca há a necessidade de extrair uma completa cópia standalone do histórico de uma transação.</text:p>
      <text:p text:style-name="P12"/>
      <text:h text:style-name="P31" text:outline-level="2"><text:span text:style-name="T9">10</text:span><text:span text:style-name="T6">. <text:s text:c="3"/></text:span><text:span text:style-name="T9">Privac</text:span><text:span text:style-name="T12">idade</text:span></text:h>
      <text:p text:style-name="P12">O modelo tradicional dos bancos conquista um nível de privacidade ao limitar o acesso à informação às partes envolvidas e uma terceira parte confiável. A necessidade de anunciar todas as transações publicamente precludes esse método, mas a privacidade ainda pode ser mantida ao quebrar o fluxo de informação em outro lugar: ao manter chaves públicas anônimas. O público pode ver que alguém está mandando uma quantia para outrém, mas sem informação ligando a transação a qualquer um. Isso é similar ao nível de informação revelada pelo stock exchange, onde a hora e o tamanho das trocas individuais, a “fita”, é publicada, mas sem revelar quem as partes eram.</text:p>
      <text:p text:style-name="P12"/>
      <text:p text:style-name="P13"><draw:g text:anchor-type="as-char" svg:y="-0.7689in" draw:z-index="5" draw:style-name="gr14"><draw:polygon draw:style-name="gr4" draw:text-style-name="P47" svg:width="0.7594in" svg:height="0.2504in" svg:x="0.089in" svg:y="0.2768in" svg:viewBox="0 0 1930 637" draw:points="965,637 0,637 0,0 1930,0 1930,637"><text:p/></draw:polygon><draw:polygon draw:style-name="gr4" draw:text-style-name="P47" svg:width="0.7598in" svg:height="0.2504in" svg:x="1.1031in" svg:y="0.2768in" svg:viewBox="0 0 1931 637" draw:points="965,637 0,637 0,0 1931,0 1931,637"><text:p/></draw:polygon><draw:frame draw:style-name="gr46" draw:text-style-name="P49" svg:width="0.5449in" svg:height="0.1224in" svg:x="0.2543in" svg:y="0.35in"><draw:text-box><text:p text:style-name="P48"><text:span text:style-name="T28">Identidades</text:span></text:p></draw:text-box></draw:frame><draw:polygon draw:style-name="gr4" draw:text-style-name="P47" svg:width="0.7594in" svg:height="0.4185in" svg:x="2.2in" svg:y="0.1925in" svg:viewBox="0 0 1930 1064" draw:points="965,1064 0,1064 0,0 1930,0 1930,1064"><text:p/></draw:polygon><draw:frame draw:style-name="gr47" draw:text-style-name="P49" svg:width="0.598in" svg:height="0.1224in" svg:x="1.1799in" svg:y="0.35in"><draw:text-box><text:p text:style-name="P48"><text:span text:style-name="T28">Transações</text:span></text:p></draw:text-box></draw:frame><draw:frame draw:style-name="gr48" draw:text-style-name="P49" svg:width="0.6551in" svg:height="0.1224in" svg:x="2.4028in" svg:y="0.2984in"><draw:text-box><text:p text:style-name="P48"><text:span text:style-name="T28">Terceira Parte</text:span></text:p></draw:text-box></draw:frame><draw:polygon draw:style-name="gr4" draw:text-style-name="P47" svg:width="0.7598in" svg:height="0.4185in" svg:x="3.2984in" svg:y="0.1925in" svg:viewBox="0 0 1931 1064" draw:points="965,1064 0,1064 0,0 1931,0 1931,1064"><text:p/></draw:polygon><draw:frame draw:style-name="gr49" draw:text-style-name="P49" svg:width="0.515in" svg:height="0.1224in" svg:x="2.3228in" svg:y="0.4138in"><draw:text-box><text:p text:style-name="P48"><text:span text:style-name="T28">Confiável</text:span></text:p></draw:text-box></draw:frame><draw:polygon draw:style-name="gr4" draw:text-style-name="P47" svg:width="0.761in" svg:height="0.4185in" svg:x="4.3953in" svg:y="0.1925in" svg:viewBox="0 0 1934 1064" draw:points="969,1064 0,1064 0,0 1934,0 1934,1064"><text:p/></draw:polygon><draw:frame draw:style-name="gr50" draw:text-style-name="P49" svg:width="0.6079in" svg:height="0.1224in" svg:x="3.3689in" svg:y="0.35in"><draw:text-box><text:p text:style-name="P48"><text:span text:style-name="T28">Contraparte</text:span></text:p></draw:text-box></draw:frame><draw:line draw:style-name="gr6" draw:text-style-name="P46" svg:x1="4.2268in" svg:y1="0.1063in" svg:x2="4.2268in" svg:y2="0.6941in"><text:p/></draw:line><draw:polygon draw:style-name="gr4" draw:text-style-name="P47" svg:width="0.7594in" svg:height="0.2524in" svg:x="0.089in" svg:y="1.2012in" svg:viewBox="0 0 1930 642" draw:points="965,642 0,642 0,0 1930,0 1930,642"><text:p/></draw:polygon><draw:frame draw:style-name="gr51" draw:text-style-name="P49" svg:width="0.3453in" svg:height="0.1224in" svg:x="4.6362in" svg:y="0.35in"><draw:text-box><text:p text:style-name="P48"><text:span text:style-name="T28">Público</text:span></text:p></draw:text-box></draw:frame><draw:polygon draw:style-name="gr4" draw:text-style-name="P47" svg:width="0.7594in" svg:height="0.2524in" svg:x="1.1874in" svg:y="1.2012in" svg:viewBox="0 0 1930 642" draw:points="965,642 0,642 0,0 1930,0 1930,642"><text:p/></draw:polygon><draw:frame draw:style-name="gr52" draw:text-style-name="P49" svg:width="0.5449in" svg:height="0.1217in" svg:x="0.2543in" svg:y="1.2783in"><draw:text-box><text:p text:style-name="P48"><text:span text:style-name="T28">Identidades</text:span></text:p></draw:text-box></draw:frame><draw:polygon draw:style-name="gr4" draw:text-style-name="P47" svg:width="0.761in" svg:height="0.4205in" svg:x="2.2843in" svg:y="1.1173in" svg:viewBox="0 0 1934 1069" draw:points="965,1069 0,1069 0,0 1934,0 1934,1069"><text:p/></draw:polygon><draw:frame draw:style-name="gr53" draw:text-style-name="P49" svg:width="0.5988in" svg:height="0.1217in" svg:x="1.2661in" svg:y="1.2783in"><draw:text-box><text:p text:style-name="P48"><text:span text:style-name="T28">Transações</text:span></text:p></draw:text-box></draw:frame><draw:line draw:style-name="gr6" draw:text-style-name="P46" svg:x1="1.0189in" svg:y1="1.1173in" svg:x2="1.0189in" svg:y2="1.5382in"><text:p/></draw:line><draw:polygon draw:style-name="gr2" draw:text-style-name="P45" svg:width="0.1252in" svg:height="0.0839in" svg:x="2.1587in" svg:y="1.2854in" svg:viewBox="0 0 319 214" draw:points="319,105 0,214 0,0"><text:p/></draw:polygon><draw:line draw:style-name="gr3" draw:text-style-name="P46" svg:x1="1.9472in" svg:y1="1.3256in" svg:x2="2.1831in" svg:y2="1.3256in"><text:p/></draw:line><draw:frame draw:style-name="gr54" draw:text-style-name="P49" svg:width="0.3461in" svg:height="0.1217in" svg:x="2.5252in" svg:y="1.2783in"><draw:text-box><text:p text:style-name="P48"><text:span text:style-name="T28">Público</text:span></text:p></draw:text-box></draw:frame><draw:frame draw:style-name="gr55" draw:text-style-name="P49" svg:width="1.3425in" svg:height="0.1224in" svg:x="0in" svg:y="0.9189in"><draw:text-box><text:p text:style-name="P48"><text:span text:style-name="T28">Novo Modelo de Privacidade</text:span></text:p></draw:text-box></draw:frame><draw:polygon draw:style-name="gr2" draw:text-style-name="P45" svg:width="0.1248in" svg:height="0.0839in" svg:x="2.0748in" svg:y="0.3602in" svg:viewBox="0 0 318 214" draw:points="318,105 0,214 0,0"><text:p/></draw:polygon><draw:line draw:style-name="gr3" draw:text-style-name="P46" svg:x1="1.8634in" svg:y1="0.4016in" svg:x2="2.0988in" svg:y2="0.4016in"><text:p/></draw:line><draw:polygon draw:style-name="gr2" draw:text-style-name="P45" svg:width="0.1268in" svg:height="0.0839in" svg:x="3.1713in" svg:y="0.3602in" svg:viewBox="0 0 323 214" draw:points="323,105 0,214 0,0"><text:p/></draw:polygon><draw:line draw:style-name="gr3" draw:text-style-name="P46" svg:x1="2.9598in" svg:y1="0.4016in" svg:x2="3.1972in" svg:y2="0.4016in"><text:p/></draw:line><draw:line draw:style-name="gr6" draw:text-style-name="P46" svg:x1="0.8488in" svg:y1="0.4016in" svg:x2="1.1031in" svg:y2="0.4016in"><text:p/></draw:line><draw:frame draw:style-name="gr56" draw:text-style-name="P49" svg:width="1.6043in" svg:height="0.1217in" svg:x="0.0091in" svg:y="0in"><draw:text-box><text:p text:style-name="P48"><text:span text:style-name="T28">Modelo de Privacidade Tradicional</text:span></text:p></draw:text-box></draw:frame></draw:g></text:p>
      <text:p text:style-name="P12"/>
      <text:p text:style-name="P22">Como uma firewall adicional, um novo par de chaves deve ser usado a cada transação para mantê-los de serem ligados a único dono. Alguma ligação ainda é inevitável com transações multi-entrada, que necessariamente revelam que suas entradas eram de um mesmo dono. O risco é que se o dono de uma chave é revelado, ligações podem revelar outras transações que <text:soft-page-break/>pertenceram a um mesmo dono.</text:p>
      <text:h text:style-name="P33" text:outline-level="2"><text:span text:style-name="T9">11</text:span><text:span text:style-name="T6">. <text:s text:c="3"/></text:span><text:span text:style-name="T9">C</text:span><text:span text:style-name="T13">á</text:span><text:span text:style-name="T9">lcul</text:span><text:span text:style-name="T13">o</text:span><text:span text:style-name="T9">s</text:span></text:h>
      <text:p text:style-name="P12">Consideramos o cenário de um atacante tentar gerar uma corrente alternativa mais rápido que a corrente honesta. Mesmo que isso seja conquistado, não jogaria o sistema a mudanças arbitrárias, como criar valor do nada ou tomar valores que nunca pertenceram ao atacante. Nódulos não irão aceitar uma transação inválida como pagamento, e nódulos honestos nunca irão aceitar um bloco contendo elas. Um atacante pode apenas mudar uma de suas próprias transações para pegar de volta dinheiro que ele gastou recentemente. </text:p>
      <text:p text:style-name="P22">A corrida entre a corrente honesta pode ser caracterizada como um passeio randômico binomal (Binomial Random Walk). O evento de sucesso é a corrente honesta sendo estendida por um bloco, aumentando sua liderança por +1, e o evento de falha é a corrente do atacante sendo estendida por um bloco, reduzindo a margem <text:span text:style-name="T22">em</text:span> -1. </text:p>
      <text:p text:style-name="P22">A probabilidade de um atacante alcançar por dado deficit é análoga ao problema da Ruína do Apostador. Supondo que um apostador com crédito ilimitado começar com um deficit e joga potencialmente número infinito de tentativas para tentar antigir o equilíbrio financeiro. Nós calculamos a probabilidade dele vir a atingir esse equilíbrio financeiro ou que um atacante venha a alcançar a corrente honesta, da seguinte forma <text:span text:style-name="T22">[8]</text:span>:</text:p>
      <text:p text:style-name="P12"/>
      <text:p text:style-name="P17"><text:span text:style-name="T18">p</text:span> = probabilidade de um nódulo honesto achar o próximo bloco</text:p>
      <text:p text:style-name="P17"><text:span text:style-name="T17">q</text:span> = probabilidade do atacante achar o próximo bloco</text:p>
      <text:p text:style-name="P17"><text:span text:style-name="T17">q</text:span><text:span text:style-name="T16">z</text:span> = probabilidade do atacante alcançar estando z blocos atrás</text:p>
      <text:p text:style-name="P12"/>
      <text:p text:style-name="P17"><draw:g text:anchor-type="as-char" draw:z-index="6" draw:style-name="gr57"><draw:frame draw:style-name="gr58" draw:text-style-name="P49" svg:width="0.078in" svg:height="0.1768in" svg:x="0in" svg:y="0.1693in"><draw:text-box><text:p text:style-name="P48"><text:span text:style-name="T29">q</text:span></text:p></draw:text-box></draw:frame><draw:frame draw:style-name="gr59" draw:text-style-name="P49" svg:width="0.037in" svg:height="0.1071in" svg:x="0.0945in" svg:y="0.2563in"><draw:text-box><text:p text:style-name="P48"><text:span text:style-name="T30">z</text:span></text:p></draw:text-box></draw:frame><draw:frame draw:style-name="gr60" draw:text-style-name="P49" svg:width="0.1232in" svg:height="0.1894in" svg:x="0.1362in" svg:y="0.1839in"><draw:text-box><text:p text:style-name="P48"><text:span text:style-name="T31">=</text:span></text:p></draw:text-box></draw:frame><draw:frame draw:style-name="gr61" draw:text-style-name="P49" svg:width="0.1598in" svg:height="0.5122in" svg:x="0.25in" svg:y="0in"><draw:text-box><text:p text:style-name="P48"><text:span text:style-name="T32">{</text:span></text:p></draw:text-box></draw:frame><draw:frame draw:style-name="gr58" draw:text-style-name="P49" svg:width="0.078in" svg:height="0.1768in" svg:x="0.5134in" svg:y="0.1209in"><draw:text-box><text:p text:style-name="P48"><text:span text:style-name="T33">1</text:span></text:p></draw:text-box></draw:frame><draw:frame draw:style-name="gr62" draw:text-style-name="P49" svg:width="0.0862in" svg:height="0.1768in" svg:x="0.8898in" svg:y="0.1063in"><draw:text-box><text:p text:style-name="P48"><text:span text:style-name="T29">if</text:span></text:p></draw:text-box></draw:frame><draw:frame draw:style-name="gr58" draw:text-style-name="P49" svg:width="0.078in" svg:height="0.1768in" svg:x="1.0453in" svg:y="0.1063in"><draw:text-box><text:p text:style-name="P48"><text:span text:style-name="T29">p</text:span></text:p></draw:text-box></draw:frame><draw:frame draw:style-name="gr60" draw:text-style-name="P49" svg:width="0.1232in" svg:height="0.1894in" svg:x="1.1283in" svg:y="0.089in"><draw:text-box><text:p text:style-name="P48"><text:span text:style-name="T31">≤</text:span></text:p></draw:text-box></draw:frame><draw:frame draw:style-name="gr58" draw:text-style-name="P49" svg:width="0.078in" svg:height="0.1768in" svg:x="1.2634in" svg:y="0.1063in"><draw:text-box><text:p text:style-name="P48"><text:span text:style-name="T29">q</text:span></text:p></draw:text-box></draw:frame><draw:frame draw:style-name="gr63" draw:text-style-name="P49" svg:width="0.0496in" svg:height="0.1894in" svg:x="0.3465in" svg:y="0.2972in"><draw:text-box><text:p text:style-name="P48"><text:span text:style-name="T31"></text:span></text:p></draw:text-box></draw:frame><draw:frame draw:style-name="gr58" draw:text-style-name="P49" svg:width="0.078in" svg:height="0.1768in" svg:x="0.3992in" svg:y="0.3098in"><draw:text-box><text:p text:style-name="P48"><text:span text:style-name="T29">q</text:span></text:p></draw:text-box></draw:frame><draw:frame draw:style-name="gr64" draw:text-style-name="P49" svg:width="0.0441in" svg:height="0.1894in" svg:x="0.4925in" svg:y="0.2972in"><draw:text-box><text:p text:style-name="P48"><text:span text:style-name="T31">/</text:span></text:p></draw:text-box></draw:frame><draw:frame draw:style-name="gr58" draw:text-style-name="P49" svg:width="0.078in" svg:height="0.1768in" svg:x="0.5756in" svg:y="0.3098in"><draw:text-box><text:p text:style-name="P48"><text:span text:style-name="T29">p</text:span></text:p></draw:text-box></draw:frame><draw:frame draw:style-name="gr63" draw:text-style-name="P49" svg:width="0.0496in" svg:height="0.1894in" svg:x="0.6602in" svg:y="0.2972in"><draw:text-box><text:p text:style-name="P48"><text:span text:style-name="T31"></text:span></text:p></draw:text-box></draw:frame><draw:frame draw:style-name="gr59" draw:text-style-name="P49" svg:width="0.037in" svg:height="0.1071in" svg:x="0.7118in" svg:y="0.2728in"><draw:text-box><text:p text:style-name="P48"><text:span text:style-name="T30">z</text:span></text:p></draw:text-box></draw:frame><draw:frame draw:style-name="gr62" draw:text-style-name="P49" svg:width="0.0862in" svg:height="0.1768in" svg:x="0.8898in" svg:y="0.3146in"><draw:text-box><text:p text:style-name="P48"><text:span text:style-name="T29">if</text:span></text:p></draw:text-box></draw:frame><draw:frame draw:style-name="gr58" draw:text-style-name="P49" svg:width="0.078in" svg:height="0.1768in" svg:x="1.0453in" svg:y="0.3146in"><draw:text-box><text:p text:style-name="P48"><text:span text:style-name="T29">p</text:span></text:p></draw:text-box></draw:frame><draw:frame draw:style-name="gr60" draw:text-style-name="P49" svg:width="0.1232in" svg:height="0.1894in" svg:x="1.1283in" svg:y="0.2972in"><draw:text-box><text:p text:style-name="P48"><text:span text:style-name="T31"></text:span></text:p></draw:text-box></draw:frame><draw:frame draw:style-name="gr58" draw:text-style-name="P49" svg:width="0.078in" svg:height="0.1768in" svg:x="1.2634in" svg:y="0.3146in"><draw:text-box><text:p text:style-name="P48"><text:span text:style-name="T29">q</text:span></text:p></draw:text-box></draw:frame><draw:frame draw:style-name="gr61" draw:text-style-name="P49" svg:width="0.1598in" svg:height="0.5122in" svg:x="1.322in" svg:y="0in"><draw:text-box><text:p text:style-name="P48"><text:span text:style-name="T32">}</text:span></text:p></draw:text-box></draw:frame></draw:g></text:p>
      <text:p text:style-name="P12"/>
      <text:p text:style-name="P12"/>
      <text:p text:style-name="P12"/>
      <text:p text:style-name="P12">Dada nossa suposição de que p &gt; q, a probabilidade cai exponencialmente já que o número de blocos que o atacante tem que alcançar aumenta. Com as chances contra ele, caso não faça uma investida sortuda logo no começo, suas chances se tornam cada vez menores à medida que ele vai ficando cada vez mais para trás. </text:p>
      <text:p text:style-name="P22">Nós agora consideramos quão longo o recipiente de uma nova transação precisa esperar até que esteja certo o suficiente de que o emissor não pode mudar a transação. Nós assumimos que o emissor é um atacante que quer fazer o recipiente acreditar que foi pago por alguns instantes, então reverter o pagamento para si mesmo passando algum tempo. O recebedor será alertado quando isso acontecer, mas o emissor espera que já seja tarde demais. </text:p>
      <text:p text:style-name="P22">O recebedor gera um novo par de chaves e dá a chave pública para o emissor brevemente antes de assinar. Isso previne que o emissor tenha preparado uma corrente de blocos previamente ao trabalhar nela continuamente até que seja sortudo o bastante para chegar suficientemente à frente, então executando a transação naquele momento. Uma vez que a transação é enviada, o emissor deshonesto começa a trabalhar em segredo numa corrente paralela contendo uma versão alternativa da sua transação. </text:p>
      <text:p text:style-name="P22">O recipiente espera até que a transação tenha sido adicionada a um bloco e z blocos tenham sido ligados após ele. Ele não sabe a quantidade exata de progresso o atacante fez, mas assumindo que blocos honestos levaram a média esperada de tempo por bloco, o progresso potencial do atacante será uma distribuição de Poisson com <text:span text:style-name="T23">o</text:span> valor esperado:</text:p>
      <text:p text:style-name="P12"/>
      <text:p text:style-name="P17"><text:soft-page-break/><draw:g text:anchor-type="as-char" draw:z-index="7" draw:style-name="gr57"><draw:frame draw:style-name="gr65" draw:text-style-name="P49" svg:width="0.2051in" svg:height="0.1894in" svg:x="0in" svg:y="0.0972in"><draw:text-box><text:p text:style-name="P48"><text:span text:style-name="T31"></text:span><text:span text:style-name="T31">=</text:span></text:p></draw:text-box></draw:frame><draw:frame draw:style-name="gr66" draw:text-style-name="P49" svg:width="0.0614in" svg:height="0.1768in" svg:x="0.2181in" svg:y="0.1102in"><draw:text-box><text:p text:style-name="P48"><text:span text:style-name="T29">z</text:span></text:p></draw:text-box></draw:frame><draw:polygon draw:style-name="gr2" draw:text-style-name="P45" svg:width="0.1189in" svg:height="0.0067in" svg:x="0.3126in" svg:y="0.1965in" svg:viewBox="0 0 303 18" draw:points="0,18 303,18 303,0 0,0"><text:p/></draw:polygon><draw:frame draw:style-name="gr58" draw:text-style-name="P49" svg:width="0.078in" svg:height="0.1768in" svg:x="0.3335in" svg:y="0in"><draw:text-box><text:p text:style-name="P48"><text:span text:style-name="T29">q</text:span></text:p></draw:text-box></draw:frame><draw:frame draw:style-name="gr58" draw:text-style-name="P49" svg:width="0.078in" svg:height="0.1768in" svg:x="0.3445in" svg:y="0.1874in"><draw:text-box><text:p text:style-name="P48"><text:span text:style-name="T29">p</text:span></text:p></draw:text-box></draw:frame></draw:g></text:p>
      <text:p text:style-name="P12"/>
      <text:p text:style-name="P12">Para calcular a propabilidade de um atacante poder ainda assim alcançar agora, nós multiplicamos a densidade de Poisson por cada quantia de progresso que ele pode ter feito pela probabilidade dele alcançar a partir daquele ponto:</text:p>
      <text:p text:style-name="P8"/>
      <text:p text:style-name="P16"><draw:g text:anchor-type="as-char" draw:z-index="8" draw:style-name="gr57"><draw:frame draw:style-name="gr67" draw:text-style-name="P49" svg:width="0.178in" svg:height="0.2748in" svg:x="0in" svg:y="0.1409in"><draw:text-box><text:p text:style-name="P48"><text:span text:style-name="T34">∑</text:span></text:p></draw:text-box></draw:frame><draw:frame draw:style-name="gr68" draw:text-style-name="P49" svg:width="0.0425in" svg:height="0.1071in" svg:x="0in" svg:y="0.3874in"><draw:text-box><text:p text:style-name="P48"><text:span text:style-name="T30">k</text:span></text:p></draw:text-box></draw:frame><draw:frame draw:style-name="gr69" draw:text-style-name="P49" svg:width="0.0748in" svg:height="0.1142in" svg:x="0.0516in" svg:y="0.3807in"><draw:text-box><text:p text:style-name="P48"><text:span text:style-name="T35">=</text:span></text:p></draw:text-box></draw:frame><draw:frame draw:style-name="gr70" draw:text-style-name="P49" svg:width="0.0476in" svg:height="0.1071in" svg:x="0.1252in" svg:y="0.3874in"><draw:text-box><text:p text:style-name="P48"><text:span text:style-name="T36">0</text:span></text:p></draw:text-box></draw:frame><draw:frame draw:style-name="gr71" draw:text-style-name="P49" svg:width="0.0705in" svg:height="0.1142in" svg:x="0.0516in" svg:y="0.0972in"><draw:text-box><text:p text:style-name="P48"><text:span text:style-name="T35">∞</text:span></text:p></draw:text-box></draw:frame><draw:frame draw:style-name="gr72" draw:text-style-name="P49" svg:width="0.0835in" svg:height="0.1894in" svg:x="0.2181in" svg:y="0.1071in"><draw:text-box><text:p text:style-name="P48"><text:span text:style-name="T31"></text:span></text:p></draw:text-box></draw:frame><draw:frame draw:style-name="gr68" draw:text-style-name="P49" svg:width="0.0425in" svg:height="0.1071in" svg:x="0.3126in" svg:y="0.0925in"><draw:text-box><text:p text:style-name="P48"><text:span text:style-name="T30">k</text:span></text:p></draw:text-box></draw:frame><draw:frame draw:style-name="gr73" draw:text-style-name="P49" svg:width="0.0697in" svg:height="0.1768in" svg:x="0.3752in" svg:y="0.1209in"><draw:text-box><text:p text:style-name="P48"><text:span text:style-name="T29">e</text:span></text:p></draw:text-box></draw:frame><draw:polygon draw:style-name="gr2" draw:text-style-name="P45" svg:width="0.3634in" svg:height="0.0067in" svg:x="0.2185in" svg:y="0.2953in" svg:viewBox="0 0 924 18" draw:points="0,18 924,18 924,0 0,0"><text:p/></draw:polygon><draw:frame draw:style-name="gr74" draw:text-style-name="P49" svg:width="0.124in" svg:height="0.1142in" svg:x="0.4484in" svg:y="0.0866in"><draw:text-box><text:p text:style-name="P48"><text:span text:style-name="T35">−</text:span></text:p></draw:text-box></draw:frame><draw:frame draw:style-name="gr73" draw:text-style-name="P49" svg:width="0.0697in" svg:height="0.1768in" svg:x="0.3335in" svg:y="0.3071in"><draw:text-box><text:p text:style-name="P48"><text:span text:style-name="T29">k</text:span></text:p></draw:text-box></draw:frame><draw:frame draw:style-name="gr75" draw:text-style-name="P49" svg:width="0.0469in" svg:height="0.1894in" svg:x="0.4165in" svg:y="0.2929in"><draw:text-box><text:p text:style-name="P48"><text:span text:style-name="T31">!</text:span></text:p></draw:text-box></draw:frame><draw:frame draw:style-name="gr76" draw:text-style-name="P49" svg:width="0.0898in" svg:height="0.1894in" svg:x="0.572in" svg:y="0.189in"><draw:text-box><text:p text:style-name="P48"><text:span text:style-name="T31">⋅</text:span></text:p></draw:text-box></draw:frame><draw:frame draw:style-name="gr61" draw:text-style-name="P49" svg:width="0.1598in" svg:height="0.5122in" svg:x="0.6362in" svg:y="0in"><draw:text-box><text:p text:style-name="P48"><text:span text:style-name="T32">{</text:span></text:p></draw:text-box></draw:frame><draw:frame draw:style-name="gr63" draw:text-style-name="P49" svg:width="0.0496in" svg:height="0.1894in" svg:x="0.722in" svg:y="0.1236in"><draw:text-box><text:p text:style-name="P48"><text:span text:style-name="T31"></text:span></text:p></draw:text-box></draw:frame><draw:frame draw:style-name="gr58" draw:text-style-name="P49" svg:width="0.078in" svg:height="0.1768in" svg:x="0.7717in" svg:y="0.1362in"><draw:text-box><text:p text:style-name="P48"><text:span text:style-name="T29">q</text:span></text:p></draw:text-box></draw:frame><draw:frame draw:style-name="gr64" draw:text-style-name="P49" svg:width="0.0441in" svg:height="0.1894in" svg:x="0.8681in" svg:y="0.1236in"><draw:text-box><text:p text:style-name="P48"><text:span text:style-name="T31">/</text:span></text:p></draw:text-box></draw:frame><draw:frame draw:style-name="gr58" draw:text-style-name="P49" svg:width="0.078in" svg:height="0.1768in" svg:x="0.9492in" svg:y="0.1362in"><draw:text-box><text:p text:style-name="P48"><text:span text:style-name="T29">p</text:span></text:p></draw:text-box></draw:frame><draw:frame draw:style-name="gr63" draw:text-style-name="P49" svg:width="0.0496in" svg:height="0.1894in" svg:x="1.0335in" svg:y="0.1236in"><draw:text-box><text:p text:style-name="P48"><text:span text:style-name="T31"></text:span></text:p></draw:text-box></draw:frame><draw:frame draw:style-name="gr77" draw:text-style-name="P49" svg:width="0.0303in" svg:height="0.1142in" svg:x="1.0752in" svg:y="0.0984in"><draw:text-box><text:p text:style-name="P48"><text:span text:style-name="T35"></text:span></text:p></draw:text-box></draw:frame><draw:frame draw:style-name="gr59" draw:text-style-name="P49" svg:width="0.037in" svg:height="0.1071in" svg:x="1.1181in" svg:y="0.1043in"><draw:text-box><text:p text:style-name="P48"><text:span text:style-name="T30">z</text:span></text:p></draw:text-box></draw:frame><draw:frame draw:style-name="gr69" draw:text-style-name="P49" svg:width="0.0748in" svg:height="0.1142in" svg:x="1.1598in" svg:y="0.0984in"><draw:text-box><text:p text:style-name="P48"><text:span text:style-name="T35">−</text:span></text:p></draw:text-box></draw:frame><draw:frame draw:style-name="gr68" draw:text-style-name="P49" svg:width="0.0425in" svg:height="0.1071in" svg:x="1.2417in" svg:y="0.1043in"><draw:text-box><text:p text:style-name="P48"><text:span text:style-name="T30">k</text:span></text:p></draw:text-box></draw:frame><draw:frame draw:style-name="gr77" draw:text-style-name="P49" svg:width="0.0303in" svg:height="0.1142in" svg:x="1.2945in" svg:y="0.0984in"><draw:text-box><text:p text:style-name="P48"><text:span text:style-name="T35"></text:span></text:p></draw:text-box></draw:frame><draw:frame draw:style-name="gr78" draw:text-style-name="P49" svg:width="0.1925in" svg:height="0.1768in" svg:x="1.461in" svg:y="0.1091in"><draw:text-box><text:p text:style-name="P48"><text:span text:style-name="T29">if k</text:span></text:p></draw:text-box></draw:frame><draw:frame draw:style-name="gr60" draw:text-style-name="P49" svg:width="0.1232in" svg:height="0.1894in" svg:x="1.6807in" svg:y="0.0953in"><draw:text-box><text:p text:style-name="P48"><text:span text:style-name="T31">≤</text:span></text:p></draw:text-box></draw:frame><draw:frame draw:style-name="gr66" draw:text-style-name="P49" svg:width="0.0614in" svg:height="0.1768in" svg:x="1.8252in" svg:y="0.1091in"><draw:text-box><text:p text:style-name="P48"><text:span text:style-name="T29">z</text:span></text:p></draw:text-box></draw:frame><draw:frame draw:style-name="gr58" draw:text-style-name="P49" svg:width="0.078in" svg:height="0.1768in" svg:x="0.9819in" svg:y="0.3126in"><draw:text-box><text:p text:style-name="P48"><text:span text:style-name="T33">1</text:span></text:p></draw:text-box></draw:frame><draw:frame draw:style-name="gr78" draw:text-style-name="P49" svg:width="0.1925in" svg:height="0.1768in" svg:x="1.461in" svg:y="0.2953in"><draw:text-box><text:p text:style-name="P48"><text:span text:style-name="T29">if k</text:span></text:p></draw:text-box></draw:frame><draw:frame draw:style-name="gr60" draw:text-style-name="P49" svg:width="0.1232in" svg:height="0.1894in" svg:x="1.6807in" svg:y="0.2811in"><draw:text-box><text:p text:style-name="P48"><text:span text:style-name="T31"></text:span></text:p></draw:text-box></draw:frame><draw:frame draw:style-name="gr66" draw:text-style-name="P49" svg:width="0.0614in" svg:height="0.1768in" svg:x="1.8252in" svg:y="0.2953in"><draw:text-box><text:p text:style-name="P48"><text:span text:style-name="T29">z</text:span></text:p></draw:text-box></draw:frame><draw:frame draw:style-name="gr61" draw:text-style-name="P49" svg:width="0.1598in" svg:height="0.5122in" svg:x="1.8752in" svg:y="0in"><draw:text-box><text:p text:style-name="P48"><text:span text:style-name="T32">}</text:span></text:p></draw:text-box></draw:frame></draw:g></text:p>
      <text:p text:style-name="P8"/>
      <text:p text:style-name="P12">Rearrumando para evitar somar a cauda infinita da distribuição…</text:p>
      <text:p text:style-name="P12"/>
      <text:p text:style-name="P17"><draw:g text:anchor-type="as-char" draw:z-index="9" draw:style-name="gr57"><draw:frame draw:style-name="gr58" draw:text-style-name="P49" svg:width="0.078in" svg:height="0.1768in" svg:x="0in" svg:y="0.1055in"><draw:text-box><text:p text:style-name="P48"><text:span text:style-name="T33">1</text:span></text:p></draw:text-box></draw:frame><draw:frame draw:style-name="gr60" draw:text-style-name="P49" svg:width="0.1232in" svg:height="0.1894in" svg:x="0.072in" svg:y="0.0929in"><draw:text-box><text:p text:style-name="P48"><text:span text:style-name="T31">−</text:span></text:p></draw:text-box></draw:frame><draw:frame draw:style-name="gr67" draw:text-style-name="P49" svg:width="0.178in" svg:height="0.2748in" svg:x="0.1972in" svg:y="0.0583in"><draw:text-box><text:p text:style-name="P48"><text:span text:style-name="T34">∑</text:span></text:p></draw:text-box></draw:frame><draw:frame draw:style-name="gr68" draw:text-style-name="P49" svg:width="0.0425in" svg:height="0.1071in" svg:x="0.2083in" svg:y="0.311in"><draw:text-box><text:p text:style-name="P48"><text:span text:style-name="T30">k</text:span></text:p></draw:text-box></draw:frame><draw:frame draw:style-name="gr69" draw:text-style-name="P49" svg:width="0.0748in" svg:height="0.1142in" svg:x="0.2598in" svg:y="0.3043in"><draw:text-box><text:p text:style-name="P48"><text:span text:style-name="T35">=</text:span></text:p></draw:text-box></draw:frame><draw:frame draw:style-name="gr70" draw:text-style-name="P49" svg:width="0.0476in" svg:height="0.1071in" svg:x="0.3335in" svg:y="0.311in"><draw:text-box><text:p text:style-name="P48"><text:span text:style-name="T36">0</text:span></text:p></draw:text-box></draw:frame><draw:frame draw:style-name="gr59" draw:text-style-name="P49" svg:width="0.037in" svg:height="0.1071in" svg:x="0.2728in" svg:y="0in"><draw:text-box><text:p text:style-name="P48"><text:span text:style-name="T30">z</text:span></text:p></draw:text-box></draw:frame><draw:frame draw:style-name="gr72" draw:text-style-name="P49" svg:width="0.0835in" svg:height="0.1894in" svg:x="0.4236in" svg:y="0.0173in"><draw:text-box><text:p text:style-name="P48"><text:span text:style-name="T31"></text:span></text:p></draw:text-box></draw:frame><draw:frame draw:style-name="gr68" draw:text-style-name="P49" svg:width="0.0425in" svg:height="0.1071in" svg:x="0.5071in" svg:y="0.0173in"><draw:text-box><text:p text:style-name="P48"><text:span text:style-name="T30">k</text:span></text:p></draw:text-box></draw:frame><draw:frame draw:style-name="gr73" draw:text-style-name="P49" svg:width="0.0697in" svg:height="0.1768in" svg:x="0.5807in" svg:y="0.0366in"><draw:text-box><text:p text:style-name="P48"><text:span text:style-name="T29">e</text:span></text:p></draw:text-box></draw:frame><draw:polygon draw:style-name="gr2" draw:text-style-name="P45" svg:width="0.3634in" svg:height="0.0067in" svg:x="0.4142in" svg:y="0.215in" svg:viewBox="0 0 924 18" draw:points="0,18 924,18 924,0 0,0"><text:p/></draw:polygon><draw:frame draw:style-name="gr74" draw:text-style-name="P49" svg:width="0.124in" svg:height="0.1142in" svg:x="0.65in" svg:y="0.0098in"><draw:text-box><text:p text:style-name="P48"><text:span text:style-name="T35">−</text:span></text:p></draw:text-box></draw:frame><draw:frame draw:style-name="gr73" draw:text-style-name="P49" svg:width="0.0697in" svg:height="0.1768in" svg:x="0.539in" svg:y="0.2339in"><draw:text-box><text:p text:style-name="P48"><text:span text:style-name="T29">k</text:span></text:p></draw:text-box></draw:frame><draw:frame draw:style-name="gr75" draw:text-style-name="P49" svg:width="0.0469in" svg:height="0.1894in" svg:x="0.6209in" svg:y="0.2154in"><draw:text-box><text:p text:style-name="P48"><text:span text:style-name="T31">!</text:span></text:p></draw:text-box></draw:frame><draw:frame draw:style-name="gr79" draw:text-style-name="P49" svg:width="0.065in" svg:height="0.2512in" svg:x="0.7984in" svg:y="0.0528in"><draw:text-box><text:p text:style-name="P48"><text:span text:style-name="T37"></text:span></text:p></draw:text-box></draw:frame><draw:frame draw:style-name="gr58" draw:text-style-name="P49" svg:width="0.078in" svg:height="0.1768in" svg:x="0.8484in" svg:y="0.1055in"><draw:text-box><text:p text:style-name="P48"><text:span text:style-name="T33">1</text:span></text:p></draw:text-box></draw:frame><draw:frame draw:style-name="gr80" draw:text-style-name="P49" svg:width="0.1705in" svg:height="0.1894in" svg:x="0.9264in" svg:y="0.0929in"><draw:text-box><text:p text:style-name="P48"><text:span text:style-name="T31">−</text:span></text:p></draw:text-box></draw:frame><draw:frame draw:style-name="gr58" draw:text-style-name="P49" svg:width="0.078in" svg:height="0.1768in" svg:x="1.1083in" svg:y="0.1055in"><draw:text-box><text:p text:style-name="P48"><text:span text:style-name="T29">q</text:span></text:p></draw:text-box></draw:frame><draw:frame draw:style-name="gr64" draw:text-style-name="P49" svg:width="0.0441in" svg:height="0.1894in" svg:x="1.1957in" svg:y="0.0929in"><draw:text-box><text:p text:style-name="P48"><text:span text:style-name="T31">/</text:span></text:p></draw:text-box></draw:frame><draw:frame draw:style-name="gr58" draw:text-style-name="P49" svg:width="0.078in" svg:height="0.1768in" svg:x="1.2846in" svg:y="0.1055in"><draw:text-box><text:p text:style-name="P48"><text:span text:style-name="T29">p</text:span></text:p></draw:text-box></draw:frame><draw:frame draw:style-name="gr63" draw:text-style-name="P49" svg:width="0.0496in" svg:height="0.1894in" svg:x="1.3626in" svg:y="0.0929in"><draw:text-box><text:p text:style-name="P48"><text:span text:style-name="T31"></text:span></text:p></draw:text-box></draw:frame><draw:frame draw:style-name="gr77" draw:text-style-name="P49" svg:width="0.0303in" svg:height="0.1142in" svg:x="1.4043in" svg:y="0.0744in"><draw:text-box><text:p text:style-name="P48"><text:span text:style-name="T35"></text:span></text:p></draw:text-box></draw:frame><draw:frame draw:style-name="gr59" draw:text-style-name="P49" svg:width="0.037in" svg:height="0.1071in" svg:x="1.4457in" svg:y="0.0783in"><draw:text-box><text:p text:style-name="P48"><text:span text:style-name="T30">z</text:span></text:p></draw:text-box></draw:frame><draw:frame draw:style-name="gr69" draw:text-style-name="P49" svg:width="0.0748in" svg:height="0.1142in" svg:x="1.4874in" svg:y="0.0744in"><draw:text-box><text:p text:style-name="P48"><text:span text:style-name="T35">−</text:span></text:p></draw:text-box></draw:frame><draw:frame draw:style-name="gr68" draw:text-style-name="P49" svg:width="0.0425in" svg:height="0.1071in" svg:x="1.5709in" svg:y="0.0783in"><draw:text-box><text:p text:style-name="P48"><text:span text:style-name="T30">k</text:span></text:p></draw:text-box></draw:frame><draw:frame draw:style-name="gr77" draw:text-style-name="P49" svg:width="0.0303in" svg:height="0.1142in" svg:x="1.622in" svg:y="0.0744in"><draw:text-box><text:p text:style-name="P48"><text:span text:style-name="T35"></text:span></text:p></draw:text-box></draw:frame><draw:frame draw:style-name="gr79" draw:text-style-name="P49" svg:width="0.065in" svg:height="0.2512in" svg:x="1.6543in" svg:y="0.0528in"><draw:text-box><text:p text:style-name="P48"><text:span text:style-name="T37"></text:span></text:p></draw:text-box></draw:frame></draw:g></text:p>
      <text:p text:style-name="P8"/>
      <text:p text:style-name="P12">Convertendo para código C…</text:p>
      <text:p text:style-name="P12"/>
      <text:p text:style-name="P16"><draw:g text:anchor-type="as-char" draw:z-index="10" draw:style-name="gr1"><draw:frame draw:style-name="gr81" draw:text-style-name="P49" svg:width="1.135in" svg:height="0.1268in" svg:x="0in" svg:y="0in"><draw:text-box><text:p text:style-name="P48"><text:span text:style-name="T38">#include &lt;math.h&gt;</text:span></text:p></draw:text-box></draw:frame><draw:frame draw:style-name="gr82" draw:text-style-name="P49" svg:width="3.335in" svg:height="0.1268in" svg:x="0in" svg:y="0.1264in"><draw:text-box><text:p text:style-name="P48"><text:span text:style-name="T38">double AttackerSuccessProbability(double q, int z)</text:span></text:p></draw:text-box></draw:frame><draw:frame draw:style-name="gr83" draw:text-style-name="P49" svg:width="0.0685in" svg:height="0.1268in" svg:x="0in" svg:y="0.2516in"><draw:text-box><text:p text:style-name="P48"><text:span text:style-name="T38">{</text:span></text:p></draw:text-box></draw:frame><draw:frame draw:style-name="gr84" draw:text-style-name="P49" svg:width="1.535in" svg:height="0.1268in" svg:x="0in" svg:y="0.378in"><draw:text-box><text:p text:style-name="P48"><text:span text:style-name="T38"><text:s text:c="4"/></text:span><text:span text:style-name="T38">double p = 1.0 - q;</text:span></text:p></draw:text-box></draw:frame><draw:frame draw:style-name="gr85" draw:text-style-name="P49" svg:width="2.135in" svg:height="0.1268in" svg:x="0in" svg:y="0.5028in"><draw:text-box><text:p text:style-name="P48"><text:span text:style-name="T38"><text:s text:c="4"/></text:span><text:span text:style-name="T38">double lambda = z * (q / p);</text:span></text:p></draw:text-box></draw:frame><draw:frame draw:style-name="gr86" draw:text-style-name="P49" svg:width="1.4016in" svg:height="0.1268in" svg:x="0in" svg:y="0.6291in"><draw:text-box><text:p text:style-name="P48"><text:span text:style-name="T38"><text:s text:c="4"/></text:span><text:span text:style-name="T38">double sum = 1.0;</text:span></text:p></draw:text-box></draw:frame><draw:frame draw:style-name="gr87" draw:text-style-name="P49" svg:width="0.8685in" svg:height="0.1268in" svg:x="0in" svg:y="0.7543in"><draw:text-box><text:p text:style-name="P48"><text:span text:style-name="T38"><text:s text:c="4"/></text:span><text:span text:style-name="T38">int i, k;</text:span></text:p></draw:text-box></draw:frame><draw:frame draw:style-name="gr88" draw:text-style-name="P49" svg:width="1.8685in" svg:height="0.1268in" svg:x="0in" svg:y="0.8807in"><draw:text-box><text:p text:style-name="P48"><text:span text:style-name="T38"><text:s text:c="4"/></text:span><text:span text:style-name="T38">for (k = 0; k &lt;= z; k++)</text:span></text:p></draw:text-box></draw:frame><draw:frame draw:style-name="gr89" draw:text-style-name="P49" svg:width="0.335in" svg:height="0.1268in" svg:x="0in" svg:y="1.0055in"><draw:text-box><text:p text:style-name="P48"><text:span text:style-name="T38"><text:s text:c="4"/></text:span><text:span text:style-name="T38">{</text:span></text:p></draw:text-box></draw:frame><draw:frame draw:style-name="gr90" draw:text-style-name="P49" svg:width="2.535in" svg:height="0.1268in" svg:x="0in" svg:y="1.1319in"><draw:text-box><text:p text:style-name="P48"><text:span text:style-name="T38"><text:s text:c="8"/></text:span><text:span text:style-name="T38">double poisson = exp(-lambda);</text:span></text:p></draw:text-box></draw:frame><draw:frame draw:style-name="gr85" draw:text-style-name="P49" svg:width="2.135in" svg:height="0.1268in" svg:x="0in" svg:y="1.2571in"><draw:text-box><text:p text:style-name="P48"><text:span text:style-name="T38"><text:s text:c="8"/></text:span><text:span text:style-name="T38">for (i = 1; i &lt;= k; i++)</text:span></text:p></draw:text-box></draw:frame><draw:frame draw:style-name="gr91" draw:text-style-name="P49" svg:width="2.2685in" svg:height="0.1268in" svg:x="0in" svg:y="1.3835in"><draw:text-box><text:p text:style-name="P48"><text:span text:style-name="T38"><text:s text:c="12"/></text:span><text:span text:style-name="T38">poisson *= lambda / i;</text:span></text:p></draw:text-box></draw:frame><draw:frame draw:style-name="gr92" draw:text-style-name="P49" svg:width="3.2685in" svg:height="0.1268in" svg:x="0in" svg:y="1.5083in"><draw:text-box><text:p text:style-name="P48"><text:span text:style-name="T38"><text:s text:c="8"/></text:span><text:span text:style-name="T38">sum -= poisson * (1 - pow(q / p, z - k));</text:span></text:p></draw:text-box></draw:frame><draw:frame draw:style-name="gr89" draw:text-style-name="P49" svg:width="0.335in" svg:height="0.1268in" svg:x="0in" svg:y="1.6346in"><draw:text-box><text:p text:style-name="P48"><text:span text:style-name="T38"><text:s text:c="4"/></text:span><text:span text:style-name="T38">}</text:span></text:p></draw:text-box></draw:frame><draw:frame draw:style-name="gr93" draw:text-style-name="P49" svg:width="1.0016in" svg:height="0.1268in" svg:x="0in" svg:y="1.7598in"><draw:text-box><text:p text:style-name="P48"><text:span text:style-name="T38"><text:s text:c="4"/></text:span><text:span text:style-name="T38">return sum;</text:span></text:p></draw:text-box></draw:frame><draw:frame draw:style-name="gr83" draw:text-style-name="P49" svg:width="0.0685in" svg:height="0.1268in" svg:x="0in" svg:y="1.8862in"><draw:text-box><text:p text:style-name="P48"><text:span text:style-name="T38">}</text:span></text:p></draw:text-box></draw:frame></draw:g></text:p>
      <text:p text:style-name="P12"/>
      <text:p text:style-name="P12"/>
      <text:p text:style-name="P12"/>
      <text:p text:style-name="P12">Rodando alguns resultados, nós podemos ver que a probabilidade cai exponencialmente com z.</text:p>
      <text:p text:style-name="P12"/>
      <text:p text:style-name="P17"><text:soft-page-break/><draw:g text:anchor-type="as-char" draw:z-index="11" draw:style-name="gr1"><draw:frame draw:style-name="gr89" draw:text-style-name="P49" svg:width="0.335in" svg:height="0.1268in" svg:x="0in" svg:y="0in"><draw:text-box><text:p text:style-name="P48"><text:span text:style-name="T38">q=0.1</text:span></text:p></draw:text-box></draw:frame><draw:frame draw:style-name="gr94" draw:text-style-name="P49" svg:width="1.2016in" svg:height="0.1268in" svg:x="0in" svg:y="0.1252in"><draw:text-box><text:p text:style-name="P48"><text:span text:style-name="T38">z=0 <text:s text:c="3"/>P=1.0000000</text:span></text:p></draw:text-box></draw:frame><draw:frame draw:style-name="gr94" draw:text-style-name="P49" svg:width="1.2016in" svg:height="0.1268in" svg:x="0in" svg:y="0.2516in"><draw:text-box><text:p text:style-name="P48"><text:span text:style-name="T38">z=1 <text:s text:c="3"/>P=0.2045873</text:span></text:p></draw:text-box></draw:frame><draw:frame draw:style-name="gr94" draw:text-style-name="P49" svg:width="1.2016in" svg:height="0.1268in" svg:x="0in" svg:y="0.3764in"><draw:text-box><text:p text:style-name="P48"><text:span text:style-name="T38">z=2 <text:s text:c="3"/>P=0.0509779</text:span></text:p></draw:text-box></draw:frame><draw:frame draw:style-name="gr94" draw:text-style-name="P49" svg:width="1.2016in" svg:height="0.1268in" svg:x="0in" svg:y="0.5028in"><draw:text-box><text:p text:style-name="P48"><text:span text:style-name="T38">z=3 <text:s text:c="3"/>P=0.0131722</text:span></text:p></draw:text-box></draw:frame><draw:frame draw:style-name="gr94" draw:text-style-name="P49" svg:width="1.2016in" svg:height="0.1268in" svg:x="0in" svg:y="0.628in"><draw:text-box><text:p text:style-name="P48"><text:span text:style-name="T38">z=4 <text:s text:c="3"/>P=0.0034552</text:span></text:p></draw:text-box></draw:frame><draw:frame draw:style-name="gr94" draw:text-style-name="P49" svg:width="1.2016in" svg:height="0.1268in" svg:x="0in" svg:y="0.7543in"><draw:text-box><text:p text:style-name="P48"><text:span text:style-name="T38">z=5 <text:s text:c="3"/>P=0.0009137</text:span></text:p></draw:text-box></draw:frame><draw:frame draw:style-name="gr94" draw:text-style-name="P49" svg:width="1.2016in" svg:height="0.1268in" svg:x="0in" svg:y="0.8791in"><draw:text-box><text:p text:style-name="P48"><text:span text:style-name="T38">z=6 <text:s text:c="3"/>P=0.0002428</text:span></text:p></draw:text-box></draw:frame><draw:frame draw:style-name="gr94" draw:text-style-name="P49" svg:width="1.2016in" svg:height="0.1268in" svg:x="0in" svg:y="1.0055in"><draw:text-box><text:p text:style-name="P48"><text:span text:style-name="T38">z=7 <text:s text:c="3"/>P=0.0000647</text:span></text:p></draw:text-box></draw:frame><draw:frame draw:style-name="gr94" draw:text-style-name="P49" svg:width="1.2016in" svg:height="0.1268in" svg:x="0in" svg:y="1.1307in"><draw:text-box><text:p text:style-name="P48"><text:span text:style-name="T38">z=8 <text:s text:c="3"/>P=0.0000173</text:span></text:p></draw:text-box></draw:frame><draw:frame draw:style-name="gr94" draw:text-style-name="P49" svg:width="1.2016in" svg:height="0.1268in" svg:x="0in" svg:y="1.2571in"><draw:text-box><text:p text:style-name="P48"><text:span text:style-name="T38">z=9 <text:s text:c="3"/>P=0.0000046</text:span></text:p></draw:text-box></draw:frame><draw:frame draw:style-name="gr94" draw:text-style-name="P49" svg:width="1.2016in" svg:height="0.1268in" svg:x="0in" svg:y="1.3819in"><draw:text-box><text:p text:style-name="P48"><text:span text:style-name="T38">z=10 <text:s text:c="2"/>P=0.0000012</text:span></text:p></draw:text-box></draw:frame><draw:frame draw:style-name="gr89" draw:text-style-name="P49" svg:width="0.335in" svg:height="0.1268in" svg:x="0in" svg:y="1.6484in"><draw:text-box><text:p text:style-name="P48"><text:span text:style-name="T38">q=0.3</text:span></text:p></draw:text-box></draw:frame><draw:frame draw:style-name="gr94" draw:text-style-name="P49" svg:width="1.2016in" svg:height="0.1268in" svg:x="0in" svg:y="1.7736in"><draw:text-box><text:p text:style-name="P48"><text:span text:style-name="T38">z=0 <text:s text:c="3"/>P=1.0000000</text:span></text:p></draw:text-box></draw:frame><draw:frame draw:style-name="gr94" draw:text-style-name="P49" svg:width="1.2016in" svg:height="0.1268in" svg:x="0in" svg:y="1.9in"><draw:text-box><text:p text:style-name="P48"><text:span text:style-name="T38">z=5 <text:s text:c="3"/>P=0.1773523</text:span></text:p></draw:text-box></draw:frame><draw:frame draw:style-name="gr94" draw:text-style-name="P49" svg:width="1.2016in" svg:height="0.1268in" svg:x="0in" svg:y="2.0252in"><draw:text-box><text:p text:style-name="P48"><text:span text:style-name="T38">z=10 <text:s text:c="2"/>P=0.0416605</text:span></text:p></draw:text-box></draw:frame><draw:frame draw:style-name="gr94" draw:text-style-name="P49" svg:width="1.2016in" svg:height="0.1268in" svg:x="0in" svg:y="2.1516in"><draw:text-box><text:p text:style-name="P48"><text:span text:style-name="T38">z=15 <text:s text:c="2"/>P=0.0101008</text:span></text:p></draw:text-box></draw:frame><draw:frame draw:style-name="gr94" draw:text-style-name="P49" svg:width="1.2016in" svg:height="0.1268in" svg:x="0in" svg:y="2.2764in"><draw:text-box><text:p text:style-name="P48"><text:span text:style-name="T38">z=20 <text:s text:c="2"/>P=0.0024804</text:span></text:p></draw:text-box></draw:frame><draw:frame draw:style-name="gr94" draw:text-style-name="P49" svg:width="1.2016in" svg:height="0.1268in" svg:x="0in" svg:y="2.4028in"><draw:text-box><text:p text:style-name="P48"><text:span text:style-name="T38">z=25 <text:s text:c="2"/>P=0.0006132</text:span></text:p></draw:text-box></draw:frame><draw:frame draw:style-name="gr94" draw:text-style-name="P49" svg:width="1.2016in" svg:height="0.1268in" svg:x="0in" svg:y="2.528in"><draw:text-box><text:p text:style-name="P48"><text:span text:style-name="T38">z=30 <text:s text:c="2"/>P=0.0001522</text:span></text:p></draw:text-box></draw:frame><draw:frame draw:style-name="gr94" draw:text-style-name="P49" svg:width="1.2016in" svg:height="0.1268in" svg:x="0in" svg:y="2.6543in"><draw:text-box><text:p text:style-name="P48"><text:span text:style-name="T38">z=35 <text:s text:c="2"/>P=0.0000379</text:span></text:p></draw:text-box></draw:frame><draw:frame draw:style-name="gr94" draw:text-style-name="P49" svg:width="1.2016in" svg:height="0.1268in" svg:x="0in" svg:y="2.7791in"><draw:text-box><text:p text:style-name="P48"><text:span text:style-name="T38">z=40 <text:s text:c="2"/>P=0.0000095</text:span></text:p></draw:text-box></draw:frame><draw:frame draw:style-name="gr94" draw:text-style-name="P49" svg:width="1.2016in" svg:height="0.1268in" svg:x="0in" svg:y="2.9055in"><draw:text-box><text:p text:style-name="P48"><text:span text:style-name="T38">z=45 <text:s text:c="2"/>P=0.0000024</text:span></text:p></draw:text-box></draw:frame><draw:frame draw:style-name="gr94" draw:text-style-name="P49" svg:width="1.2016in" svg:height="0.1268in" svg:x="0in" svg:y="3.0307in"><draw:text-box><text:p text:style-name="P48"><text:span text:style-name="T38">z=50 <text:s text:c="2"/>P=0.0000006</text:span></text:p></draw:text-box></draw:frame></draw:g></text:p>
      <text:p text:style-name="P12"/>
      <text:p text:style-name="P12">Resolvendo para P <text:span text:style-name="T23">menor que </text:span>0.1%...</text:p>
      <text:p text:style-name="P12"/>
      <text:p text:style-name="P17"><draw:g text:anchor-type="as-char" draw:z-index="12" draw:style-name="gr1"><draw:frame draw:style-name="gr95" draw:text-style-name="P49" svg:width="0.6016in" svg:height="0.1268in" svg:x="0in" svg:y="0in"><draw:text-box><text:p text:style-name="P48"><text:span text:style-name="T38">P &lt; 0.001</text:span></text:p></draw:text-box></draw:frame><draw:frame draw:style-name="gr96" draw:text-style-name="P49" svg:width="0.8016in" svg:height="0.1268in" svg:x="0in" svg:y="0.1264in"><draw:text-box><text:p text:style-name="P48"><text:span text:style-name="T38">q=0.10 <text:s text:c="2"/>z=5</text:span></text:p></draw:text-box></draw:frame><draw:frame draw:style-name="gr96" draw:text-style-name="P49" svg:width="0.8016in" svg:height="0.1268in" svg:x="0in" svg:y="0.2516in"><draw:text-box><text:p text:style-name="P48"><text:span text:style-name="T38">q=0.15 <text:s text:c="2"/>z=8</text:span></text:p></draw:text-box></draw:frame><draw:frame draw:style-name="gr87" draw:text-style-name="P49" svg:width="0.8685in" svg:height="0.1268in" svg:x="0in" svg:y="0.378in"><draw:text-box><text:p text:style-name="P48"><text:span text:style-name="T38">q=0.20 <text:s text:c="2"/>z=11</text:span></text:p></draw:text-box></draw:frame><draw:frame draw:style-name="gr87" draw:text-style-name="P49" svg:width="0.8685in" svg:height="0.1268in" svg:x="0in" svg:y="0.5028in"><draw:text-box><text:p text:style-name="P48"><text:span text:style-name="T38">q=0.25 <text:s text:c="2"/>z=15</text:span></text:p></draw:text-box></draw:frame><draw:frame draw:style-name="gr87" draw:text-style-name="P49" svg:width="0.8685in" svg:height="0.1268in" svg:x="0in" svg:y="0.6291in"><draw:text-box><text:p text:style-name="P48"><text:span text:style-name="T38">q=0.30 <text:s text:c="2"/>z=24</text:span></text:p></draw:text-box></draw:frame><draw:frame draw:style-name="gr87" draw:text-style-name="P49" svg:width="0.8685in" svg:height="0.1268in" svg:x="0in" svg:y="0.7543in"><draw:text-box><text:p text:style-name="P48"><text:span text:style-name="T38">q=0.35 <text:s text:c="2"/>z=41</text:span></text:p></draw:text-box></draw:frame><draw:frame draw:style-name="gr87" draw:text-style-name="P49" svg:width="0.8685in" svg:height="0.1268in" svg:x="0in" svg:y="0.8807in"><draw:text-box><text:p text:style-name="P48"><text:span text:style-name="T38">q=0.40 <text:s text:c="2"/>z=89</text:span></text:p></draw:text-box></draw:frame><draw:frame draw:style-name="gr97" draw:text-style-name="P49" svg:width="0.935in" svg:height="0.1268in" svg:x="0in" svg:y="1.0055in"><draw:text-box><text:p text:style-name="P48"><text:span text:style-name="T38">q=0.45 <text:s text:c="2"/>z=340</text:span></text:p></draw:text-box></draw:frame></draw:g></text:p>
      <text:h text:style-name="P32" text:outline-level="2"><text:span text:style-name="T10">12</text:span><text:span text:style-name="T6">. <text:s text:c="3"/></text:span><text:span text:style-name="T10">Conclus</text:span><text:span text:style-name="T14">ão</text:span></text:h>
      <text:p text:style-name="P14">Nós propusemos um sistema para transações eletrônicas sem contar com confiança. Nós começamos com a estrutura de moedas feitas de assinaturas digitais, que provém forte controle de posse, mas é incompleto sem uma maneira de previnir duplo gasto. Para resolver isso, nós propusemos uma rede peer-to-peer usando prova de trabalho para registrar um histórico público das transações, que rapidamente se torna computacionalmente imprático para um atacante mudar se nódulos honestos controlarem a maioria do poder de CPU. A rede é robusta em sua simplicidade desestruturada. Nódulos trabalham todos de uma vez com pouca coordenação. Eles não precisam ser identificados, já que as mensagens não são encaminhadas para nenhum lugar em particular e apenas precisam ser entregues com base no melhor esforço. Nódulos podem entrar e sair da rede à vontade, aceitando a corrente da prova de trabalho como prova do que aconteceu enquanto estava fora. Eles votam com seu poder de CPU, expressando sua aceitação dos blocos válidos ao trabalhar para estendê-los e rejeitando os blocos inválidos ao recursar trabalhar neles. Quaisquer regras e incentivos necessários podem ser imposto com esse mecanismo de consenso.</text:p>
      <text:p text:style-name="P12"/>
      <text:p text:style-name="P12"/>
      <text:p text:style-name="P12"/>
      <text:p text:style-name="P12"/>
      <text:p text:style-name="P12"/>
      <text:h text:style-name="P26" text:outline-level="2"><text:soft-page-break/>Refer<text:span text:style-name="T24">ê</text:span>nc<text:span text:style-name="T24">ia</text:span>s</text:h>
      <text:list xml:id="list491355976" text:style-name="Numbering_20_2">
        <text:list-item>
          <text:p text:style-name="P38">W. Dai, "b-money," http://www.weidai.com/bmoney.txt, 1998. </text:p>
        </text:list-item>
        <text:list-item>
          <text:p text:style-name="P40"><text:span text:style-name="T1">H. Massias, X.S. Avila, and J.-J. Quisquater, "Design of a secure timestamping service with minimal trust requirements," In </text:span><text:span text:style-name="T2">20th Symposium on Information Theory in the Benelux</text:span><text:span text:style-name="T1">, May 1999. </text:span></text:p>
        </text:list-item>
        <text:list-item>
          <text:p text:style-name="P40"><text:span text:style-name="T1">S. Haber, W.S. Stornetta, "How to time-stamp a digital document," In </text:span><text:span text:style-name="T2">Journal of Cryptology</text:span><text:span text:style-name="T1">, vol 3, no 2, pages 99-111, 1991. </text:span></text:p>
        </text:list-item>
        <text:list-item>
          <text:p text:style-name="P40"><text:span text:style-name="T1">D. Bayer, S. Haber, W.S. Stornetta, "Improving the efficiency and reliability of digital time-stamping," </text:span><text:span text:style-name="T2">In Sequences II: Methods in Communication, Security and Computer Science</text:span><text:span text:style-name="T1">, pages 329-334, 1993. </text:span></text:p>
        </text:list-item>
        <text:list-item>
          <text:p text:style-name="P40"><text:span text:style-name="T1">S. Haber, W.S. Stornetta, "Secure names for bit-strings," In </text:span><text:span text:style-name="T2">Proceedings of the 4th ACM Conference on Computer and Communications Security</text:span><text:span text:style-name="T1">, pages 28-35, April 1997. </text:span></text:p>
        </text:list-item>
        <text:list-item>
          <text:p text:style-name="P39">A. Back, "Hashcash - a denial of service counter-measure," <text:line-break/>http://www.hashcash.org/papers/hashcash.pdf, 2002. </text:p>
        </text:list-item>
        <text:list-item>
          <text:p text:style-name="P40"><text:span text:style-name="T1"><text:s/>R.C. Merkle, "Protocols for public key cryptosystems," In Proc. </text:span><text:span text:style-name="T2">1980 Symposium on Security and Privacy</text:span><text:span text:style-name="T1">, IEEE Computer Society, pages 122-133, April 1980. </text:span></text:p>
        </text:list-item>
        <text:list-item>
          <text:p text:style-name="P39">W. Feller, "An introduction to probability theory and its applications," 1957.</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ce style:name="Courier New" svg:font-family="'Courier New'"/>
    <style:font-face style:name="Lohit Hindi1" svg:font-family="'Lohit Hindi'"/>
    <style:font-face style:name="OpenSymbol" svg:font-family="OpenSymbol"/>
    <style:font-face style:name="SFNSText" svg:font-family="SFNSText, 'Helvetica Neue', sans-serif"/>
    <style:font-face style:name="Times New Roman1" svg:font-family="'Times New Roman'"/>
    <style:font-face style:name="Calibri" svg:font-family="Calibri" style:font-family-generic="roman" style:font-pitch="variable"/>
    <style:font-face style:name="Century Schoolbook L" svg:font-family="'Century Schoolbook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fr" fo:country="CA"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2362in" fo:margin-right="0in" fo:text-indent="0in" style:auto-text-indent="false"/>
      <style:text-properties fo:font-size="10.1000003814697pt"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text:number-lines="false" text:line-number="0">
        <style:tab-stops>
          <style:tab-stop style:position="2.7543in" style:type="center"/>
          <style:tab-stop style:position="5.5083in" style:type="righ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prefix="["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prefix="[" style:num-suffix="]"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prefix="[" style:num-suffix="]"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prefix="[" style:num-suffix="]"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prefix="[" style:num-suffix="]"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prefix="[" style:num-suffix="]"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prefix="[" style:num-suffix="]"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prefix="[" style:num-suffix="]"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prefix="[" style:num-suffix="]"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prefix="[" style:num-suffix="]"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text-properties fo:font-size="12pt" style:font-size-asian="12pt" style:font-size-complex="12pt"/>
    </style:style>
    <style:page-layout style:name="Mpm1">
      <style:page-layout-properties fo:page-width="8.5in" fo:page-height="11in" style:num-format="1" style:print-orientation="portrait" fo:margin-top="1.1811in" fo:margin-bottom="1.0236in" fo:margin-left="1.5in" fo:margin-right="1.5in" fo:background-color="transparent"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draw:fill="none" draw:fill-color="#729fcf"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0</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 </meta:initial-creator>
    <meta:creation-date>2014-01-29T00:30:31</meta:creation-date>
    <dc:date>2017-10-29T20:01:09.590000000</dc:date>
    <meta:editing-duration>PT4H18M23S</meta:editing-duration>
    <meta:editing-cycles>38</meta:editing-cycles>
    <meta:generator>LibreOffice/5.4.2.2$Windows_X86_64 LibreOffice_project/22b09f6418e8c2d508a9eaf86b2399209b0990f4</meta:generator>
    <meta:document-statistic meta:table-count="0" meta:image-count="0" meta:object-count="0" meta:page-count="10" meta:paragraph-count="87" meta:word-count="3265" meta:character-count="20394" meta:non-whitespace-character-count="17155"/>
  </office:meta>
</office:document-meta>
</file>